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3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data-style-name="N135">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4" table:default-cell-style-name="ce2"/>
        <table:table-column table:style-name="co1" table:default-cell-style-name="ce4"/>
        <table:table-column table:style-name="co1" table:number-columns-repeated="6" table:default-cell-style-name="ce2"/>
        <table:table-row table:style-name="ro1">
          <table:table-cell table:style-name="ce1" office:value-type="string" calcext:value-type="string">
            <text:p><text:a xlink:href="https://www.youtube.com/watch?v=SuaTHr0PcNY&amp;list=PLdhrmidy_Ev_CgXYMvmCQTDaOBgTI_MX0" xlink:type="simple">ID</text:a></text:p>
          </table:table-cell>
          <table:table-cell table:style-name="ce1" office:value-type="string" calcext:value-type="string">
            <text:p>YT</text:p>
          </table:table-cell>
          <table:table-cell table:style-name="ce1" office:value-type="string" calcext:value-type="string">
            <text:p>Youtube Link</text:p>
          </table:table-cell>
          <table:table-cell table:style-name="ce1" office:value-type="string" calcext:value-type="string">
            <text:p>video id</text:p>
          </table:table-cell>
          <table:table-cell table:style-name="ce1" office:value-type="string" calcext:value-type="string">
            <text:p>Time Stamp</text:p>
          </table:table-cell>
          <table:table-cell table:style-name="ce1" office:value-type="string" calcext:value-type="string">
            <text:p>Sprecher:in</text:p>
          </table:table-cell>
          <table:table-cell table:style-name="ce1" office:value-type="string" calcext:value-type="string">
            <text:p>Angesprochene:r 1</text:p>
          </table:table-cell>
          <table:table-cell table:style-name="ce1" office:value-type="string" calcext:value-type="string">
            <text:p>Angesprochene:r2</text:p>
          </table:table-cell>
          <table:table-cell table:style-name="ce1" office:value-type="string" calcext:value-type="string">
            <text:p>Interaktionstyp</text:p>
          </table:table-cell>
          <table:table-cell table:style-name="ce1" office:value-type="string" calcext:value-type="string">
            <text:p>Ort</text:p>
          </table:table-cell>
          <table:table-cell table:style-name="ce1" office:value-type="string" calcext:value-type="string">
            <text:p>Text</text:p>
          </table:table-cell>
        </table:table-row>
        <table:table-row table:style-name="ro2">
          <table:table-cell office:value-type="float" office:value="781" calcext:value-type="float">
            <text:p>781</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1M08S" calcext:value-type="time">
            <text:p>0:01:08</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Nur wenige Geschichten werden von Hades erzählt, dessen Name allein schon Angst und Buße erweckt und uns an das unabweichliche Schicksal erinnert, welches wir alle teilen.</text:p>
          </table:table-cell>
        </table:table-row>
        <table:table-row table:style-name="ro2">
          <table:table-cell office:value-type="float" office:value="782" calcext:value-type="float">
            <text:p>782</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1M19S" calcext:value-type="time">
            <text:p>0:01:19</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Ich allerdings beabsichtige, euch solch eine Geschichte zu erzählen. Hört gut zu…</text:p>
          </table:table-cell>
        </table:table-row>
        <table:table-row table:style-name="ro2">
          <table:table-cell office:value-type="float" office:value="783" calcext:value-type="float">
            <text:p>783</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3M08S" calcext:value-type="time">
            <text:p>0:03:08</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muss sie sein. Na dann, wird schon schiefgehen… Ähm. Im Namen von Hades! Olymp, ich nehme diese Botschaft an.</text:p>
          </table:table-cell>
        </table:table-row>
        <table:table-row table:style-name="ro2">
          <table:table-cell office:value-type="float" office:value="784" calcext:value-type="float">
            <text:p>784</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3M20S" calcext:value-type="time">
            <text:p>0:03:2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edler Vetter. Zeit, dass wir dich wegbringen von diesem trostlosen Ort. Ich sorge dafür, dass wir alle auf dem Olymp unseren Teil dazu beitragen. Und ich mache gleich den Anfang.</text:p>
          </table:table-cell>
        </table:table-row>
        <table:table-row table:style-name="ro2">
          <table:table-cell office:value-type="float" office:value="785" calcext:value-type="float">
            <text:p>785</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7M38S" calcext:value-type="time">
            <text:p>0:07:38</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hier musste sich wohl blicken lassen, schätze ich. Im Namen von Hades! Olymp! Ich nehme diese Botschaft an.</text:p>
          </table:table-cell>
        </table:table-row>
        <table:table-row table:style-name="ro2">
          <table:table-cell office:value-type="float" office:value="786" calcext:value-type="float">
            <text:p>786</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7M46S" calcext:value-type="time">
            <text:p>0:07:46</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on sagen, du steckst voller Kampfgeist. Faszinierend, und doch kein Wunder bei einem, der in der Hölle selbst geboren wurde. Wenn du erst mal draußen bist, musst du mir alles darüber erzählen. Ich bin ein Mitstreiter des Todes musst du wissen.</text:p>
          </table:table-cell>
        </table:table-row>
        <table:table-row table:style-name="ro2">
          <table:table-cell office:value-type="float" office:value="787" calcext:value-type="float">
            <text:p>787</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2M48S" calcext:value-type="time">
            <text:p>0:12:48</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waren… Lustbarkeiten? Leute, die sich amüsieren. Nun ja, klar, alsdann: Im Namen von Hades! Olymp, ich nehme diese Botschaft an.</text:p>
          </table:table-cell>
        </table:table-row>
        <table:table-row table:style-name="ro1">
          <table:table-cell office:value-type="float" office:value="788" calcext:value-type="float">
            <text:p>788</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3M00S" calcext:value-type="time">
            <text:p>0:13:00</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Hee, Zag, wie geht's, Mann? Hör mal, du musst endlich zu uns kommen, wir halten dir einen Platz frei! Mal sehen, was ich tun kann, um dir das Leben bis dahin ein wenig zu versüßen!</text:p>
          </table:table-cell>
        </table:table-row>
        <table:table-row table:style-name="ro2">
          <table:table-cell office:value-type="float" office:value="789" calcext:value-type="float">
            <text:p>789</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06S" calcext:value-type="time">
            <text:p>0:15:0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hronsaal</text:p>
          </table:table-cell>
          <table:table-cell office:value-type="string" calcext:value-type="string">
            <text:p>Willkommen im Haus des Hades, wo… Moment mal, ich kenne dich doch. Das heißt dann wohl, dass du da draußen gestorben bist, hm? Na ja, sei nicht traurig, denn so ziemlich jeder stirbt irgendwann!</text:p>
          </table:table-cell>
        </table:table-row>
        <table:table-row table:style-name="ro2">
          <table:table-cell office:value-type="float" office:value="790" calcext:value-type="float">
            <text:p>790</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31S" calcext:value-type="time">
            <text:p>0:15:31</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infernalische Wachhund Kerberos betrachtet den Prinzen der Unterwelt mit gemischten Gefühlen, die von reinster Freude bis tiefster Melancholie reichen.</text:p>
          </table:table-cell>
        </table:table-row>
        <table:table-row table:style-name="ro2">
          <table:table-cell office:value-type="float" office:value="791" calcext:value-type="float">
            <text:p>791</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43S" calcext:value-type="time">
            <text:p>0:15:43</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passt schön für mich auf, nicht wahr, Hündchen? Du weißt, dass ich dich mitnehmen würde, wenn es nur ginge.</text:p>
          </table:table-cell>
        </table:table-row>
        <table:table-row table:style-name="ro2">
          <table:table-cell office:value-type="float" office:value="792" calcext:value-type="float">
            <text:p>792</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59S" calcext:value-type="time">
            <text:p>0:15:5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mmer Junge. Ich habe dir doch gesagt, hier kommt niemand raus, weder tot noch lebendig. Doch sag mir, wie war dein frevelhafter Feldzug durch mein Reich?</text:p>
          </table:table-cell>
        </table:table-row>
        <table:table-row table:style-name="ro2">
          <table:table-cell office:value-type="float" office:value="793" calcext:value-type="float">
            <text:p>793</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11S" calcext:value-type="time">
            <text:p>0:16:1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i gegrüßt, Vater. Mein Feldzug war eine Wonne, danke der Nachfrage. Dann mache ich mich einfach wieder auf den Weg.</text:p>
          </table:table-cell>
        </table:table-row>
        <table:table-row table:style-name="ro2">
          <table:table-cell office:value-type="float" office:value="794" calcext:value-type="float">
            <text:p>794</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19S" calcext:value-type="time">
            <text:p>0:16: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nur. Was schert es mich? Du wirst die Oberfläche nie erreichen. Geh und überzeuge dich selbst.</text:p>
          </table:table-cell>
        </table:table-row>
        <table:table-row table:style-name="ro2">
          <table:table-cell office:value-type="float" office:value="795" calcext:value-type="float">
            <text:p>795</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31S" calcext:value-type="time">
            <text:p>0:16:3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liege nicht der Verzweiflung , Kind. Derartige Rückschläge sind unvermeidbar und lassen sich mit etwas Mühe und Zeit überwinden. Du konntest Kontakt zur Göttin Athene aufnehmen. Sie wird ihr Wort halten</text:p>
          </table:table-cell>
        </table:table-row>
        <table:table-row table:style-name="ro2">
          <table:table-cell office:value-type="float" office:value="796" calcext:value-type="float">
            <text:p>796</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48S" calcext:value-type="time">
            <text:p>0:16:4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laube ich, Nyx. Ich bin dankbar, dass du uns in Kontakt gebracht hast. Ich weiß, dass du dabei ein großes Risiko eingegangen bist.</text:p>
          </table:table-cell>
        </table:table-row>
        <table:table-row table:style-name="ro2">
          <table:table-cell office:value-type="float" office:value="797" calcext:value-type="float">
            <text:p>797</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53S" calcext:value-type="time">
            <text:p>0:16:5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icht ich bin einem Risiko ausgesetzt. Ich war davon ausgegangen, dass die Olympier sich irgendwann einmischen würden. Offenbare ihnen gegenüber nichts, was sie nicht bereits wissen. Haben wir uns verstanden?</text:p>
          </table:table-cell>
        </table:table-row>
        <table:table-row table:style-name="ro2">
          <table:table-cell office:value-type="float" office:value="798" calcext:value-type="float">
            <text:p>798</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16S" calcext:value-type="time">
            <text:p>0:17: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ist denn nun schon wieder? Mich erwartet ein ganzer Berg infernaler Akten.</text:p>
          </table:table-cell>
        </table:table-row>
        <table:table-row table:style-name="ro2">
          <table:table-cell office:value-type="float" office:value="799" calcext:value-type="float">
            <text:p>799</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25S" calcext:value-type="time">
            <text:p>0:17:2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ich zu sehen, Junge, trotz der Umstände. Denk da draußen an dein Training. Der Todesschmerz ist ein Hindernis wie andere.</text:p>
          </table:table-cell>
        </table:table-row>
        <table:table-row table:style-name="ro2">
          <table:table-cell office:value-type="float" office:value="800" calcext:value-type="float">
            <text:p>800</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36S" calcext:value-type="time">
            <text:p>0:17:3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Furcht ist für die Schwachen. Mach's gut, Achilles.</text:p>
          </table:table-cell>
        </table:table-row>
        <table:table-row table:style-name="ro2">
          <table:table-cell office:value-type="float" office:value="801" calcext:value-type="float">
            <text:p>801</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44S" calcext:value-type="time">
            <text:p>0:17: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as Haus des Hades: Dieses finstere und üppig dekorierte Domizil des Königs der Unterwelt ist nicht nur für ihn selbst ein Zuhause, sondern auch für seinen eigensinnigen Abkömmling.</text:p>
          </table:table-cell>
        </table:table-row>
        <table:table-row table:style-name="ro2">
          <table:table-cell office:value-type="float" office:value="802" calcext:value-type="float">
            <text:p>802</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9M54S" calcext:value-type="time">
            <text:p>0:19: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as Schlafgemach des Prinzen Zagreus befindet sich in einem ständigen Zustand heilloser Unordnung, trotz der wiederholten Aufforderung des Herrn und Gebieters des Hauses, endlich aufzuräumen.</text:p>
          </table:table-cell>
        </table:table-row>
        <table:table-row table:style-name="ro2">
          <table:table-cell office:value-type="float" office:value="803" calcext:value-type="float">
            <text:p>803</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00M24S" calcext:value-type="time">
            <text:p>0:00:24</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st er es wirklich? OK. Im Namen von Hades! Olymp! Ich nehme diese Botschaft an.</text:p>
          </table:table-cell>
        </table:table-row>
        <table:table-row table:style-name="ro1">
          <table:table-cell office:value-type="float" office:value="804" calcext:value-type="float">
            <text:p>804</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00M34S" calcext:value-type="time">
            <text:p>0:00:3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junger Mann! Dein Vater war schon immer ziemlich schwierig, und seit geraumer Zeit hat er sich nicht sehen lassen. Der Olymp ist für dich ein besseres Zuhause. Hier gehörst du hin, und mein Segen soll dir auf deiner Reise helfen.</text:p>
          </table:table-cell>
        </table:table-row>
        <table:table-row table:style-name="ro2">
          <table:table-cell office:value-type="float" office:value="805" calcext:value-type="float">
            <text:p>805</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03M45S" calcext:value-type="time">
            <text:p>0:03: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usstest du, mein Vetter, dass du seit Beginn deiner Mission mehr als hundert Gegnern den Garaus machtest? Die Zahl stimmt, denn ich zähle mit. Und ich bin höchst beeindruckt.</text:p>
          </table:table-cell>
        </table:table-row>
        <table:table-row table:style-name="ro1">
          <table:table-cell office:value-type="float" office:value="806" calcext:value-type="float">
            <text:p>806</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0M24S" calcext:value-type="time">
            <text:p>0:10:24</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recklich aussehen, schauen wir mal. Hallo! Im Namen von Hades! Olymp, ich nehme diese Botschaft an.</text:p>
          </table:table-cell>
        </table:table-row>
        <table:table-row table:style-name="ro2">
          <table:table-cell office:value-type="float" office:value="807" calcext:value-type="float">
            <text:p>807</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0M33S" calcext:value-type="time">
            <text:p>0:10:33</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llo, hallo, kleiner Gott. Ich muss sagen, du bist schon ein Musterexemplar, daher habe ich beschlossen, dir vorerst behilflich zu sein. Bist du interessiert?</text:p>
          </table:table-cell>
        </table:table-row>
        <table:table-row table:style-name="ro1">
          <table:table-cell office:value-type="float" office:value="808" calcext:value-type="float">
            <text:p>808</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2M09S" calcext:value-type="time">
            <text:p>0:12:0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Jenseits dieser Gemächer liegt der äußerste Rand des Tartaros. Dort drohen schreckliche Gefahren, die die Vorstellung des Prinzen der Unterwelt bei weitem übersteigen.</text:p>
          </table:table-cell>
        </table:table-row>
        <table:table-row table:style-name="ro2">
          <table:table-cell office:value-type="float" office:value="809" calcext:value-type="float">
            <text:p>809</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3M06S" calcext:value-type="time">
            <text:p>0:13:0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lt, Zagreus. Keinen Schritt weiter</text:p>
          </table:table-cell>
        </table:table-row>
        <table:table-row table:style-name="ro1">
          <table:table-cell office:value-type="float" office:value="810" calcext:value-type="float">
            <text:p>810</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3M13S" calcext:value-type="time">
            <text:p>0:13:1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Komm schon, Meg. Hatten wir nicht schon mehr als genug voneinander? Abgesehen davon, wirst du nicht gerade irgendwo anders gebraucht?</text:p>
          </table:table-cell>
        </table:table-row>
        <table:table-row table:style-name="ro2">
          <table:table-cell office:value-type="float" office:value="811" calcext:value-type="float">
            <text:p>811</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3M19S" calcext:value-type="time">
            <text:p>0:13:1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 Vater hat mich geschickt. Wenn ich es mir genau überlege, habe ich lieber dich zum Feind als deinen Vater. Sei vernünftig und dreh brav von selber um, oder ich schicke dich auf dem schmerzhaften Weg zurück nach Hause. Was darf's sein?</text:p>
          </table:table-cell>
        </table:table-row>
        <table:table-row table:style-name="ro1">
          <table:table-cell office:value-type="float" office:value="812" calcext:value-type="float">
            <text:p>812</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3M35S" calcext:value-type="time">
            <text:p>0:13:3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Dann muss ich mich wohl für den schmerzhaften Weg entscheiden.</text:p>
          </table:table-cell>
        </table:table-row>
        <table:table-row table:style-name="ro2">
          <table:table-cell office:value-type="float" office:value="813" calcext:value-type="float">
            <text:p>813</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3M40S" calcext:value-type="time">
            <text:p>0:13:4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in Mann ganz nach meinem Geschmack.</text:p>
          </table:table-cell>
        </table:table-row>
        <table:table-row table:style-name="ro1">
          <table:table-cell office:value-type="float" office:value="814" calcext:value-type="float">
            <text:p>814</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6M07S" calcext:value-type="time">
            <text:p>0:16: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r weiter so, Junge. Ich bin zu Lebzeiten vielen großen Menschen begegnet und erkenne immer, ob jemand besser ist als seine Umstände. Kämpfe da draußen, wie ich es tun würde.</text:p>
          </table:table-cell>
        </table:table-row>
        <table:table-row table:style-name="ro2">
          <table:table-cell office:value-type="float" office:value="815" calcext:value-type="float">
            <text:p>815</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6M19S" calcext:value-type="time">
            <text:p>0:16:1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ihnen die Hölle heiß machen, so wie du einst, Achilles. Obwohl viele der Schatten, die gegen mich antreten, sicher von dir in den Tartaros geschickt wurden.</text:p>
          </table:table-cell>
        </table:table-row>
        <table:table-row table:style-name="ro1">
          <table:table-cell office:value-type="float" office:value="816" calcext:value-type="float">
            <text:p>816</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6M39S" calcext:value-type="time">
            <text:p>0:16:39</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geht es dir, mein Hündchen, frisst du auch richtig? Alle drei Mäuler voll und zufrieden?</text:p>
          </table:table-cell>
        </table:table-row>
        <table:table-row table:style-name="ro2">
          <table:table-cell office:value-type="float" office:value="817" calcext:value-type="float">
            <text:p>817</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6M48S" calcext:value-type="time">
            <text:p>0:16:48</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ie furchterregenden Mäuler des infernalischen Wachhunds Kerberos bejahen dies nacheinander, als wollten sie den stets zweifelnden Prinzen beschwichtigen.</text:p>
          </table:table-cell>
        </table:table-row>
        <table:table-row table:style-name="ro1">
          <table:table-cell office:value-type="float" office:value="818" calcext:value-type="float">
            <text:p>818</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7M03S" calcext:value-type="time">
            <text:p>0:17:0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r ist denn der schniefende Schatten da zu deiner Linken, Vater? Du hast also schon einen Neuen für all die sinnlosen Aufgaben gefunden. Und ich dachte, ich sei vollkommen unersetzlich.</text:p>
          </table:table-cell>
        </table:table-row>
        <table:table-row table:style-name="ro2">
          <table:table-cell office:value-type="float" office:value="819" calcext:value-type="float">
            <text:p>819</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7M13S" calcext:value-type="time">
            <text:p>0:17:1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ener Schatten, Junge, ist mein neuer Baumeister. Er ist für die Arbeiten an diesem Haus verantwortlich. Wer für all das bezahlen soll, was meine Untertanen verlangen, ist mir allerdings schleierhaft.</text:p>
          </table:table-cell>
        </table:table-row>
        <table:table-row table:style-name="ro1">
          <table:table-cell office:value-type="float" office:value="820" calcext:value-type="float">
            <text:p>820</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7M25S" calcext:value-type="time">
            <text:p>0:17: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versuchst, mir ein schlechtes Gewissen einzureden, damit ich die sündhaft teure Einrichtung bezahle, die dir vorschwebt.</text:p>
          </table:table-cell>
        </table:table-row>
        <table:table-row table:style-name="ro2">
          <table:table-cell office:value-type="float" office:value="821" calcext:value-type="float">
            <text:p>821</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7M32S" calcext:value-type="time">
            <text:p>0:17: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wir irgendwann damit fertig sind, das von dir in meinem gesamten Reich angerichtete Blutbad zu richten, haben wir vielleicht endlich Zeit, die angestauten Renovierungen abzuschließen.</text:p>
          </table:table-cell>
        </table:table-row>
        <table:table-row table:style-name="ro1">
          <table:table-cell office:value-type="float" office:value="822" calcext:value-type="float">
            <text:p>822</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8M23S" calcext:value-type="time">
            <text:p>0:18:2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öge die Finsternis dich führen, Kind. Du bist diesem Haus entwachsen, dessen bin ich mir nun sicher. Solltest du erneut zurückkehren, werde ich dich schützen.</text:p>
          </table:table-cell>
        </table:table-row>
        <table:table-row table:style-name="ro2">
          <table:table-cell office:value-type="float" office:value="823" calcext:value-type="float">
            <text:p>823</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8M33S" calcext:value-type="time">
            <text:p>0:18:3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dich nicht vergessen, Nyx. Ich schwöre es.</text:p>
          </table:table-cell>
        </table:table-row>
        <table:table-row table:style-name="ro2">
          <table:table-cell office:value-type="float" office:value="824" calcext:value-type="float">
            <text:p>824</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0M49S" calcext:value-type="time">
            <text:p>0:00:4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r Unterwelt des ehrwürdigen Hades, bestehend aus zahllosen, sich ständig verschiebenden verzahnten Kammern, verweilen die Toten ans Ende aller Tage.</text:p>
          </table:table-cell>
        </table:table-row>
        <table:table-row table:style-name="ro2">
          <table:table-cell office:value-type="float" office:value="825" calcext:value-type="float">
            <text:p>825</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1M50S" calcext:value-type="time">
            <text:p>0:01:50</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nur eine himmlische Bogenschützin bekannt. Nunja, eigentlich mehrere. Wie auch immer! Im Namen von Hades! Olymp? Ich nehme diese Botschaft an.</text:p>
          </table:table-cell>
        </table:table-row>
        <table:table-row table:style-name="ro2">
          <table:table-cell office:value-type="float" office:value="826" calcext:value-type="float">
            <text:p>826</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2M01S" calcext:value-type="time">
            <text:p>0:02:0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abe von dir gehört. Schau, ich bin nicht wie all die anderen auf dem Olymp. Die Macht der Jagd leistet mir ein wenig Gesellschaft, also… vielleicht hilft sie auch dir!</text:p>
          </table:table-cell>
        </table:table-row>
        <table:table-row table:style-name="ro2">
          <table:table-cell office:value-type="float" office:value="827" calcext:value-type="float">
            <text:p>827</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5M15S" calcext:value-type="time">
            <text:p>0:05:1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du schwingst Coronacht, den Herzenssucher. In dem Krieg, den wir mit unseresgleichen führten, durchbohrte er drei Titanen auf einmal. Gib bitte auf ihn Acht!</text:p>
          </table:table-cell>
        </table:table-row>
        <table:table-row table:style-name="ro2">
          <table:table-cell office:value-type="float" office:value="828" calcext:value-type="float">
            <text:p>828</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6M27S" calcext:value-type="time">
            <text:p>0:06:27</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Vater Hades und mein Vater Zeus haben seit einiger Zeit nichts voneinander gehört, und Zeus verweigert uns eine Erklärung. Zwischen den beiden hat sich etwas zugetragen. Vielleicht weißt du mehr als ich.</text:p>
          </table:table-cell>
        </table:table-row>
        <table:table-row table:style-name="ro2">
          <table:table-cell office:value-type="float" office:value="829" calcext:value-type="float">
            <text:p>829</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0M11S" calcext:value-type="time">
            <text:p>0:10: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tarrsinnig wie eh und je. Vielleicht kann dich meine Geißel von deinem Vorhaben abbringen.</text:p>
          </table:table-cell>
        </table:table-row>
        <table:table-row table:style-name="ro2">
          <table:table-cell office:value-type="float" office:value="830" calcext:value-type="float">
            <text:p>830</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0M18S" calcext:value-type="time">
            <text:p>0:10: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Geißel hat sich in der Vergangenheit als nicht sehr überzeugend erwiesen.</text:p>
          </table:table-cell>
        </table:table-row>
        <table:table-row table:style-name="ro2">
          <table:table-cell office:value-type="float" office:value="831" calcext:value-type="float">
            <text:p>831</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0M23S" calcext:value-type="time">
            <text:p>0:10:2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macht sich Beharrlichkeit für uns beide bezählt. Fangen wir an.</text:p>
          </table:table-cell>
        </table:table-row>
        <table:table-row table:style-name="ro2">
          <table:table-cell office:value-type="float" office:value="832" calcext:value-type="float">
            <text:p>832</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2M41S" calcext:value-type="time">
            <text:p>0:12:4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Niemand, außer denen, welche dem höchst vertrauten inneren Kreis des ehrwürdigen Hades angehören, haben die Erlaubnis, die verworrenen Kammern, welche die weiten Unterweltregionen miteinander verbinden, zu betreten; doch der Prinz entscheidet sich trotz allem, sich in diese hereinzustürzen.</text:p>
          </table:table-cell>
        </table:table-row>
        <table:table-row table:style-name="ro2">
          <table:table-cell office:value-type="float" office:value="833" calcext:value-type="float">
            <text:p>833</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3M48S" calcext:value-type="time">
            <text:p>0:03:4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Elysion</text:p>
          </table:table-cell>
          <table:table-cell office:value-type="string" calcext:value-type="string">
            <text:p>Gguhhhhhh….</text:p>
          </table:table-cell>
        </table:table-row>
        <table:table-row table:style-name="ro2">
          <table:table-cell office:value-type="float" office:value="834" calcext:value-type="float">
            <text:p>834</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3M51S" calcext:value-type="time">
            <text:p>0:03:5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Elysion</text:p>
          </table:table-cell>
          <table:table-cell office:value-type="string" calcext:value-type="string">
            <text:p>Hallo, schön dich zu sehen, Charon, Kumpel! Ach, ich hänge bloß so meinen Gedanken nach, schaue mir die Gegend an und… he, was hast du da, bietest du Waren zum Verkauf an? Dann stöbere ich mal ein bisschen.</text:p>
          </table:table-cell>
        </table:table-row>
        <table:table-row table:style-name="ro2">
          <table:table-cell office:value-type="float" office:value="835" calcext:value-type="float">
            <text:p>835</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4M13S" calcext:value-type="time">
            <text:p>0:04:13</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So trifft man sich wieder, mein Lieber, hier inmitten der abscheulichen Überbleibsel des Fährmanns’ Waren! Du führst mich wahrlich an die schönsten Orte!</text:p>
          </table:table-cell>
        </table:table-row>
        <table:table-row table:style-name="ro2">
          <table:table-cell office:value-type="float" office:value="836" calcext:value-type="float">
            <text:p>836</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4M44S" calcext:value-type="time">
            <text:p>0:04: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unermesslichen Reichtümer der Ober- und der Unterwelt hortet der Fährmann Charon, dessen Dienste oft den Reichsten in Elysion angeboten werden.</text:p>
          </table:table-cell>
        </table:table-row>
        <table:table-row table:style-name="ro2">
          <table:table-cell office:value-type="float" office:value="837" calcext:value-type="float">
            <text:p>837</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7M38S" calcext:value-type="time">
            <text:p>0:07:38</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Ehrwürdige Artemis, ich hoffe, du nimmst diese Gabe an, zum Dank für all deine Güte und Fürsorge.</text:p>
          </table:table-cell>
        </table:table-row>
        <table:table-row table:style-name="ro2">
          <table:table-cell office:value-type="float" office:value="838" calcext:value-type="float">
            <text:p>838</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7M46S" calcext:value-type="time">
            <text:p>0:07: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He, danke, das ist aber nett. Ich habe auch was für dich, genau das Richtige. Nur ein Geschenk, OK?</text:p>
          </table:table-cell>
        </table:table-row>
        <table:table-row table:style-name="ro2">
          <table:table-cell office:value-type="float" office:value="839" calcext:value-type="float">
            <text:p>839</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2M55S" calcext:value-type="time">
            <text:p>0:12:5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ff, ein Spalter hat dich erwischt! Am Sitz deines Vaters gibt's schon viele Hexen, hm? Hexereich muss wohl für die Sterblichen da oben ziemlich riskant sein. Und auch für dich!</text:p>
          </table:table-cell>
        </table:table-row>
        <table:table-row table:style-name="ro2">
          <table:table-cell office:value-type="float" office:value="840" calcext:value-type="float">
            <text:p>840</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3M13S" calcext:value-type="time">
            <text:p>0:13:1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er Olymp weiß von ihm?! Und schenkt ihm all seinen wertlosen Segen, hier, in meinem Reich! In unserem Reich! Erkläre mir, wie dies möglich ist, Nyx. Entweder hat deine grenzenlose Macht erheblich nachgelassen oder du führst etwas im Schilde.</text:p>
          </table:table-cell>
        </table:table-row>
        <table:table-row table:style-name="ro2">
          <table:table-cell office:value-type="float" office:value="841" calcext:value-type="float">
            <text:p>841</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3M31S" calcext:value-type="time">
            <text:p>0:13:3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Zweifele nicht meine Macht an, Hades. Es war zu erwarten, dass dein Sohn entdeckt würde, je mehr er sich der Oberfläche näherte. Die Olympier freuen sich über ihren entfernten Verwandten und heißen ihn auf ihrem Berg willkommen. Das ist alles. Ihr Einfluss ist sehr beschränkt.</text:p>
          </table:table-cell>
        </table:table-row>
        <table:table-row table:style-name="ro2">
          <table:table-cell office:value-type="float" office:value="842" calcext:value-type="float">
            <text:p>842</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3M50S" calcext:value-type="time">
            <text:p>0:13:5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Blut und Finsternis! Erzähl mir bloß nichts von ihrem Einfluss! Ich habe ihren Einfluss am eigenen Leib erfahren. Du hast einen törichten Fehler gemacht.</text:p>
          </table:table-cell>
        </table:table-row>
        <table:table-row table:style-name="ro2">
          <table:table-cell office:value-type="float" office:value="843" calcext:value-type="float">
            <text:p>843</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4M01S" calcext:value-type="time">
            <text:p>0:14:0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u willst mir etwas von törichten Fehlern erzählen? Du kannst den Lauf der Dinge nicht aufhalten. Jeder Versuch ist zwecklos.</text:p>
          </table:table-cell>
        </table:table-row>
        <table:table-row table:style-name="ro2">
          <table:table-cell office:value-type="float" office:value="844" calcext:value-type="float">
            <text:p>844</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4M18S" calcext:value-type="time">
            <text:p>0:14:18</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llo, mein braves Hündchen, ich bin's nun wieder. Ich muss sagen, dass es da draußen recht gefährlich ist, auch wenn du nicht ständig Wache stehst.</text:p>
          </table:table-cell>
        </table:table-row>
        <table:table-row table:style-name="ro2">
          <table:table-cell office:value-type="float" office:value="845" calcext:value-type="float">
            <text:p>845</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4M27S" calcext:value-type="time">
            <text:p>0:14:2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ehrwürdige Höllenhund reagiert kaum auf das Gerede des leise sprechenden Prinzen, wohl wissend, dass die Unterwelt nicht so scharf bewacht ist wie früher.</text:p>
          </table:table-cell>
        </table:table-row>
        <table:table-row table:style-name="ro2">
          <table:table-cell office:value-type="float" office:value="846" calcext:value-type="float">
            <text:p>846</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5M07S" calcext:value-type="time">
            <text:p>0:15: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irst die Sache da draußen schon in den Griff bekommen, Junge. Unsere Sparringkämpfe waren nützlich, aber der beste Lehrmeister ist die Praxis. Wie dem auch sei, ich habe etwas für dich.</text:p>
          </table:table-cell>
        </table:table-row>
        <table:table-row table:style-name="ro2">
          <table:table-cell office:value-type="float" office:value="847" calcext:value-type="float">
            <text:p>847</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5M19S" calcext:value-type="time">
            <text:p>0:15:1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arte, du gibst mir deinen Kodex? Das kann ich unmöglich annehmen!</text:p>
          </table:table-cell>
        </table:table-row>
        <table:table-row table:style-name="ro2">
          <table:table-cell office:value-type="float" office:value="848" calcext:value-type="float">
            <text:p>848</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5M23S" calcext:value-type="time">
            <text:p>0:15:2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ich muss darauf bestehen. Ich möchte, dass du dich mehr für Geschichte interessierst und nicht nur für die Kriegskunst. Außerdem kannst du ihn vielleicht zu Ende schreiben.</text:p>
          </table:table-cell>
        </table:table-row>
        <table:table-row table:style-name="ro2">
          <table:table-cell office:value-type="float" office:value="849" calcext:value-type="float">
            <text:p>849</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21S" calcext:value-type="time">
            <text:p>0:16:2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Was einst ein kleiner Salon im Haus des Hades war, ist jetzt abgeriegelt, ein Scherbenhaufen, seit der mehrköpfige Kerberos in Trauer über den verschwundenen Prinzen darin wütete.</text:p>
          </table:table-cell>
        </table:table-row>
        <table:table-row table:style-name="ro2">
          <table:table-cell office:value-type="float" office:value="850" calcext:value-type="float">
            <text:p>850</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38S" calcext:value-type="time">
            <text:p>0:16: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Tss. Der verlorene Sohn kehrt zurück…. Alle sagen, ich hätte dich mit Samthandschuhen angefasst.</text:p>
          </table:table-cell>
        </table:table-row>
        <table:table-row table:style-name="ro2">
          <table:table-cell office:value-type="float" office:value="851" calcext:value-type="float">
            <text:p>851</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45S" calcext:value-type="time">
            <text:p>0:16:4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eine Sorge, Meg, ich bin dann schließlich doch auf schmerzhafte Weise nach Hause gekommen.</text:p>
          </table:table-cell>
        </table:table-row>
        <table:table-row table:style-name="ro2">
          <table:table-cell office:value-type="float" office:value="852" calcext:value-type="float">
            <text:p>852</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51S" calcext:value-type="time">
            <text:p>0:16:5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ich muss meinen Ruf bewahren. Wenn du nochmal so an mir vorbeikommst, wäre es besser, du gehst deinen Weg bis zum Ende. Jetzt lass mich in Ruhe, und glaube ja nicht, dass du bei unserer nächsten Begegnung wieder so viel Glück haben wirst.</text:p>
          </table:table-cell>
        </table:table-row>
        <table:table-row table:style-name="ro2">
          <table:table-cell office:value-type="float" office:value="853" calcext:value-type="float">
            <text:p>853</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0M47S" calcext:value-type="time">
            <text:p>0:00:4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tte Bude, Bursche! Der Name ist Skelly! Aber nun genug geplaudert, ich bin schließlich nicht zum Spaß hier. Also zeig mir, was du kannst! Gib alles, was du hast!!</text:p>
          </table:table-cell>
        </table:table-row>
        <table:table-row table:style-name="ro2">
          <table:table-cell office:value-type="float" office:value="854" calcext:value-type="float">
            <text:p>854</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0M56S" calcext:value-type="time">
            <text:p>0:00:56</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kann mich nicht daran erinnern, dich auf der Gehaltsliste zu haben, Kumpel. Wer ist dein Vorgesetzter?</text:p>
          </table:table-cell>
        </table:table-row>
        <table:table-row table:style-name="ro2">
          <table:table-cell office:value-type="float" office:value="855" calcext:value-type="float">
            <text:p>855</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1M01S" calcext:value-type="time">
            <text:p>0:01:0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Oh-hoh, ich verrate dir bestimmt nicht meine Quellen, Bursche. Du kannst aber gern versuchen, es aus mir rauszuprügeln!</text:p>
          </table:table-cell>
        </table:table-row>
        <table:table-row table:style-name="ro2">
          <table:table-cell office:value-type="float" office:value="856" calcext:value-type="float">
            <text:p>856</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2M15S" calcext:value-type="time">
            <text:p>0:02:1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Hof</text:p>
          </table:table-cell>
          <table:table-cell office:value-type="string" calcext:value-type="string">
            <text:p>Im Hof des Haus des Hades herrscht Sauberkeit und Ordnung, ganz im Gegensatz zur fürchterlichen Ödnis, die jenseits davon liegt.</text:p>
          </table:table-cell>
        </table:table-row>
        <table:table-row table:style-name="ro2">
          <table:table-cell office:value-type="float" office:value="857" calcext:value-type="float">
            <text:p>857</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2M45S" calcext:value-type="time">
            <text:p>0:02:45</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ist Onkel Nummer zwei, wer sonst. Alsdann, im Namen von Hades! Olymp, ich nehme diese Botschaft an.</text:p>
          </table:table-cell>
        </table:table-row>
        <table:table-row table:style-name="ro2">
          <table:table-cell office:value-type="float" office:value="858" calcext:value-type="float">
            <text:p>858</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2M55S" calcext:value-type="time">
            <text:p>0:02:5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oi, Klein-Hades! Du erkennst doch deinen Onkel? Wir haben eine Menge nachzuholen, doch eins nach dem anderen. Sieh zu, dass du dich aus dieser üblen Unterwelt befreist! Was mich angeht, ich werde ein bisschen Unruhe stiften, um dir Deckung zu geben!</text:p>
          </table:table-cell>
        </table:table-row>
        <table:table-row table:style-name="ro2">
          <table:table-cell office:value-type="float" office:value="859" calcext:value-type="float">
            <text:p>859</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5M33S" calcext:value-type="time">
            <text:p>0:05:33</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nkel Poseidon gab dir seinen Segen, nicht wahr? Wenn ich mir vorstelle, dass dieser fette Trottel der Bruder deines Vaters ist. Ich soll mich in seiner Nähe respektvoll benehmen, doch das ist schwer.</text:p>
          </table:table-cell>
        </table:table-row>
        <table:table-row table:style-name="ro2">
          <table:table-cell office:value-type="float" office:value="860" calcext:value-type="float">
            <text:p>860</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6M24S" calcext:value-type="time">
            <text:p>0:06:2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Z. Sieht sicher so aus, als würde ich mit dem Felsblock hier herumtrödeln, aber… Ich wollte mich gerade wieder reinknien. Die Erinyen lassen mich nicht oft in Ruhe. Wo sind sie denn eigentlich hin? Und… was machst du denn hier?</text:p>
          </table:table-cell>
        </table:table-row>
        <table:table-row table:style-name="ro2">
          <table:table-cell office:value-type="float" office:value="861" calcext:value-type="float">
            <text:p>861</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6M39S" calcext:value-type="time">
            <text:p>0:06: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ch, ich mach nur einen Streifzug durch die Gegend, das ist alles. Aber könntest du mir einen Gefallen tun und den Erinyen ausrichten, falls du sie siehst, dass ich auf dem Weg zurückgehe, auf dem ich hergekommen bin?</text:p>
          </table:table-cell>
        </table:table-row>
        <table:table-row table:style-name="ro2">
          <table:table-cell office:value-type="float" office:value="862" calcext:value-type="float">
            <text:p>862</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6M48S" calcext:value-type="time">
            <text:p>0:06:4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ch werde es ihnen ausrichten, geht klar, ich höre dich laut und deutlich, eure Hoheit. Ich werde dann jetzt mal weitermachen, und du mach's gut.</text:p>
          </table:table-cell>
        </table:table-row>
        <table:table-row table:style-name="ro2">
          <table:table-cell office:value-type="float" office:value="863" calcext:value-type="float">
            <text:p>863</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19S" calcext:value-type="time">
            <text:p>0:12:1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Ich muss schon sagen, Charon, es ist eine Wohltat, dich zu sehen! Also, äh… sieht so aus, als würdest du etwas zum Verkauf anbieten, habe ich recht? Bist du hier, um mir zu helfen?</text:p>
          </table:table-cell>
        </table:table-row>
        <table:table-row table:style-name="ro2">
          <table:table-cell office:value-type="float" office:value="864" calcext:value-type="float">
            <text:p>864</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29S" calcext:value-type="time">
            <text:p>0:12:2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865" calcext:value-type="float">
            <text:p>865</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48S" calcext:value-type="time">
            <text:p>0:12:4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Und da bist du schon wieder. Der ehrwürdige Hades sollte dich besser hinter Schloss und Riegel bringen, statt dich so durch sein Reich Amok laufen zu lassen.</text:p>
          </table:table-cell>
        </table:table-row>
        <table:table-row table:style-name="ro2">
          <table:table-cell office:value-type="float" office:value="866" calcext:value-type="float">
            <text:p>866</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56S" calcext:value-type="time">
            <text:p>0:12:5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mir sicher, dass Vater all deine Kommentare begrüßen würde, Meg. Oder trachtest du vielleicht nach seinem Posten?</text:p>
          </table:table-cell>
        </table:table-row>
        <table:table-row table:style-name="ro2">
          <table:table-cell office:value-type="float" office:value="867" calcext:value-type="float">
            <text:p>867</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3M02S" calcext:value-type="time">
            <text:p>0:13: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eneide deinen Vater nicht um seine Position. Außerdem bin ich mit meinen Aufgaben vollends zufrieden.</text:p>
          </table:table-cell>
        </table:table-row>
        <table:table-row table:style-name="ro2">
          <table:table-cell office:value-type="float" office:value="868" calcext:value-type="float">
            <text:p>868</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09S" calcext:value-type="time">
            <text:p>0:14:09</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Überraschung, Hypnos! Ich habe hier etwas für dich.</text:p>
          </table:table-cell>
        </table:table-row>
        <table:table-row table:style-name="ro2">
          <table:table-cell office:value-type="float" office:value="869" calcext:value-type="float">
            <text:p>869</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11S" calcext:value-type="time">
            <text:p>0:14:1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hoa whoa whoa, das kannst du hier nicht reinbringen! Hah, kleiner Scherz, danke! Aber warte, ich habe auch was für dich, schau!</text:p>
          </table:table-cell>
        </table:table-row>
        <table:table-row table:style-name="ro2">
          <table:table-cell office:value-type="float" office:value="870" calcext:value-type="float">
            <text:p>870</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25S" calcext:value-type="time">
            <text:p>0:14: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oh, wow, also Megaira hat dich beim letzten Mal erwischt, das war gewiss heftig! Sie ist schnell und stark und schön und… ähm… egal, ich hoffe, die Schicksalsgöttinen sind nächstes Mal gnädiger mit dir!</text:p>
          </table:table-cell>
        </table:table-row>
        <table:table-row table:style-name="ro2">
          <table:table-cell office:value-type="float" office:value="871" calcext:value-type="float">
            <text:p>871</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46S" calcext:value-type="time">
            <text:p>0:14:4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Herr, ich habe da draußen eine Art Relikt aufgelesen… ein Kügelchen uraltes Blut, das sich nach meinem Kampf mit Megaira bildete. Habe ich tatsächlich das Titanenblut gefunden?</text:p>
          </table:table-cell>
        </table:table-row>
        <table:table-row table:style-name="ro2">
          <table:table-cell office:value-type="float" office:value="872" calcext:value-type="float">
            <text:p>872</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54S" calcext:value-type="time">
            <text:p>0:14:5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weit ich weiß, ja, Junge, das hast du. Aber wessen Blut das ist, da bin ich mir nicht sicher. Am besten behältst du es und bewahrst es gut aus. Deine Waffen… sie werden danach dürsten und es trinken. Vielleicht jetzt noch nicht, aber bald.</text:p>
          </table:table-cell>
        </table:table-row>
        <table:table-row table:style-name="ro2">
          <table:table-cell office:value-type="float" office:value="873" calcext:value-type="float">
            <text:p>873</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25S" calcext:value-type="time">
            <text:p>0:15: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was ist mit dem Salon passiert? Der einzige Ort, wo man hier ein klein bisschen Spaß haben kann, und du schließt ihn zu.</text:p>
          </table:table-cell>
        </table:table-row>
        <table:table-row table:style-name="ro2">
          <table:table-cell office:value-type="float" office:value="874" calcext:value-type="float">
            <text:p>874</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30S" calcext:value-type="time">
            <text:p>0:15:3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ich hatte keine andere Wahl, Junge. Nach deinem ersten Fluchtversuch war Kerberos wie von Sinnen. Hat dort alles in Stücke gerissen. Der Raum muss erst wieder hergerichtet werden. Alles nur deinetwegen.</text:p>
          </table:table-cell>
        </table:table-row>
        <table:table-row table:style-name="ro2">
          <table:table-cell office:value-type="float" office:value="875" calcext:value-type="float">
            <text:p>875</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46S" calcext:value-type="time">
            <text:p>0:15:4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st du mir wirklich die Schuld daran, dass der Hund randaliert hat, während ich unterwegs war? Du warst doch hier!</text:p>
          </table:table-cell>
        </table:table-row>
        <table:table-row table:style-name="ro2">
          <table:table-cell office:value-type="float" office:value="876" calcext:value-type="float">
            <text:p>876</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52S" calcext:value-type="time">
            <text:p>0:15:5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gebe allein dir die Schuld, jawohl. Wem sonst? Zum Glück hat sich Kerberos inzwischen beruhigt. Oder ist vielmehr wieder zu Sinnen gekommen. Möge das auch dir gelingen.</text:p>
          </table:table-cell>
        </table:table-row>
        <table:table-row table:style-name="ro2">
          <table:table-cell office:value-type="float" office:value="877" calcext:value-type="float">
            <text:p>877</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7M17S" calcext:value-type="time">
            <text:p>0:17:17</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ist es dir in letzter Zeit ergangen, mein Hündchen? Was gibt's Neues?</text:p>
          </table:table-cell>
        </table:table-row>
        <table:table-row table:style-name="ro2">
          <table:table-cell office:value-type="float" office:value="878" calcext:value-type="float">
            <text:p>878</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7M21S" calcext:value-type="time">
            <text:p>0:17:21</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ie saloppe Frage des Prinzen der Unterwelt frustriert den Höllenhund, weil keiner seiner drei Köpfe die Gabe und den Fluch des Redens besitzt.</text:p>
          </table:table-cell>
        </table:table-row>
        <table:table-row table:style-name="ro2">
          <table:table-cell office:value-type="float" office:value="879" calcext:value-type="float">
            <text:p>879</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8M15S" calcext:value-type="time">
            <text:p>0:18: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880" calcext:value-type="float">
            <text:p>880</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8M24S" calcext:value-type="time">
            <text:p>0:18:2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881" calcext:value-type="float">
            <text:p>88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0M25S" calcext:value-type="time">
            <text:p>0:00:25</text:p>
          </table:table-cell>
          <table:table-cell office:value-type="string" calcext:value-type="string">
            <text:p>Zagreus</text:p>
          </table:table-cell>
          <table:table-cell office:value-type="string" calcext:value-type="string">
            <text:p>Herm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ses Zeichen, fast wie ein Fledermausflügel. Im Namen von Hades! Olymp! Ich nehme diese Botschaft an.</text:p>
          </table:table-cell>
        </table:table-row>
        <table:table-row table:style-name="ro2">
          <table:table-cell office:value-type="float" office:value="882" calcext:value-type="float">
            <text:p>88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0M30S" calcext:value-type="time">
            <text:p>0:00:30</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Boss, gut, dass ich dich gefunden habe. Hermes, zu deinen Diensten. Angenehm! Der ganze Olymp redet über dich! Normalerweise würd ich mich in nichts verwickeln lassen, doch für dich mach ich eine Ausnahme. Jetzt komm, wir beide haben noch was vor!</text:p>
          </table:table-cell>
        </table:table-row>
        <table:table-row table:style-name="ro2">
          <table:table-cell office:value-type="float" office:value="883" calcext:value-type="float">
            <text:p>88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1M05S" calcext:value-type="time">
            <text:p>0:01: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Wann immer der Prinz in die Unterwelt zurückkehrt, ordnen sich die sich ständig verschiebenden Kammern neu an, um seine Versuche, sie zu kartieren, zu vereiteln.</text:p>
          </table:table-cell>
        </table:table-row>
        <table:table-row table:style-name="ro2">
          <table:table-cell office:value-type="float" office:value="884" calcext:value-type="float">
            <text:p>884</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2M03S" calcext:value-type="time">
            <text:p>0:02:03</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führst Varatha mit dir, den ewigen Speer…! Ich hielt ihn für verloren! Weißt du eigentlich, wie viele Leben ihm in der Glanzzeit deines Vaters zum Opfer fielen.</text:p>
          </table:table-cell>
        </table:table-row>
        <table:table-row table:style-name="ro2">
          <table:table-cell office:value-type="float" office:value="885" calcext:value-type="float">
            <text:p>885</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4M27S" calcext:value-type="time">
            <text:p>0:04:2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wirkst besonders flink auf den Beinen, Zagreus. Ich würde ja sagen, dass Hermes selbst dahinter steckt, nur dass ich ihn seit geraumer Zeit nicht gesehen habe.</text:p>
          </table:table-cell>
        </table:table-row>
        <table:table-row table:style-name="ro2">
          <table:table-cell office:value-type="float" office:value="886" calcext:value-type="float">
            <text:p>886</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8M43S" calcext:value-type="time">
            <text:p>0:08:43</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e, Herr, ich dachte mir, dies hier könnte dir helfen, die Dinge ein Weilchen ein wenig leichter zu nehmen.</text:p>
          </table:table-cell>
        </table:table-row>
        <table:table-row table:style-name="ro2">
          <table:table-cell office:value-type="float" office:value="887" calcext:value-type="float">
            <text:p>887</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8M44S" calcext:value-type="time">
            <text:p>0:08:4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arte, Hoheit, ich kann so etwas nicht annehmen… Jedenfalls nicht, ohne dir auch etwas zu geben.</text:p>
          </table:table-cell>
        </table:table-row>
        <table:table-row table:style-name="ro2">
          <table:table-cell office:value-type="float" office:value="888" calcext:value-type="float">
            <text:p>888</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9M05S" calcext:value-type="time">
            <text:p>0:09: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es hat gut getan, diese Erinyen nicht mehr so oft sehen zu müssen. Die Anführerin, wie war noch mal ihr Name, scheint es auf dich abgesehen zu haben.</text:p>
          </table:table-cell>
        </table:table-row>
        <table:table-row table:style-name="ro2">
          <table:table-cell office:value-type="float" office:value="889" calcext:value-type="float">
            <text:p>889</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9M15S" calcext:value-type="time">
            <text:p>0:09:1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u meinst Megaira. Stimmt, sie hat es auf mich abgesehen. Ihr wurde streng befohlen, mich nicht aus Tartaros entwischen zu lassen. Das heißt dann wohl, dass du eine Verschnaufpause hast! War ja auch längst an der Zeit, Herr.</text:p>
          </table:table-cell>
        </table:table-row>
        <table:table-row table:style-name="ro2">
          <table:table-cell office:value-type="float" office:value="890" calcext:value-type="float">
            <text:p>890</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9M46S" calcext:value-type="time">
            <text:p>0:09:4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n Tiefen des Tartaros hausen die jämmerlichsten aller Schatten, die auf ewig in der Unterwelt verweilen. Deren Herr und Gebieter zeigt sich besonders grausam gegenüber jenen, die dem Tod ein Schnippchen schlagen wollen.</text:p>
          </table:table-cell>
        </table:table-row>
        <table:table-row table:style-name="ro2">
          <table:table-cell office:value-type="float" office:value="891" calcext:value-type="float">
            <text:p>89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0M17S" calcext:value-type="time">
            <text:p>0:10:1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Charon, falls mich hinter dieser Tür da drüben etwas wirklich Fürchterliches erwartet, dann… gib mir ein Zeichen, ja?</text:p>
          </table:table-cell>
        </table:table-row>
        <table:table-row table:style-name="ro2">
          <table:table-cell office:value-type="float" office:value="892" calcext:value-type="float">
            <text:p>89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0M24S" calcext:value-type="time">
            <text:p>0:10:2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aaaaaaaaahhh….</text:p>
          </table:table-cell>
        </table:table-row>
        <table:table-row table:style-name="ro2">
          <table:table-cell office:value-type="float" office:value="893" calcext:value-type="float">
            <text:p>89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0M52S" calcext:value-type="time">
            <text:p>0:10:5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ast du eigentlich vor, Zagreus? Die Unterwelt ist versiegelt. Deine Versuche sind zum Scheitern verurteilt. Du hast gesehen, was passiert, wenn du dich zu weit vorwagst.</text:p>
          </table:table-cell>
        </table:table-row>
        <table:table-row table:style-name="ro2">
          <table:table-cell office:value-type="float" office:value="894" calcext:value-type="float">
            <text:p>894</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1M03S" calcext:value-type="time">
            <text:p>0:11:0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Ort kann nicht für immer versiegelt bleiben, Meg. Und bis dahin wollte ich schon mal etwas Übung bekommen.</text:p>
          </table:table-cell>
        </table:table-row>
        <table:table-row table:style-name="ro2">
          <table:table-cell office:value-type="float" office:value="895" calcext:value-type="float">
            <text:p>895</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1M09S" calcext:value-type="time">
            <text:p>0:11:0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nicht dein Übungspartner, Narr.</text:p>
          </table:table-cell>
        </table:table-row>
        <table:table-row table:style-name="ro2">
          <table:table-cell office:value-type="float" office:value="896" calcext:value-type="float">
            <text:p>896</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8M45S" calcext:value-type="time">
            <text:p>0:18:4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Schatten der Toten streunen ständig durch das Haus, jammern über ihre Nöte und suchen ein offenes Ohr für ihre Klagen.</text:p>
          </table:table-cell>
        </table:table-row>
        <table:table-row table:style-name="ro2">
          <table:table-cell office:value-type="float" office:value="897" calcext:value-type="float">
            <text:p>897</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8M57S" calcext:value-type="time">
            <text:p>0:18:5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meist recht ruhig, wenn ich den Teich des Styx bewache. Aber in letzter Zeit ist schwer was los! Erst vorhin tauchte jemand unvermutet auf! Du glaubst nicht, wie ich dreinschaute, als ich merkte, dass das nicht du warst.</text:p>
          </table:table-cell>
        </table:table-row>
        <table:table-row table:style-name="ro2">
          <table:table-cell office:value-type="float" office:value="898" calcext:value-type="float">
            <text:p>898</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9M17S" calcext:value-type="time">
            <text:p>0:19:1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hat Kerberos wirklich den Salon zerstört, gleich nachdem ich losgezogen war? Er muss dafür viel Ärger bekommen haben.</text:p>
          </table:table-cell>
        </table:table-row>
        <table:table-row table:style-name="ro2">
          <table:table-cell office:value-type="float" office:value="899" calcext:value-type="float">
            <text:p>899</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9M26S" calcext:value-type="time">
            <text:p>0:19:2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ünschte bloß, du hättest es sehen können, Junge. Der Salon sah aus wie ein Weinberg nach einem Taifun! Dein ehrwürdiger Vater war, nun fuchshadeswild. Aber er wird nie richtig wütend auf den Hund. Arme Dusa, sie muss alles sauber machen.</text:p>
          </table:table-cell>
        </table:table-row>
        <table:table-row table:style-name="ro2">
          <table:table-cell office:value-type="float" office:value="900" calcext:value-type="float">
            <text:p>900</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9M39S" calcext:value-type="time">
            <text:p>0:19:3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nein, ich hatte mich schon gefragt, was wohl aus Dusa wurde. Sie hat ständig Angst, dass Vater sie feuern könnte, und dann auch das noch.</text:p>
          </table:table-cell>
        </table:table-row>
        <table:table-row table:style-name="ro2">
          <table:table-cell office:value-type="float" office:value="901" calcext:value-type="float">
            <text:p>90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04S" calcext:value-type="time">
            <text:p>0:20:0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Pass für mich auf Vater auf, mein Hündchen. Pass auf, dass er nicht allen die Laune verdirbt.</text:p>
          </table:table-cell>
        </table:table-row>
        <table:table-row table:style-name="ro2">
          <table:table-cell office:value-type="float" office:value="902" calcext:value-type="float">
            <text:p>90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10S" calcext:value-type="time">
            <text:p>0:20:1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verspricht, genau dies zu tun, auf seine eigene Weise.</text:p>
          </table:table-cell>
        </table:table-row>
        <table:table-row table:style-name="ro2">
          <table:table-cell office:value-type="float" office:value="903" calcext:value-type="float">
            <text:p>90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18S" calcext:value-type="time">
            <text:p>0:20:1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be ich dir gesagt, Junge? Du verschwendest deine Zeit und die meinige. Was gibt es Neues aus meiner Unterwelt?</text:p>
          </table:table-cell>
        </table:table-row>
        <table:table-row table:style-name="ro2">
          <table:table-cell office:value-type="float" office:value="904" calcext:value-type="float">
            <text:p>904</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27S" calcext:value-type="time">
            <text:p>0:20:2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nicht, wie du es ertragen kannst.</text:p>
          </table:table-cell>
        </table:table-row>
        <table:table-row table:style-name="ro2">
          <table:table-cell office:value-type="float" office:value="905" calcext:value-type="float">
            <text:p>905</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31S" calcext:value-type="time">
            <text:p>0:20:3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a, wenigstens ein paar Dinge laufen noch immer wie am Schnürchen. Wenn du das nächste Mal zum Sterben aufbrichst, grüße die gequälten Seelen da draußen herzlich von mir.</text:p>
          </table:table-cell>
        </table:table-row>
        <table:table-row table:style-name="ro2">
          <table:table-cell office:value-type="float" office:value="906" calcext:value-type="float">
            <text:p>906</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54S" calcext:value-type="time">
            <text:p>0:20:54</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Wir alle haben diesem Haus gegenüber Pflichten, Megaira. Du brauchst dich der deinigen nicht zu schämen. Und da deine Schwestern außer Haus sind, trägst du die Last ihrer Verantwortung mit.</text:p>
          </table:table-cell>
        </table:table-row>
        <table:table-row table:style-name="ro2">
          <table:table-cell office:value-type="float" office:value="907" calcext:value-type="float">
            <text:p>907</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1M04S" calcext:value-type="time">
            <text:p>0:21:04</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verstehe schon, es ist nur… soll ich denn weiter so tun, als wäre alles beim Alten? Dieses Haus platzt aus den Nähten, und nieman will es zugeben?</text:p>
          </table:table-cell>
        </table:table-row>
        <table:table-row table:style-name="ro2">
          <table:table-cell office:value-type="float" office:value="908" calcext:value-type="float">
            <text:p>908</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1M15S" calcext:value-type="time">
            <text:p>0:21:15</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s Haus wird ewiglich bestehen, doch liegt es an uns zu entscheiden, in welchem Zustand. Unsere Pflicht ist es, das Haus in Ordnung zu halten.</text:p>
          </table:table-cell>
        </table:table-row>
        <table:table-row table:style-name="ro2">
          <table:table-cell office:value-type="float" office:value="909" calcext:value-type="float">
            <text:p>909</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1M26S" calcext:value-type="time">
            <text:p>0:21:26</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Du hast recht, natürlich hast du recht… Ich werde mein Bestes geben. Ich werde für uns beide mein Bestes geben, Nyx.</text:p>
          </table:table-cell>
        </table:table-row>
        <table:table-row table:style-name="ro2">
          <table:table-cell office:value-type="float" office:value="910" calcext:value-type="float">
            <text:p>910</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2M45S" calcext:value-type="time">
            <text:p>0:22:4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911" calcext:value-type="float">
            <text:p>91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2M52S" calcext:value-type="time">
            <text:p>0:22:5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912" calcext:value-type="float">
            <text:p>91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3M02S" calcext:value-type="time">
            <text:p>0:23: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913" calcext:value-type="float">
            <text:p>91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3M08S" calcext:value-type="time">
            <text:p>0:23: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914" calcext:value-type="float">
            <text:p>914</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0M27S" calcext:value-type="time">
            <text:p>0:00:2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dir ein Geständnis machen, Klein-Hades: Meine Verwandten und ich haben dir eine unsere [sic] größten Gaben vorenthalten!! Wir wollten zuerst sehen, ob du ihrer würdig bist. Und das bist du! Du kannst mit meiner Hilfe rechnen, also ruf mich, wenn du etwas brauchst! Besonders, wenn du deine Feinde in Stücke reißen willst.</text:p>
          </table:table-cell>
        </table:table-row>
        <table:table-row table:style-name="ro2">
          <table:table-cell office:value-type="float" office:value="915" calcext:value-type="float">
            <text:p>915</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2M18S" calcext:value-type="time">
            <text:p>0:02:1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Poseidon hat dich also bereits aufgesucht? Mein großspuriger Bruder steht also mit dem ehrwürdigen Hades auf noch schlechterem Fuß als ich. Ich werde seine Stürme für dich ein wenig turbulenter machen.</text:p>
          </table:table-cell>
        </table:table-row>
        <table:table-row table:style-name="ro2">
          <table:table-cell office:value-type="float" office:value="916" calcext:value-type="float">
            <text:p>916</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2M58S" calcext:value-type="time">
            <text:p>0:02:5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Die tiefsten Abgründe der Unterwelt… das Nichts, aus dem zu Anbeginn der Zeiten alles Leben und Bewusstsein entsprang… das Reich des Chaos. Ein fast unsichtbares Land, selbst für die Bewohner im Reich des Todes.</text:p>
          </table:table-cell>
        </table:table-row>
        <table:table-row table:style-name="ro2">
          <table:table-cell office:value-type="float" office:value="917" calcext:value-type="float">
            <text:p>917</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20S" calcext:value-type="time">
            <text:p>0:03:20</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ist niemand den ich erkenne… also, im Namen von Hades! Ähm, hallo? Darf ich fragen, wer da spricht?</text:p>
          </table:table-cell>
        </table:table-row>
        <table:table-row table:style-name="ro2">
          <table:table-cell office:value-type="float" office:value="918" calcext:value-type="float">
            <text:p>918</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32S" calcext:value-type="time">
            <text:p>0:03:3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Die Olympier sind alle milde geworden, … meinst du nicht auch?</text:p>
          </table:table-cell>
        </table:table-row>
        <table:table-row table:style-name="ro2">
          <table:table-cell office:value-type="float" office:value="919" calcext:value-type="float">
            <text:p>919</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40S" calcext:value-type="time">
            <text:p>0:03:40</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Äh… sind wir uns schon begegnet?</text:p>
          </table:table-cell>
        </table:table-row>
        <table:table-row table:style-name="ro2">
          <table:table-cell office:value-type="float" office:value="920" calcext:value-type="float">
            <text:p>920</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44S" calcext:value-type="time">
            <text:p>0:03:4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begegnet sind wir uns, in gewisser Weise. Ich kenne jeden, hier und dort. Du möchtest diesen Ort verlassen? Dann wünsche ich, deine Reise ein wenig interessanter zu gestalten… und falls du eines Tages den Olympiern begegnest, richte ihnen meine Grüße aus.</text:p>
          </table:table-cell>
        </table:table-row>
        <table:table-row table:style-name="ro2">
          <table:table-cell office:value-type="float" office:value="921" calcext:value-type="float">
            <text:p>921</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4M56S" calcext:value-type="time">
            <text:p>0:04: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Ein Ort der Ruhe und Besinnung, obgleich kaum vorstellbar in der Unterwelt, ist in der Tat gelegentlich zu finden.</text:p>
          </table:table-cell>
        </table:table-row>
        <table:table-row table:style-name="ro2">
          <table:table-cell office:value-type="float" office:value="922" calcext:value-type="float">
            <text:p>922</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5M17S" calcext:value-type="time">
            <text:p>0:05:1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Z., ich hatte nicht erwartet, dir wieder zu begegnen, nach so langer Zeit. Ist irgendwas nicht in Ordnung im Haus oder was? Ich war bloß in letzter Zeit viel allein.</text:p>
          </table:table-cell>
        </table:table-row>
        <table:table-row table:style-name="ro2">
          <table:table-cell office:value-type="float" office:value="923" calcext:value-type="float">
            <text:p>923</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5M27S" calcext:value-type="time">
            <text:p>0:05:2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rgendwas liegt zu Hause eigentlich immer im Argen, Herr. Ich dachte mir, es könnte nicht schaden, im Tartaros etwas häufiger als gewohnt nach dem Rechten zu sehen.</text:p>
          </table:table-cell>
        </table:table-row>
        <table:table-row table:style-name="ro2">
          <table:table-cell office:value-type="float" office:value="924" calcext:value-type="float">
            <text:p>924</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5M35S" calcext:value-type="time">
            <text:p>0:05:3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Nun, ich bin dankbar dafür und auch für den alten Felsblock da drüben. Ich bin ja daran gewöhnt, lange Zeit allein zu sein, aber ein paar Besucher von Zeit zu Zeit würden mir gut tun!</text:p>
          </table:table-cell>
        </table:table-row>
        <table:table-row table:style-name="ro2">
          <table:table-cell office:value-type="float" office:value="925" calcext:value-type="float">
            <text:p>925</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6M46S" calcext:value-type="time">
            <text:p>0:06:4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machst Fortschritte, wirklich, Mann. Ich hab gehört, dass du schon mal bis nach Asphodel gekommen bist. Es geht wirklich aufwärts, weiter so, nicht lockerlassen, ja?</text:p>
          </table:table-cell>
        </table:table-row>
        <table:table-row table:style-name="ro2">
          <table:table-cell office:value-type="float" office:value="926" calcext:value-type="float">
            <text:p>926</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7M05S" calcext:value-type="time">
            <text:p>0:07: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Verdammte, verlorene Seelen, die nirgendwo anders mehr hingehen können, rotten sich im tiefsten Tartaros zusammen, wo sie mit der Erde selbst zu abscheulichen Formen verschmelzen, die sich jeder Beschreibung entziehen.</text:p>
          </table:table-cell>
        </table:table-row>
        <table:table-row table:style-name="ro2">
          <table:table-cell office:value-type="float" office:value="927" calcext:value-type="float">
            <text:p>927</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15S" calcext:value-type="time">
            <text:p>0:12:1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Charon, es ist immer so beruhigend dich zu sehen, und zum Dank habe ich eine kleine Aufmerksamkeit für dich.</text:p>
          </table:table-cell>
        </table:table-row>
        <table:table-row table:style-name="ro2">
          <table:table-cell office:value-type="float" office:value="928" calcext:value-type="float">
            <text:p>928</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22S" calcext:value-type="time">
            <text:p>0:12:2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ggghh, hnnnn….</text:p>
          </table:table-cell>
        </table:table-row>
        <table:table-row table:style-name="ro2">
          <table:table-cell office:value-type="float" office:value="929" calcext:value-type="float">
            <text:p>929</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25S" calcext:value-type="time">
            <text:p>0:12:2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alt, ich erwarte keine Gegenleistung, es war doch ein Geschenk! Aber du bestehst darauf, nicht wahr.</text:p>
          </table:table-cell>
        </table:table-row>
        <table:table-row table:style-name="ro2">
          <table:table-cell office:value-type="float" office:value="930" calcext:value-type="float">
            <text:p>930</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38S" calcext:value-type="time">
            <text:p>0:12:3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schön, dir hier draußen zu begegnen, Kumpel, und sieht so aus, als würdest du gute Waren zum Verkauf anbieten?</text:p>
          </table:table-cell>
        </table:table-row>
        <table:table-row table:style-name="ro2">
          <table:table-cell office:value-type="float" office:value="931" calcext:value-type="float">
            <text:p>931</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44S" calcext:value-type="time">
            <text:p>0:12:4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nngghhhhh….</text:p>
          </table:table-cell>
        </table:table-row>
        <table:table-row table:style-name="ro2">
          <table:table-cell office:value-type="float" office:value="932" calcext:value-type="float">
            <text:p>932</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3M02S" calcext:value-type="time">
            <text:p>0:13: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ment, Zagreus, ich spüre etwas, ist das… ah. Du warst mit Chaos in Kontakt. Selbst sie sind also darin verwickelt.</text:p>
          </table:table-cell>
        </table:table-row>
        <table:table-row table:style-name="ro2">
          <table:table-cell office:value-type="float" office:value="933" calcext:value-type="float">
            <text:p>933</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3M20S" calcext:value-type="time">
            <text:p>0:13:2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ur weil Chaos mir die Macht verleiht, dich zu besiegen, heißt das noch lange nicht, dass sie sich einmischen!</text:p>
          </table:table-cell>
        </table:table-row>
        <table:table-row table:style-name="ro2">
          <table:table-cell office:value-type="float" office:value="934" calcext:value-type="float">
            <text:p>934</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3M27S" calcext:value-type="time">
            <text:p>0:13:2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weißt nicht, mit wem oder was du es zu tun hast. Frage bei nächster Gelegenheit Nyx nach ihnen. Ich gebe dir gleich hier eine Gelegenheit, damit du sie schon sehr bald fragen kannst.</text:p>
          </table:table-cell>
        </table:table-row>
        <table:table-row table:style-name="ro2">
          <table:table-cell office:value-type="float" office:value="935" calcext:value-type="float">
            <text:p>935</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6M56S" calcext:value-type="time">
            <text:p>0:16:5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al sehen. In den letzten Kammern, wenigstens sechs an der Zahl, hast du dich blindlings in die Gefahr gestürzt. Und du hast einen solchen Krach gemacht, dass ich ihn fast vom Olymp hören konnte. Ich muss sagen, deine Jagdmethoden sind eher unkonventionell.</text:p>
          </table:table-cell>
        </table:table-row>
        <table:table-row table:style-name="ro2">
          <table:table-cell office:value-type="float" office:value="936" calcext:value-type="float">
            <text:p>936</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8M06S" calcext:value-type="time">
            <text:p>0:18:0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u musst Hades' Sprössling sein! Wie geht's denn so, eure königliche Majestät? Nett, dich kennenzulernen, ich bin Eurydike. Was macht denn so ein wichtiger Typ wie du an einem Ort wie diesem?</text:p>
          </table:table-cell>
        </table:table-row>
        <table:table-row table:style-name="ro2">
          <table:table-cell office:value-type="float" office:value="937" calcext:value-type="float">
            <text:p>937</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8M18S" calcext:value-type="time">
            <text:p>0:18:18</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llo! Förmlichkeiten sind nicht nötig. Ich heiße Zagreus. Bin auf dem Weg zu einem Ortstermin. An der bedrohlichen Knochen-Hydra vorbei. Möchte nicht unhöflich sein, aber ich bin in Eile.</text:p>
          </table:table-cell>
        </table:table-row>
        <table:table-row table:style-name="ro2">
          <table:table-cell office:value-type="float" office:value="938" calcext:value-type="float">
            <text:p>938</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8M29S" calcext:value-type="time">
            <text:p>0:18:2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du hast wohl alle Hände voll zu tun, mein Lieber! Ich werde dich ziehen lassen, aber in meinem Haus gibt es eine Regel, und zwar: Niemand geht mit leeren Händen, verstanden? Dann such dir was aus, du bist eingeladen!</text:p>
          </table:table-cell>
        </table:table-row>
        <table:table-row table:style-name="ro2">
          <table:table-cell office:value-type="float" office:value="939" calcext:value-type="float">
            <text:p>939</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22M39S" calcext:value-type="time">
            <text:p>0:22:39</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ir scheint, dass du arg in Bedrängnis bist, Klein-Hades! Aber nein, du blutest überall! Hier, lass mich dir helfen.</text:p>
          </table:table-cell>
        </table:table-row>
        <table:table-row table:style-name="ro2">
          <table:table-cell office:value-type="float" office:value="940" calcext:value-type="float">
            <text:p>940</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27M01S" calcext:value-type="time">
            <text:p>0:27:0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Nach Überquerung des Flammenflusses Phlegeton zu diesem Aussichtspunkt erwartet den unermüdlichen Zagreus nun ein Gegner von unvorstellbarer Wildheit, der auf der Lauer liegt und geduldig ausharrt, bis es Zeit ist, zuzuschlagen.</text:p>
          </table:table-cell>
        </table:table-row>
        <table:table-row table:style-name="ro2">
          <table:table-cell office:value-type="float" office:value="941" calcext:value-type="float">
            <text:p>94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1M13S" calcext:value-type="time">
            <text:p>0:01:1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immlische Pracht des Elysions, die nur den Größten unter den Sterblichen vorbehalten ist, ergoss sich in all ihrer Üppigkeit über den Prinzen mit den brennenden Füßen.</text:p>
          </table:table-cell>
        </table:table-row>
        <table:table-row table:style-name="ro2">
          <table:table-cell office:value-type="float" office:value="942" calcext:value-type="float">
            <text:p>94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20S" calcext:value-type="time">
            <text:p>0:05:20</text:p>
          </table:table-cell>
          <table:table-cell office:value-type="string" calcext:value-type="string">
            <text:p>Hades</text:p>
          </table:table-cell>
          <table:table-cell office:value-type="string" calcext:value-type="string">
            <text:p>Kerberos</text:p>
          </table:table-cell>
          <table:table-cell office:value-type="string" calcext:value-type="string">
            <text:p>Zagreus</text:p>
          </table:table-cell>
          <table:table-cell office:value-type="string" calcext:value-type="string">
            <text:p>Gespräch</text:p>
          </table:table-cell>
          <table:table-cell office:value-type="string" calcext:value-type="string">
            <text:p>Thronsaal</text:p>
          </table:table-cell>
          <table:table-cell office:value-type="string" calcext:value-type="string">
            <text:p>Ach, ich traue meinen Augen nicht, bist du's, Junge?! Kerberos, schau mal, wer da ist, er sit wieder da!</text:p>
          </table:table-cell>
        </table:table-row>
        <table:table-row table:style-name="ro2">
          <table:table-cell office:value-type="float" office:value="943" calcext:value-type="float">
            <text:p>94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40S" calcext:value-type="time">
            <text:p>0:05:4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blickt traurig zum Prinzen hin.</text:p>
          </table:table-cell>
        </table:table-row>
        <table:table-row table:style-name="ro2">
          <table:table-cell office:value-type="float" office:value="944" calcext:value-type="float">
            <text:p>94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44S" calcext:value-type="time">
            <text:p>0:05:4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nicht nötig, den Hund in die Sache hineinzuziehen, Vater.</text:p>
          </table:table-cell>
        </table:table-row>
        <table:table-row table:style-name="ro2">
          <table:table-cell office:value-type="float" office:value="945" calcext:value-type="float">
            <text:p>94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48S" calcext:value-type="time">
            <text:p>0:05:4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auch immer du zu sagen hast, sag es vor Kerberos! Vielleicht färben seine Aufmerksamkeit und Gehorsam sogar auf dich ab!</text:p>
          </table:table-cell>
        </table:table-row>
        <table:table-row table:style-name="ro2">
          <table:table-cell office:value-type="float" office:value="946" calcext:value-type="float">
            <text:p>946</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6M10S" calcext:value-type="time">
            <text:p>0:06: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Kerberos ist jetzt nicht an einem Gespräch interessiert.</text:p>
          </table:table-cell>
        </table:table-row>
        <table:table-row table:style-name="ro2">
          <table:table-cell office:value-type="float" office:value="947" calcext:value-type="float">
            <text:p>947</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6M17S" calcext:value-type="time">
            <text:p>0:06:1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macht schon Spaß, den Teich des Styx zu bewachen, weißt du? Das sanft plätschernde Blut und überhaupt! Und manchmal tacht jemand auf, wie du! Hausangestellte und Ehrengäste, niemand sonst. Ich trage sie ein und sorge mit dafür, dass sie einen angenehmen Aufenthalt haben!</text:p>
          </table:table-cell>
        </table:table-row>
        <table:table-row table:style-name="ro2">
          <table:table-cell office:value-type="float" office:value="948" calcext:value-type="float">
            <text:p>948</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20S" calcext:value-type="time">
            <text:p>0:07: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Eine Gedenktafel ziert eine der Wände des Salons. Sie preist die Errungenschaften derer, die dem ehrwürdigen Hades am besten dienen.</text:p>
          </table:table-cell>
        </table:table-row>
        <table:table-row table:style-name="ro2">
          <table:table-cell office:value-type="float" office:value="949" calcext:value-type="float">
            <text:p>949</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36S" calcext:value-type="time">
            <text:p>0:07:3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Der Prinz persönlich, du, möchtest mit mir sprechen…? Mit mir?! Oh, wow, oh wow!!</text:p>
          </table:table-cell>
        </table:table-row>
        <table:table-row table:style-name="ro2">
          <table:table-cell office:value-type="float" office:value="950" calcext:value-type="float">
            <text:p>950</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43S" calcext:value-type="time">
            <text:p>0:07:43</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äh, wollte nur sagen, dass der Salon wundervoll aussieht, fast wie neu. Besser! Ich hoffe, es war nicht allzu schwierig, alles wieder in Ordnung zu bringen.</text:p>
          </table:table-cell>
        </table:table-row>
        <table:table-row table:style-name="ro2">
          <table:table-cell office:value-type="float" office:value="951" calcext:value-type="float">
            <text:p>95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52S" calcext:value-type="time">
            <text:p>0:07:52</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ichichaaah, Ich muss die Dachsperren reinigen, ich…!</text:p>
          </table:table-cell>
        </table:table-row>
        <table:table-row table:style-name="ro2">
          <table:table-cell office:value-type="float" office:value="952" calcext:value-type="float">
            <text:p>95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8M05S" calcext:value-type="time">
            <text:p>0:08:0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ürde dich zu einem Trank einladen, aber ich weiß, dir steht eine Aufgabe bevor, und Alkohol benebelt die Sinne. Das ist unter den meisten Umständen ein Glück, außer den deinen. Geh nur, und ich werde ein Glas für uns beide trinken.</text:p>
          </table:table-cell>
        </table:table-row>
        <table:table-row table:style-name="ro2">
          <table:table-cell office:value-type="float" office:value="953" calcext:value-type="float">
            <text:p>95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8M18S" calcext:value-type="time">
            <text:p>0:08:1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Ein andermal, Achilles. Ich wollte nur kurz hereinschauen und gehe bald wieder.</text:p>
          </table:table-cell>
        </table:table-row>
        <table:table-row table:style-name="ro2">
          <table:table-cell office:value-type="float" office:value="954" calcext:value-type="float">
            <text:p>95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9M38S" calcext:value-type="time">
            <text:p>0:09: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s ist tiefe Nacht, oder das, was sich wohl in der Unterwelt am ehesten so bezeichnen lässt. Zagreus, der Prinz der Unterwelt, erwacht aus einem unruhigen Schlaf, den Kopf voller Unfug.</text:p>
          </table:table-cell>
        </table:table-row>
        <table:table-row table:style-name="ro2">
          <table:table-cell office:value-type="float" office:value="955" calcext:value-type="float">
            <text:p>95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9M59S" calcext:value-type="time">
            <text:p>0:09: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Zu dieser Zeit ist alles still; der stets träumende Hypnos hat das Haus mit einem Zauber belegt, worum der eigensinnige Zagreus ihn gebeten hatte. Alle schlafen tief und fest, bis auf den Prinzen. Alles läuft genau nach Plan.</text:p>
          </table:table-cell>
        </table:table-row>
        <table:table-row table:style-name="ro2">
          <table:table-cell office:value-type="float" office:value="956" calcext:value-type="float">
            <text:p>956</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0M19S" calcext:value-type="time">
            <text:p>0:10: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nähert sich dem imposanten Thron seines ehrwürdigen Vaters, halb erwartend, ertappt zu werden, doch rechnet nicht mit dem, was ihn erwartet.</text:p>
          </table:table-cell>
        </table:table-row>
        <table:table-row table:style-name="ro2">
          <table:table-cell office:value-type="float" office:value="957" calcext:value-type="float">
            <text:p>957</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0M36S" calcext:value-type="time">
            <text:p>0:10:3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weiß nicht genau, wonach er sucht. Er weiß nur, dass ihm schon immer etwas seltsam vorkam, dass er nicht dazugehört. Wer ist er in Wirklichkeit? Der ehrwürdige Hades verschloss sich solchen Fragen. Also würde Prinz Zagreus es selbst herausfinden.</text:p>
          </table:table-cell>
        </table:table-row>
        <table:table-row table:style-name="ro2">
          <table:table-cell office:value-type="float" office:value="958" calcext:value-type="float">
            <text:p>958</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0M55S" calcext:value-type="time">
            <text:p>0:10: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durchstöbert den Besitz seines ehrwürdigen Vaters. Viel von Bedeutung ist da nicht. Bücher und Verwaältungsunterlagen. Briefe von Olymp, die unbeantwortet geblieben sind. Kein Hinweis auf seinen Sohn, nicht die kleinste Spur.</text:p>
          </table:table-cell>
        </table:table-row>
        <table:table-row table:style-name="ro2">
          <table:table-cell office:value-type="float" office:value="959" calcext:value-type="float">
            <text:p>959</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1M16S" calcext:value-type="time">
            <text:p>0:11: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Aber da ist dieser Zettel… in einer Handschrift so schön, wie sie der Prinz noch nie zuvor gesehen, und in einem Ton so fein, den er noch nie zuvor vernommen hat.</text:p>
          </table:table-cell>
        </table:table-row>
        <table:table-row table:style-name="ro2">
          <table:table-cell office:value-type="float" office:value="960" calcext:value-type="float">
            <text:p>960</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1M29S" calcext:value-type="time">
            <text:p>0:11:29</text:p>
          </table:table-cell>
          <table:table-cell office:value-type="string" calcext:value-type="string">
            <text:p>Persephone</text:p>
          </table:table-cell>
          <table:table-cell office:value-type="string" calcext:value-type="string">
            <text:p>Hades</text:p>
          </table:table-cell>
          <table:table-cell/>
          <table:table-cell office:value-type="string" calcext:value-type="string">
            <text:p>Brief von Persephone</text:p>
          </table:table-cell>
          <table:table-cell office:value-type="string" calcext:value-type="string">
            <text:p>Thronsaal</text:p>
          </table:table-cell>
          <table:table-cell office:value-type="string" calcext:value-type="string">
            <text:p>Hades: ich halte das Leben an diesem Ort nicht länger aus. Also gehe ich, auch wenn es mich umbringt. Ich kehre nicht auf den Olymp zurück. Wenn es in dieser Welt einen Ort gibt, an den ich hingehöre, muss er irgendwo zwischen Himmel und Hölle liegen. Vielleicht an der Küste, mit einem kleinen Garten. Kümmere dich um Kerberos, ich werde ihn vermissen. -Persephone</text:p>
          </table:table-cell>
        </table:table-row>
        <table:table-row table:style-name="ro2">
          <table:table-cell office:value-type="float" office:value="961" calcext:value-type="float">
            <text:p>96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1M56S" calcext:value-type="time">
            <text:p>0:11: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Und so nahm der Prinz der Unterwelt Zagreus die Worte dieses verborgenen Briefes, geschrieben in der Handschrift seiner Mutter, in sich auf.</text:p>
          </table:table-cell>
        </table:table-row>
        <table:table-row table:style-name="ro2">
          <table:table-cell office:value-type="float" office:value="962" calcext:value-type="float">
            <text:p>96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2M03S" calcext:value-type="time">
            <text:p>0:12:03</text:p>
          </table:table-cell>
          <table:table-cell office:value-type="string" calcext:value-type="string">
            <text:p>Zagreus</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andschrift seiner Mutter, der Handschrift meiner Mutter, Moment mal, was? Willst du damit sagen, dass diese Persephone, dass sie… meine Mutter ist? Aber Vater hat doch immer gesagt, dass Nyx meine… dieser Lügner. Er hat mich angelogen, beide haben mich getäuscht. Mein ganzes Leben lang!</text:p>
          </table:table-cell>
        </table:table-row>
        <table:table-row table:style-name="ro2">
          <table:table-cell office:value-type="float" office:value="963" calcext:value-type="float">
            <text:p>96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2M53S" calcext:value-type="time">
            <text:p>0:12:5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Ähm, und so erfuhr der Prinz versehentlich von dem wohlbehüteten Geheimnis um seine Abstammung. Purer Zufall, möchte man meinen.</text:p>
          </table:table-cell>
        </table:table-row>
        <table:table-row table:style-name="ro2">
          <table:table-cell office:value-type="float" office:value="964" calcext:value-type="float">
            <text:p>96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3M19S" calcext:value-type="time">
            <text:p>0:13: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Persephone… einst die Königin der gesamten Unterwelt… wohin ist sie gegangen, und warum? Vor Wut schäumend, beschloss der Prinz, seinen Herrn und Gebieter mit vielen neuen Fragen zu konfrontieren, die sich aus seinem Fund ergaben.</text:p>
          </table:table-cell>
        </table:table-row>
        <table:table-row table:style-name="ro2">
          <table:table-cell office:value-type="float" office:value="965" calcext:value-type="float">
            <text:p>96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3M49S" calcext:value-type="time">
            <text:p>0:13:4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du bist… Nyx, du bist nicht meine Mutter. Du und Vater, ihr habt mich die ganze Zeit... angelogen?</text:p>
          </table:table-cell>
        </table:table-row>
        <table:table-row table:style-name="ro2">
          <table:table-cell office:value-type="float" office:value="966" calcext:value-type="float">
            <text:p>966</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4M03S" calcext:value-type="time">
            <text:p>0:14:0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mein liebes Kind… du weißt es jetzt also…? Du weißt es jetzt also. Aber nur die halbe Wahrheit. Ich kann den Rest erklären, also, bitte…. Es war nie mein Wunsch, dich zu verletzen.</text:p>
          </table:table-cell>
        </table:table-row>
        <table:table-row table:style-name="ro2">
          <table:table-cell office:value-type="float" office:value="967" calcext:value-type="float">
            <text:p>967</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5M03S" calcext:value-type="time">
            <text:p>0:15:0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flink, Bursche! Setze deinen feinen Sput ein, um deine Gegner immer schön in Atem zu halten! Lass dich nicht von ihnen beim Stillstehen erwischen!</text:p>
          </table:table-cell>
        </table:table-row>
        <table:table-row table:style-name="ro2">
          <table:table-cell office:value-type="float" office:value="968" calcext:value-type="float">
            <text:p>968</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5M09S" calcext:value-type="time">
            <text:p>0:15:0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purte wie verrückt, statt stillzustehen. Das ist gar kein so übler Rat.</text:p>
          </table:table-cell>
        </table:table-row>
        <table:table-row table:style-name="ro2">
          <table:table-cell office:value-type="float" office:value="969" calcext:value-type="float">
            <text:p>969</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6M21S" calcext:value-type="time">
            <text:p>0:16:21</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anchmal frage ich mich, was dir wohl durch den Kopf geht. Ich weiß, du kannst mich und die andern hören, aber es ist so verdammt finster da unten, ich kann dich überhaupt nicht hören!</text:p>
          </table:table-cell>
        </table:table-row>
        <table:table-row table:style-name="ro2">
          <table:table-cell office:value-type="float" office:value="970" calcext:value-type="float">
            <text:p>970</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0M29S" calcext:value-type="time">
            <text:p>0:20:2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also der Sohn von Hades und dieser Nyx, Göttin der Nacht, ist das richtig, Neffe…? Nun ja, von allen, die dein ehrwürdiger Vater dort unten finden konnte, kommt sie wohl einer Königin am nächsten. Ich hab versucht, ihn mit vitaleren Damen zu verba</text:p>
          </table:table-cell>
        </table:table-row>
        <table:table-row table:style-name="ro2">
          <table:table-cell office:value-type="float" office:value="971" calcext:value-type="float">
            <text:p>97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2M39S" calcext:value-type="time">
            <text:p>0:22:3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tröstet mich zu sehen, wie weit du gekommen bist, Vetter. Und ich bin sicher, dass du es eines Tages schaffen wirst. Ich freue mich auf die Gespräche, die wir führen werden.</text:p>
          </table:table-cell>
        </table:table-row>
        <table:table-row table:style-name="ro2">
          <table:table-cell office:value-type="float" office:value="972" calcext:value-type="float">
            <text:p>97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6M49S" calcext:value-type="time">
            <text:p>0:26:4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hhh….</text:p>
          </table:table-cell>
        </table:table-row>
        <table:table-row table:style-name="ro2">
          <table:table-cell office:value-type="float" office:value="973" calcext:value-type="float">
            <text:p>97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6M51S" calcext:value-type="time">
            <text:p>0:26:5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Freut mich, dass es dir gefällt, Kumpel. Danke, dass du mir mit deinen Waren hilfst. Auch wenn du mich mit deinen Preisen ziemlich schröpfst!</text:p>
          </table:table-cell>
        </table:table-row>
        <table:table-row table:style-name="ro2">
          <table:table-cell office:value-type="float" office:value="974" calcext:value-type="float">
            <text:p>97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7M04S" calcext:value-type="time">
            <text:p>0:27:0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Kumpel, sagen wir mal ganz hypothetisch, ich würde dir tausend Münzen geben. Wärest du gewillt, mich in deinem herrlichen Boot zu befördern? Den Fluss hinauf, um genau zu sein.</text:p>
          </table:table-cell>
        </table:table-row>
        <table:table-row table:style-name="ro2">
          <table:table-cell office:value-type="float" office:value="975" calcext:value-type="float">
            <text:p>97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7M11S" calcext:value-type="time">
            <text:p>0:27:1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rrnnhhh, hnnnn, hrrnn, hrrrrrnnn…</text:p>
          </table:table-cell>
        </table:table-row>
        <table:table-row table:style-name="ro2">
          <table:table-cell office:value-type="float" office:value="976" calcext:value-type="float">
            <text:p>97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0M28S" calcext:value-type="time">
            <text:p>0:00: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ör mir zu, Zagreus. Deine Mutter ist schon lange fort. Du wirst hier nie entkommen, und selbst wenn, welche Hoffnung könntest du haben, sie dort droben in der Welt zu finden?</text:p>
          </table:table-cell>
        </table:table-row>
        <table:table-row table:style-name="ro2">
          <table:table-cell office:value-type="float" office:value="977" calcext:value-type="float">
            <text:p>97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0M40S" calcext:value-type="time">
            <text:p>0:00:4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offnung habe ich genug. Nicht, dass es dich noch etwas angehen würde.</text:p>
          </table:table-cell>
        </table:table-row>
        <table:table-row table:style-name="ro2">
          <table:table-cell office:value-type="float" office:value="978" calcext:value-type="float">
            <text:p>97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0M48S" calcext:value-type="time">
            <text:p>0:00:4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eigene Familie ist hier unten. Und damit auch deine Pflichten. Du fliehst vor dir selbst. Aber ich kann es dir gerne schwerer machen.</text:p>
          </table:table-cell>
        </table:table-row>
        <table:table-row table:style-name="ro2">
          <table:table-cell office:value-type="float" office:value="979" calcext:value-type="float">
            <text:p>97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6M43S" calcext:value-type="time">
            <text:p>0:06:43</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as ist los, Vetter? Darf ich dich so nennen? Hab was für dich, womit du deine Kämpfe auf Leben und Tod eindeutig schneller zu Ende bringen kannst!</text:p>
          </table:table-cell>
        </table:table-row>
        <table:table-row table:style-name="ro2">
          <table:table-cell office:value-type="float" office:value="980" calcext:value-type="float">
            <text:p>980</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7M41S" calcext:value-type="time">
            <text:p>0:07:4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sengenden Flammen und die Asche des Flusses Phlegeton können dem Fährmann Charon nichts anhaben. Er ist auf allen Gewässern der Unterwelt zu Hause, die die Toten, die Verdammten und all ihren Zierrat tragen.</text:p>
          </table:table-cell>
        </table:table-row>
        <table:table-row table:style-name="ro2">
          <table:table-cell office:value-type="float" office:value="981" calcext:value-type="float">
            <text:p>981</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9M03S" calcext:value-type="time">
            <text:p>0:09:0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Neffe, mein ehrwürdiger Bruder Zeus hat dich also bereits mit seiner donnernden Macht beschenkt? Nun, das wirst du schnell vergessn. Wie gefällt dir das?!</text:p>
          </table:table-cell>
        </table:table-row>
        <table:table-row table:style-name="ro2">
          <table:table-cell office:value-type="float" office:value="982" calcext:value-type="float">
            <text:p>982</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2M55S" calcext:value-type="time">
            <text:p>0:12:55</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 he, Dusa! Was gibt's Neues von deiner endlosen Plackerei?</text:p>
          </table:table-cell>
        </table:table-row>
        <table:table-row table:style-name="ro2">
          <table:table-cell office:value-type="float" office:value="983" calcext:value-type="float">
            <text:p>983</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06S" calcext:value-type="time">
            <text:p>0:13:06</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Um, Herr Hypnos, könntest du naja… vielleicht, du weißt schon, äh, ein Auge auf die Warteschlange vor dem ehrwürdigen Haus werfen? So wie es halt dein Job ist…?</text:p>
          </table:table-cell>
        </table:table-row>
        <table:table-row table:style-name="ro2">
          <table:table-cell office:value-type="float" office:value="984" calcext:value-type="float">
            <text:p>984</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17S" calcext:value-type="time">
            <text:p>0:13:17</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m, kein Problem, ich kann das definitiv tun, ich schreibe es einfach auf die Liste!</text:p>
          </table:table-cell>
        </table:table-row>
        <table:table-row table:style-name="ro2">
          <table:table-cell office:value-type="float" office:value="985" calcext:value-type="float">
            <text:p>985</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23S" calcext:value-type="time">
            <text:p>0:13:2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Ähm, okay! Gut, dass wir eine Chance zum Reden hatten. Jetzt schau vielleicht, dass du etwas Schlaf bekommst. Du siehst ziemlich erledigt aus…?</text:p>
          </table:table-cell>
        </table:table-row>
        <table:table-row table:style-name="ro2">
          <table:table-cell office:value-type="float" office:value="986" calcext:value-type="float">
            <text:p>98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46S" calcext:value-type="time">
            <text:p>0:13:4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e Aufzeichnungen zeigen, dass du mit einigen deiner Leistungen Einnahmen erziehlt hast, Junge. Du brauchst ja wohl ein eigenes Einkommen, da du beschlossen hast, dich abzunabeln.</text:p>
          </table:table-cell>
        </table:table-row>
        <table:table-row table:style-name="ro2">
          <table:table-cell office:value-type="float" office:value="987" calcext:value-type="float">
            <text:p>98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59S" calcext:value-type="time">
            <text:p>0:13:5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du meinst die Prämien, die du jedem in Aussicht stellst, der Meg und deine anderen Hüter da draußen zu schlagen vermag? Meinst du nicht, dass du sie unnötig unter Druck setzt, indem du sie zu Zielscheiben machst?</text:p>
          </table:table-cell>
        </table:table-row>
        <table:table-row table:style-name="ro2">
          <table:table-cell office:value-type="float" office:value="988" calcext:value-type="float">
            <text:p>98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4M11S" calcext:value-type="time">
            <text:p>0:14:1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müssen besser werden, sonst muss man sie ersetzen. Wenn sie in ihre jeweiligen Aufgaben hineinwachsen sollen, müssen sie ihre Schwächen kennen. Genau wie ich. Dass du die Prämien dafür einsammelst, tut nichts zur Sache.</text:p>
          </table:table-cell>
        </table:table-row>
        <table:table-row table:style-name="ro2">
          <table:table-cell office:value-type="float" office:value="989" calcext:value-type="float">
            <text:p>98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4M26S" calcext:value-type="time">
            <text:p>0:14:2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rke dir diese Worte, denn eines Tages wirst du sie und so viele andere zurücknehmen müssen.</text:p>
          </table:table-cell>
        </table:table-row>
        <table:table-row table:style-name="ro2">
          <table:table-cell office:value-type="float" office:value="990" calcext:value-type="float">
            <text:p>990</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4M58S" calcext:value-type="time">
            <text:p>0:14:5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Hey, äh, was trinkst du denn da, Meg? Schmeckt das gut?</text:p>
          </table:table-cell>
        </table:table-row>
        <table:table-row table:style-name="ro2">
          <table:table-cell office:value-type="float" office:value="991" calcext:value-type="float">
            <text:p>991</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00S" calcext:value-type="time">
            <text:p>0:15:0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auch immer es ist, es ist saft- und Kraftlos. Ähnlich wie dein Blut.</text:p>
          </table:table-cell>
        </table:table-row>
        <table:table-row table:style-name="ro2">
          <table:table-cell office:value-type="float" office:value="992" calcext:value-type="float">
            <text:p>992</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06S" calcext:value-type="time">
            <text:p>0:15:0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Reizend. Nun, dann werde ich dich nicht weiter stören.</text:p>
          </table:table-cell>
        </table:table-row>
        <table:table-row table:style-name="ro2">
          <table:table-cell office:value-type="float" office:value="993" calcext:value-type="float">
            <text:p>993</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13S" calcext:value-type="time">
            <text:p>0:15:1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er Salon im Haus des Hades ist ein trister Ort, trotz seiner vorgesehenen Bestimmung, die grimmigen Bewohner des Hauses aufzuheitern.</text:p>
          </table:table-cell>
        </table:table-row>
        <table:table-row table:style-name="ro2">
          <table:table-cell office:value-type="float" office:value="994" calcext:value-type="float">
            <text:p>994</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45S" calcext:value-type="time">
            <text:p>0:15:4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der Spiegel in deinem Schlafgemach ist zufriedenstellend, liebes Kind…?</text:p>
          </table:table-cell>
        </table:table-row>
        <table:table-row table:style-name="ro2">
          <table:table-cell office:value-type="float" office:value="995" calcext:value-type="float">
            <text:p>995</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52S" calcext:value-type="time">
            <text:p>0:15:5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esser als ich mir je hätte vorstellen können, Nyx. Du sagtest, er könne noch etwas anderes tun, wenn ich mich einmal an ihn gewöhnt hätte. Ich glaube, ich bin jetzt dafür bereit.</text:p>
          </table:table-cell>
        </table:table-row>
        <table:table-row table:style-name="ro2">
          <table:table-cell office:value-type="float" office:value="996" calcext:value-type="float">
            <text:p>99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6M00S" calcext:value-type="time">
            <text:p>0:16: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denke ich ebenfalls. Dann soll es geschehen, wie du es dir wünscht.</text:p>
          </table:table-cell>
        </table:table-row>
        <table:table-row table:style-name="ro2">
          <table:table-cell office:value-type="float" office:value="997" calcext:value-type="float">
            <text:p>99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7M42S" calcext:value-type="time">
            <text:p>0:17:4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du hast dieses uralte Blut erwähnt, das ich im Tartaros gefunden habe. Weißt du zufällig, was ich damit anfangen soll?</text:p>
          </table:table-cell>
        </table:table-row>
        <table:table-row table:style-name="ro2">
          <table:table-cell office:value-type="float" office:value="998" calcext:value-type="float">
            <text:p>99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7M56S" calcext:value-type="time">
            <text:p>0:17:5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Ahnung! Es hat jedenfalls nichts mit deinen Infernalen Waffen zu tun. Und wie ich höre, hast du zu einigen von denen immer noch keinen Zugang?</text:p>
          </table:table-cell>
        </table:table-row>
        <table:table-row table:style-name="ro2">
          <table:table-cell office:value-type="float" office:value="999" calcext:value-type="float">
            <text:p>99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8M59S" calcext:value-type="time">
            <text:p>0:18:5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die den Namen Nyx trägt… Sie ist deine Mutter, höre ich? Wir Olympier verkehren selten mit den chthonischen Göttern. Nyx selbst schilderte mir jedoch deine missliche Lage, für mich Anlass zum Handeln.</text:p>
          </table:table-cell>
        </table:table-row>
        <table:table-row table:style-name="ro2">
          <table:table-cell office:value-type="float" office:value="1000" calcext:value-type="float">
            <text:p>1000</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07S" calcext:value-type="time">
            <text:p>0:22:0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n…?</text:p>
          </table:table-cell>
        </table:table-row>
        <table:table-row table:style-name="ro2">
          <table:table-cell office:value-type="float" office:value="1001" calcext:value-type="float">
            <text:p>1001</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09S" calcext:value-type="time">
            <text:p>0:22:0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wenn du irgendwann deine Preise anpassen solltest, denkst du vielleicht auch an mich!</text:p>
          </table:table-cell>
        </table:table-row>
        <table:table-row table:style-name="ro2">
          <table:table-cell office:value-type="float" office:value="1002" calcext:value-type="float">
            <text:p>1002</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17S" calcext:value-type="time">
            <text:p>0:22: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aahhhhhhhhh….</text:p>
          </table:table-cell>
        </table:table-row>
        <table:table-row table:style-name="ro2">
          <table:table-cell office:value-type="float" office:value="1003" calcext:value-type="float">
            <text:p>1003</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19S" calcext:value-type="time">
            <text:p>0:22:1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ei ebenfalls gegrüßt, Kumpel! Dann lass uns mal einen Blick auf dein Angebot werfen, ja?</text:p>
          </table:table-cell>
        </table:table-row>
        <table:table-row table:style-name="ro2">
          <table:table-cell office:value-type="float" office:value="1004" calcext:value-type="float">
            <text:p>1004</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26S" calcext:value-type="time">
            <text:p>0:22:2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infernalischen Waren des stygischen Fährmanns Charon liegen verstreut, bereit zum Verkauf an jeden, der bereit ist, den großen Hunger des Fährmanns nach Reichtümern zu stillen.</text:p>
          </table:table-cell>
        </table:table-row>
        <table:table-row table:style-name="ro2">
          <table:table-cell office:value-type="float" office:value="1005" calcext:value-type="float">
            <text:p>1005</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3M25S" calcext:value-type="time">
            <text:p>0:23:2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h, diesmal hab ich wirklich was für dich, Klein-Hades! Was ganz Besonderes, das du bekommen solltest, wenn du dich wirklich bewährt hast!</text:p>
          </table:table-cell>
        </table:table-row>
        <table:table-row table:style-name="ro2">
          <table:table-cell office:value-type="float" office:value="1006" calcext:value-type="float">
            <text:p>100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8M28S" calcext:value-type="time">
            <text:p>0:28: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möchte gern eines wissen, Zag. Kennen deine Verwandten auf dem Olymp den wahren Grund für deine Fluchtversuche?</text:p>
          </table:table-cell>
        </table:table-row>
        <table:table-row table:style-name="ro2">
          <table:table-cell office:value-type="float" office:value="1007" calcext:value-type="float">
            <text:p>100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8M36S" calcext:value-type="time">
            <text:p>0:28:3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werde ich ihnen noch zu gegebener Zeit sagen. Sie sind meine Familie. Sie werden es sicherlich verstehen.</text:p>
          </table:table-cell>
        </table:table-row>
        <table:table-row table:style-name="ro2">
          <table:table-cell office:value-type="float" office:value="1008" calcext:value-type="float">
            <text:p>100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8M47S" calcext:value-type="time">
            <text:p>0:28:4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dieser Sache nicht gewachsen, du Trottel. Du setzt dadurch das letzte bisschen Verbundenheit zwischen dem ehrwürdigen Hades und diesen undankbaren Göttern auf dem Olymp aufs Spiel.</text:p>
          </table:table-cell>
        </table:table-row>
        <table:table-row table:style-name="ro2">
          <table:table-cell office:value-type="float" office:value="1009" calcext:value-type="float">
            <text:p>100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34M50S" calcext:value-type="time">
            <text:p>0:34:50</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Mann, ich hab gehört, Athene hat schon mit dir gesprochen? Sie ist cool. Wirst du merken, wenn du sie erstmal kennenlernst. Hier! Ich hab was, das zu ihrem Stil passen dürfte.</text:p>
          </table:table-cell>
        </table:table-row>
        <table:table-row table:style-name="ro2">
          <table:table-cell office:value-type="float" office:value="1010" calcext:value-type="float">
            <text:p>1010</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5M34S" calcext:value-type="time">
            <text:p>0:05:34</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wirst ihm bei dieser Sache nicht helfen, Nyx. Für seine Torheit gebühren ihm Hohn und Tadel, nicht Nachsicht. Verstehen wir uns?</text:p>
          </table:table-cell>
        </table:table-row>
        <table:table-row table:style-name="ro2">
          <table:table-cell office:value-type="float" office:value="1011" calcext:value-type="float">
            <text:p>1011</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5M46S" calcext:value-type="time">
            <text:p>0:05:46</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Wir verstehen uns, Hades, ja. Er ist immerhin dein Sohn und somit deine Verantwortung. Ich hingegen habe Verpflichtungen diesem Reich und diesem Haus gegenüber. Du hast mich dabei unterstützt, und so stehe ich, wie immer, in deiner Schuld.</text:p>
          </table:table-cell>
        </table:table-row>
        <table:table-row table:style-name="ro2">
          <table:table-cell office:value-type="float" office:value="1012" calcext:value-type="float">
            <text:p>1012</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6M03S" calcext:value-type="time">
            <text:p>0:06:0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ran musst du mich nicht erinnern. Sicher würden all diejenigen, die einst meinen Brüdern und mir trotzten, eine Aufgabe in meinem Haus einer Ewigkeit in den tiefsten Abgründen des Tartaros vorziehen. Nicht, dass die Finsternis dort dich anfechten würde.</text:p>
          </table:table-cell>
        </table:table-row>
        <table:table-row table:style-name="ro2">
          <table:table-cell office:value-type="float" office:value="1013" calcext:value-type="float">
            <text:p>1013</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6M29S" calcext:value-type="time">
            <text:p>0:06:2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weggeschlossenen Waffen vor deinen Gemächern… dein Vater wird ihr Fehlen nicht bemerken, glaube ich. Sie erinnern ihn an eine Zeit, als er zusammen mit seinen Geschwistern kämpfte. Er will nichts mehr davon wissen. Ich glaube, es ist recht, dass du ihre Macht geerbt hast.</text:p>
          </table:table-cell>
        </table:table-row>
        <table:table-row table:style-name="ro2">
          <table:table-cell office:value-type="float" office:value="1014" calcext:value-type="float">
            <text:p>1014</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6M45S" calcext:value-type="time">
            <text:p>0:06:4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ine Macht, die einst die Titanen einsperrte… und die es vielleicht vermag, mich von hier zu befreien. Danke für deine Hilfe, Achilles.</text:p>
          </table:table-cell>
        </table:table-row>
        <table:table-row table:style-name="ro2">
          <table:table-cell office:value-type="float" office:value="1015" calcext:value-type="float">
            <text:p>1015</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8M08S" calcext:value-type="time">
            <text:p>0:08: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stark geworde, das muss ich dir lassen, Bursche. Stark genug, um einen Kerl wie mich an die Wand zu klatschen, damit ich in meine Einzelteile zerfalle. Bumm! Denke daran: Die Wände sind deine Freunde, wenn du es mit deinen Gegnern aufnimmst!</text:p>
          </table:table-cell>
        </table:table-row>
        <table:table-row table:style-name="ro2">
          <table:table-cell office:value-type="float" office:value="1016" calcext:value-type="float">
            <text:p>1016</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8M20S" calcext:value-type="time">
            <text:p>0:08:2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rle an die Wand klatschen. Guter Rat wie immer, Kumpel.</text:p>
          </table:table-cell>
        </table:table-row>
        <table:table-row table:style-name="ro2">
          <table:table-cell office:value-type="float" office:value="1017" calcext:value-type="float">
            <text:p>1017</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8M46S" calcext:value-type="time">
            <text:p>0:08: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wie bist du an einen so schönen Bogen wie diesen gekommen? Pass gut auf Coronacht auf, damit auch ich ihn ausprobieren kann, wenn du erst mal hier oben bist.</text:p>
          </table:table-cell>
        </table:table-row>
        <table:table-row table:style-name="ro2">
          <table:table-cell office:value-type="float" office:value="1018" calcext:value-type="float">
            <text:p>1018</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0M57S" calcext:value-type="time">
            <text:p>0:10:5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püre, dass die scheue Artemis dir Beachtung schenkt, stimmt das, Neffe?! Die meisten von uns meidet sie, wenn sie also an dir Gefallen findet, wunderbar!</text:p>
          </table:table-cell>
        </table:table-row>
        <table:table-row table:style-name="ro2">
          <table:table-cell office:value-type="float" office:value="1019" calcext:value-type="float">
            <text:p>1019</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1M34S" calcext:value-type="time">
            <text:p>0:11:3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ndelst in der Finsternis, praktisch unsichtbar, Sohn des Hades. Selbst mir fällt es mitunter schwer, deine Anwesenheit zu spüren. Die Olympier erhaschen manchmal einen Blick. Doch dich umgibt stets ein Schleier. Das ist der Einfluss von Nyx.</text:p>
          </table:table-cell>
        </table:table-row>
        <table:table-row table:style-name="ro2">
          <table:table-cell office:value-type="float" office:value="1020" calcext:value-type="float">
            <text:p>1020</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3M08S" calcext:value-type="time">
            <text:p>0:13:0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s dein Vater deine Geburt und dein Leben vor uns verborgen hielt, ist grausam, mein Vetter. Es ist untragbar.</text:p>
          </table:table-cell>
        </table:table-row>
        <table:table-row table:style-name="ro2">
          <table:table-cell office:value-type="float" office:value="1021" calcext:value-type="float">
            <text:p>1021</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8M07S" calcext:value-type="time">
            <text:p>0:18:0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Ähm, Charon, Kumpel…? Du hast nicht zufällig über meinen Vorschlag nachgedacht, mich, du weißt schon… mit der Fähre zur Oberfläche zu bringen? Wo es doch für dich kein Umweg wäre.</text:p>
          </table:table-cell>
        </table:table-row>
        <table:table-row table:style-name="ro2">
          <table:table-cell office:value-type="float" office:value="1022" calcext:value-type="float">
            <text:p>1022</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8M21S" calcext:value-type="time">
            <text:p>0:18:2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1023" calcext:value-type="float">
            <text:p>1023</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9M08S" calcext:value-type="time">
            <text:p>0:19:0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ib endlich auf, Zag. Oder ich töte dich aufs neue, wenn du wieder hier auftauchst.</text:p>
          </table:table-cell>
        </table:table-row>
        <table:table-row table:style-name="ro2">
          <table:table-cell office:value-type="float" office:value="1024" calcext:value-type="float">
            <text:p>1024</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9M14S" calcext:value-type="time">
            <text:p>0:19:1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be schlechte Neuigkeiten für dich, Meg. Ich werde immer stärker.</text:p>
          </table:table-cell>
        </table:table-row>
        <table:table-row table:style-name="ro2">
          <table:table-cell office:value-type="float" office:value="1025" calcext:value-type="float">
            <text:p>1025</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9M19S" calcext:value-type="time">
            <text:p>0:19:1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hast du recht. Aber du wirst mir nie ebenbürtig sein. Niemals. Das solltest du dir hinter die Ohren schreiben.</text:p>
          </table:table-cell>
        </table:table-row>
        <table:table-row table:style-name="ro2">
          <table:table-cell office:value-type="float" office:value="1026" calcext:value-type="float">
            <text:p>1026</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04M36S" calcext:value-type="time">
            <text:p>0:04:36</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es mit Megaira, der Erinye, zu tun bekommen, oder? Oh, über die könnte ich dir so einiges erzählen. Seit einiger Zeit pflegen wir Olympier jedoch keinen Umgang mehr mit den Bewohnern der Unterwelt. Du bist die einzige Ausnahme!</text:p>
          </table:table-cell>
        </table:table-row>
        <table:table-row table:style-name="ro2">
          <table:table-cell office:value-type="float" office:value="1027" calcext:value-type="float">
            <text:p>1027</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12S" calcext:value-type="time">
            <text:p>0:22:12</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lt, Schuft! Du wirst keinen einzigen Schritt weiter ans Licht des Tages tun, solange ich hier bin.</text:p>
          </table:table-cell>
        </table:table-row>
        <table:table-row table:style-name="ro2">
          <table:table-cell office:value-type="float" office:value="1028" calcext:value-type="float">
            <text:p>1028</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20S" calcext:value-type="time">
            <text:p>0:22:20</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Zwei gegen einen. Scheint kaum gerecht zu sein…. Ach, was soll's! &lt;Schnauben&gt; Töten wir ihn, dann haben wir's hinter uns, König.</text:p>
          </table:table-cell>
        </table:table-row>
        <table:table-row table:style-name="ro2">
          <table:table-cell office:value-type="float" office:value="1029" calcext:value-type="float">
            <text:p>1029</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29S" calcext:value-type="time">
            <text:p>0:22:29</text:p>
          </table:table-cell>
          <table:table-cell office:value-type="string" calcext:value-type="string">
            <text:p>Zagreus</text:p>
          </table:table-cell>
          <table:table-cell office:value-type="string" calcext:value-type="string">
            <text:p>Asterio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Theseus?! Der Stier von Minos?! Ihr zwei seid Legenden! Es wäre mir eine Ehre, hier mit euch einen sportlichen Wettkampf auszutragen!</text:p>
          </table:table-cell>
        </table:table-row>
        <table:table-row table:style-name="ro2">
          <table:table-cell office:value-type="float" office:value="1030" calcext:value-type="float">
            <text:p>1030</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31S" calcext:value-type="time">
            <text:p>0:22:31</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 ein unverhohlener Versuch, mich von meiner Gesinnung abzubringen. Verteidige dich, du Unhold! Mögen die Götter dir Gnade walten lassen, denn ich werde das nicht!</text:p>
          </table:table-cell>
        </table:table-row>
        <table:table-row table:style-name="ro2">
          <table:table-cell office:value-type="float" office:value="1031" calcext:value-type="float">
            <text:p>1031</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0M49S" calcext:value-type="time">
            <text:p>0:00:49</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oow, nicht zu fassen, du bist gegen den Minotaurus angetreten! Kein Wunder, dass du wieder hier bist! Er ist nicht aufzuhalten, das weiß doch jeder. Besonders ich! He, könntest du ihn für mich um ein Autogramm bitten, wenn du ihm das nächste Mal begegnest?</text:p>
          </table:table-cell>
        </table:table-row>
        <table:table-row table:style-name="ro2">
          <table:table-cell office:value-type="float" office:value="1032" calcext:value-type="float">
            <text:p>1032</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1M13S" calcext:value-type="time">
            <text:p>0:01:13</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Achilles, ich habe schon länger eine Frage zu deinem Kodex. Die Wörter stammen von dir, aber durch meine Taten vermag ich sie aufzunehmen. Funktionieren alle sterblichen Schriften so?</text:p>
          </table:table-cell>
        </table:table-row>
        <table:table-row table:style-name="ro2">
          <table:table-cell office:value-type="float" office:value="1033" calcext:value-type="float">
            <text:p>1033</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1M24S" calcext:value-type="time">
            <text:p>0:01:2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Weißt du, Junge, ich bin schon eine ganze Weile hier im Reich deines Vaters. Zwischen mir und den von mir aufgezeichneten Lehren entstand eine Bindung, ähnlich wie mit diesem Speer. Bindungen dieser Art kann man im Lauf der Zeit aufheben. Und somit kann mein Wissen das deinige werden. Was auch immer es umfasst.</text:p>
          </table:table-cell>
        </table:table-row>
        <table:table-row table:style-name="ro2">
          <table:table-cell office:value-type="float" office:value="1034" calcext:value-type="float">
            <text:p>1034</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1M57S" calcext:value-type="time">
            <text:p>0:01:5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ist fort, Junge. Sie ist fort. Du wirst sie niemals aufspüren. Ich dachte, du wärest inzwischen von allein zu diesem Schluss gekommen. Aber anscheinend muss es gesagt werden.</text:p>
          </table:table-cell>
        </table:table-row>
        <table:table-row table:style-name="ro2">
          <table:table-cell office:value-type="float" office:value="1035" calcext:value-type="float">
            <text:p>1035</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2M10S" calcext:value-type="time">
            <text:p>0:02:1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meinst Mutter [sic] Woher willst du das überhaupt wissen? Du hast auch gesagt, es sei unmöglich, die Oberfläche zu erreichen, und jetzt trennen mich nur wenige Schritte von ihr.</text:p>
          </table:table-cell>
        </table:table-row>
        <table:table-row table:style-name="ro2">
          <table:table-cell office:value-type="float" office:value="1036" calcext:value-type="float">
            <text:p>1036</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2M20S" calcext:value-type="time">
            <text:p>0:02: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meine letzte Warnung an dich, Junge, lass diese sinnlose Suche sein. Oder die Folgen werden viel schlimmer sein als alles, was du bisher erlebt hast.</text:p>
          </table:table-cell>
        </table:table-row>
        <table:table-row table:style-name="ro2">
          <table:table-cell office:value-type="float" office:value="1037" calcext:value-type="float">
            <text:p>1037</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25S" calcext:value-type="time">
            <text:p>0:03:2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weißt du etwas über ein schüchternes, sanftes Wesen in der Gestalt des Chaos? Es sprach mich kürzlich an und bot mir eine Gabe an, oder so etwas Ähnliches.</text:p>
          </table:table-cell>
        </table:table-row>
        <table:table-row table:style-name="ro2">
          <table:table-cell office:value-type="float" office:value="1038" calcext:value-type="float">
            <text:p>1038</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34S" calcext:value-type="time">
            <text:p>0:03:3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rchaos… ja, ich kenne sie gut. Deine Suche muss wohl seine [sic] Interesse erregt haben. Ich rate dir, dich vor ihren Gaben in Acht zu nehmen. Beachte jedoch, dass Chaos zwar ein Schwindler, aber kein Betrüger ist.</text:p>
          </table:table-cell>
        </table:table-row>
        <table:table-row table:style-name="ro2">
          <table:table-cell office:value-type="float" office:value="1039" calcext:value-type="float">
            <text:p>1039</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54S" calcext:value-type="time">
            <text:p>0:03:5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machen denn deine Schwestern noch so, Meg? Ich habe sie gar nicht gesehen.</text:p>
          </table:table-cell>
        </table:table-row>
        <table:table-row table:style-name="ro2">
          <table:table-cell office:value-type="float" office:value="1040" calcext:value-type="float">
            <text:p>1040</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59S" calcext:value-type="time">
            <text:p>0:03: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ir sind ein bisschen überfordert, wie du siehst. Dort droben findet irgendein Krieg statt, und folglich gibt es mehr Arbeit als sonst. Ich halte hier die Stellung. Und kümmere mich um dich.</text:p>
          </table:table-cell>
        </table:table-row>
        <table:table-row table:style-name="ro2">
          <table:table-cell office:value-type="float" office:value="1041" calcext:value-type="float">
            <text:p>1041</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4M26S" calcext:value-type="time">
            <text:p>0:04:2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ah, hoffe, du hast einen angenehmen Aufenthalt! Auch wenn du nicht mehr hier leben möchtest, eure Hoheit!</text:p>
          </table:table-cell>
        </table:table-row>
        <table:table-row table:style-name="ro2">
          <table:table-cell office:value-type="float" office:value="1042" calcext:value-type="float">
            <text:p>1042</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5M05S" calcext:value-type="time">
            <text:p>0:05: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Bursche, pass auf, wohin du diese Blutsteine wirfst. Wenn du sie fallen lässt, dann hebst du sie gefälligst auch wieder auf, verstanden! Aber wenn dir jemand Kummer bereitet, dann hast du meine Erlaubnis, demjenigen direkt einen ins Auge zu werfen!</text:p>
          </table:table-cell>
        </table:table-row>
        <table:table-row table:style-name="ro2">
          <table:table-cell office:value-type="float" office:value="1043" calcext:value-type="float">
            <text:p>1043</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5M18S" calcext:value-type="time">
            <text:p>0:05:1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ziele immer auf die Bauchgegend, weil die Augen meiner Erfahrung nach viel schwieriger zu treffen sind.</text:p>
          </table:table-cell>
        </table:table-row>
        <table:table-row table:style-name="ro2">
          <table:table-cell office:value-type="float" office:value="1044" calcext:value-type="float">
            <text:p>1044</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6M56S" calcext:value-type="time">
            <text:p>0:06:5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deine entferneten Verwandten inzwischen kennengelernt. Unser Auftreten ist nicht dasselber, und wir stimmen oft nicht überein. Doch wir alle wünschen dir das Beste.</text:p>
          </table:table-cell>
        </table:table-row>
        <table:table-row table:style-name="ro2">
          <table:table-cell office:value-type="float" office:value="1045" calcext:value-type="float">
            <text:p>1045</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9M18S" calcext:value-type="time">
            <text:p>0:09:1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 hhmmm hmmmm….</text:p>
          </table:table-cell>
        </table:table-row>
        <table:table-row table:style-name="ro2">
          <table:table-cell office:value-type="float" office:value="1046" calcext:value-type="float">
            <text:p>1046</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9M20S" calcext:value-type="time">
            <text:p>0:09:2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ich gebe dir dies, ohne eine Gegenleistung wie etwa niedrigere Preise zu erwarten. Das wäre ja auch unverschämt.</text:p>
          </table:table-cell>
        </table:table-row>
        <table:table-row table:style-name="ro2">
          <table:table-cell office:value-type="float" office:value="1047" calcext:value-type="float">
            <text:p>1047</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1M33S" calcext:value-type="time">
            <text:p>0:11:3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In dem stillsten, einsamsten, dunkelsten Abgrund der Unterwelt versteckt sich der Nachweis auf den Beginn aller Dinge, von auf Chaos! Der uralte Bildhauer, welcher dieser Welt Form verlieh.</text:p>
          </table:table-cell>
        </table:table-row>
        <table:table-row table:style-name="ro2">
          <table:table-cell office:value-type="float" office:value="1048" calcext:value-type="float">
            <text:p>1048</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1M52S" calcext:value-type="time">
            <text:p>0:11:5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spürte ein gewisses Grollen hier im Schoß der Erde. So, als hätte sie sich etwas einverleibt, das ihr nicht bekam… Vielleicht wünscht die Erde selbst ja, dich wieder auszuspucken…?</text:p>
          </table:table-cell>
        </table:table-row>
        <table:table-row table:style-name="ro2">
          <table:table-cell office:value-type="float" office:value="1049" calcext:value-type="float">
            <text:p>1049</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3M26S" calcext:value-type="time">
            <text:p>0:13:26</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a, schau einer an, Charon, Kumpel, du siehst gut aus? Aber irgendwas ist anders, ich bin bloß nicht sicher, was es ist. Hast du vielleicht deine Frisur geändert.</text:p>
          </table:table-cell>
        </table:table-row>
        <table:table-row table:style-name="ro2">
          <table:table-cell office:value-type="float" office:value="1050" calcext:value-type="float">
            <text:p>1050</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3M35S" calcext:value-type="time">
            <text:p>0:13:3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1051" calcext:value-type="float">
            <text:p>1051</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3M57S" calcext:value-type="time">
            <text:p>0:13:5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 Mmmörder…</text:p>
          </table:table-cell>
        </table:table-row>
        <table:table-row table:style-name="ro2">
          <table:table-cell office:value-type="float" office:value="1052" calcext:value-type="float">
            <text:p>1052</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04S" calcext:value-type="time">
            <text:p>0:14:04</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e, du musst eine von Megs Schwestern sein. Nett, dich endlich kennenzulernen! Ich heiße Zagreus. Nicht Mörder. Ganz gewiss nicht.</text:p>
          </table:table-cell>
        </table:table-row>
        <table:table-row table:style-name="ro2">
          <table:table-cell office:value-type="float" office:value="1053" calcext:value-type="float">
            <text:p>1053</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12S" calcext:value-type="time">
            <text:p>0:14:12</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mmmörderrrrrrrr…!</text:p>
          </table:table-cell>
        </table:table-row>
        <table:table-row table:style-name="ro2">
          <table:table-cell office:value-type="float" office:value="1054" calcext:value-type="float">
            <text:p>1054</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20S" calcext:value-type="time">
            <text:p>0:14:20</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 also ich habe vielleicht ein paar Dinge getan, auf die ich nicht unbedingt stolz bin, aber ich bin mir absolut sicher, dass ich niemanden ermordet habe.</text:p>
          </table:table-cell>
        </table:table-row>
        <table:table-row table:style-name="ro2">
          <table:table-cell office:value-type="float" office:value="1055" calcext:value-type="float">
            <text:p>1055</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31S" calcext:value-type="time">
            <text:p>0:14:3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mörderrrrrrrr…!</text:p>
          </table:table-cell>
        </table:table-row>
        <table:table-row table:style-name="ro2">
          <table:table-cell office:value-type="float" office:value="1056" calcext:value-type="float">
            <text:p>1056</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9M39S" calcext:value-type="time">
            <text:p>0:19:3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ollte dir nur sagen, dass meine Schwester Artemis nach dir Ausschau hält. Du dürftest ihr in Kürze in einem der Gemächer begegnen.</text:p>
          </table:table-cell>
        </table:table-row>
        <table:table-row table:style-name="ro2">
          <table:table-cell office:value-type="float" office:value="1057" calcext:value-type="float">
            <text:p>1057</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23M08S" calcext:value-type="time">
            <text:p>0:23:08</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Offensichtlich läuft die Jagd für dich bisher nicht besonders gut. Doch vielleicht können wir da noch etwas retten.</text:p>
          </table:table-cell>
        </table:table-row>
        <table:table-row table:style-name="ro2">
          <table:table-cell office:value-type="float" office:value="1058" calcext:value-type="float">
            <text:p>1058</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29M21S" calcext:value-type="time">
            <text:p>0:29:2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onnerwetter, du bist schon mindestens fünfmal gestorben, oder? Sterben ist gut für das Ökosystem hier unten, drum, ähm, danke! Du hilfst, die Unterwelt zu einem besseren Ort zu machen!</text:p>
          </table:table-cell>
        </table:table-row>
        <table:table-row table:style-name="ro2">
          <table:table-cell office:value-type="float" office:value="1059" calcext:value-type="float">
            <text:p>1059</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29M35S" calcext:value-type="time">
            <text:p>0:29:35</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hr gut! Einfach nur immer wieder sterben, und alles wird gut.</text:p>
          </table:table-cell>
        </table:table-row>
        <table:table-row table:style-name="ro2">
          <table:table-cell office:value-type="float" office:value="1060" calcext:value-type="float">
            <text:p>106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0M24S" calcext:value-type="time">
            <text:p>0:00:2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ommst mit dem Kodex voran. Es freut mich, das zu sehen. Wegen meiner Pflichten im Haus konnte ich in letzter Zeit nicht mehr so häufig reisen wie früher.</text:p>
          </table:table-cell>
        </table:table-row>
        <table:table-row table:style-name="ro2">
          <table:table-cell office:value-type="float" office:value="1061" calcext:value-type="float">
            <text:p>106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0M35S" calcext:value-type="time">
            <text:p>0:00:3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für uns beide reisen, Achilles. Ich habe außer diesen Mauern so wenig gesehen.</text:p>
          </table:table-cell>
        </table:table-row>
        <table:table-row table:style-name="ro2">
          <table:table-cell office:value-type="float" office:value="1062" calcext:value-type="float">
            <text:p>106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0M54S" calcext:value-type="time">
            <text:p>0:00:5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ass Nyx dich unterstützt. Willst du ihr Mitleid ausnutzen? Es ist mir gleich. Ihre Kräfte sind ohnehin nicht grenzenlos.</text:p>
          </table:table-cell>
        </table:table-row>
        <table:table-row table:style-name="ro2">
          <table:table-cell office:value-type="float" office:value="1063" calcext:value-type="float">
            <text:p>106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1M06S" calcext:value-type="time">
            <text:p>0:01:0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kannst du nur… Nyx ist die Nacht selbst, und sie kann tun, was sie will, stimmt das nicht, Vater? Glaubst du, ich hätte sie in diese Angelegenheit hineingezogen?</text:p>
          </table:table-cell>
        </table:table-row>
        <table:table-row table:style-name="ro2">
          <table:table-cell office:value-type="float" office:value="1064" calcext:value-type="float">
            <text:p>106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1M14S" calcext:value-type="time">
            <text:p>0:01:1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unge, du hast schon den ganzen Haushalt und obendrein auch noch meine närrischen Verwandten in dieses von dir geschaffene Fiasko hineingezogen. Und das alles wagst du auch noch eine Angelegenheit zu nennen.</text:p>
          </table:table-cell>
        </table:table-row>
        <table:table-row table:style-name="ro2">
          <table:table-cell office:value-type="float" office:value="1065" calcext:value-type="float">
            <text:p>106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1M55S" calcext:value-type="time">
            <text:p>0:01:5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Ehm, Nyx? Du hast so viel für mich getan, ich… dachte das hier würde dir gefallen.</text:p>
          </table:table-cell>
        </table:table-row>
        <table:table-row table:style-name="ro2">
          <table:table-cell office:value-type="float" office:value="1066" calcext:value-type="float">
            <text:p>106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2M00S" calcext:value-type="time">
            <text:p>0:02: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Du weißt doch, dass dein Vater es nicht mag, wenn hier Nektar ausgeteilt wird, liebes Kind. Aber ich bin nicht er… und ich wollte dir ohnehin ein Zeichen meiner Zuneigung geben.</text:p>
          </table:table-cell>
        </table:table-row>
        <table:table-row table:style-name="ro2">
          <table:table-cell office:value-type="float" office:value="1067" calcext:value-type="float">
            <text:p>106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2M18S" calcext:value-type="time">
            <text:p>0:02:1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Ich muss dich etwas fragen. Bist du sicher, dass meine Suche nicht vergebens ist? Meine Mutter, was ist… wenn sie tot ist?</text:p>
          </table:table-cell>
        </table:table-row>
        <table:table-row table:style-name="ro2">
          <table:table-cell office:value-type="float" office:value="1068" calcext:value-type="float">
            <text:p>106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2M28S" calcext:value-type="time">
            <text:p>0:02:2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Mutter lebt noch. Es gibt keine andere Erklärung. Denn sonst wäre sie ja hier bei uns… Sie war eine gute Frau. Würdevoll, gütig. Ich versuchte dich in ihrem Sinne auszuziehen.</text:p>
          </table:table-cell>
        </table:table-row>
        <table:table-row table:style-name="ro2">
          <table:table-cell office:value-type="float" office:value="1069" calcext:value-type="float">
            <text:p>106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7M47S" calcext:value-type="time">
            <text:p>0:07:4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gebe dir einen guten Rat, Bursche. Wenn du da draußen an einen Kerl wie mich gerätst, stoß ihm ohne zu zögern einen Dolch in den Rücken, bevor er dich heulend zu deinem Papa zurückschickt.</text:p>
          </table:table-cell>
        </table:table-row>
        <table:table-row table:style-name="ro2">
          <table:table-cell office:value-type="float" office:value="1070" calcext:value-type="float">
            <text:p>107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8M01S" calcext:value-type="time">
            <text:p>0:08:01</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Nektar</text:p>
          </table:table-cell>
          <table:table-cell office:value-type="string" calcext:value-type="string">
            <text:p>Hof</text:p>
          </table:table-cell>
          <table:table-cell office:value-type="string" calcext:value-type="string">
            <text:p>Für dich, Kumpel. Ich dachte, das würde dir vielleicht gefallen.</text:p>
          </table:table-cell>
        </table:table-row>
        <table:table-row table:style-name="ro2">
          <table:table-cell office:value-type="float" office:value="1071" calcext:value-type="float">
            <text:p>107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8M04S" calcext:value-type="time">
            <text:p>0:08: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Hof</text:p>
          </table:table-cell>
          <table:table-cell office:value-type="string" calcext:value-type="string">
            <text:p>Für mich, Bursche? Furchtbar nett von dir, wirklich furchtbar nett. Aber weißt du was? Ich habe auch etwas für dich! Eine Hand wäscht die andere, verstehst du? Abgemacht ist abgemacht.</text:p>
          </table:table-cell>
        </table:table-row>
        <table:table-row table:style-name="ro2">
          <table:table-cell office:value-type="float" office:value="1072" calcext:value-type="float">
            <text:p>107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0M12S" calcext:value-type="time">
            <text:p>0:10:1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gibt etwas an dir, das mich ein wenig stört. Du kämpfst so verzweifelt. Zuerst dachte ich, dass es dir schlicht an Geduld fehlt. Doch nun weiß ich, dein Antrieb ist Dringlichkeit. Wonach suchst du wirklich…?</text:p>
          </table:table-cell>
        </table:table-row>
        <table:table-row table:style-name="ro2">
          <table:table-cell office:value-type="float" office:value="1073" calcext:value-type="float">
            <text:p>107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1M39S" calcext:value-type="time">
            <text:p>0:11:3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Gebieter Chaos? Jeder bringt meinen Verwandten auf dem Olymp Gaben dar. Ich möchte euch eine Gabe darbringen. Danke für… alles.</text:p>
          </table:table-cell>
        </table:table-row>
        <table:table-row table:style-name="ro2">
          <table:table-cell office:value-type="float" office:value="1074" calcext:value-type="float">
            <text:p>107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1M50S" calcext:value-type="time">
            <text:p>0:11:5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Wie amüsant von dir, dass du versuchst, mich mit materiellen Gütern zu verlocken. Hier, bitte, erlaube mir, auch dir etwas zu geben.</text:p>
          </table:table-cell>
        </table:table-row>
        <table:table-row table:style-name="ro2">
          <table:table-cell office:value-type="float" office:value="1075" calcext:value-type="float">
            <text:p>107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2M08S" calcext:value-type="time">
            <text:p>0:12:0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Olympier wetteifern um deine Gunst, nicht wahr? Zu oft vergessen sie sich selbst. Sie zwingen dir ihre Segen auf, ich aber? Ich gebe dir nur eine Wahl.</text:p>
          </table:table-cell>
        </table:table-row>
        <table:table-row table:style-name="ro2">
          <table:table-cell office:value-type="float" office:value="1076" calcext:value-type="float">
            <text:p>107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4M04S" calcext:value-type="time">
            <text:p>0:14:04</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ag dir was, Vetter: Wenn selbst Artemis dir zur Seite steht, beweist das, deine Sache ist gerecht. Sie nimmt nicht häufig Anteil an Familienangelegenheiten.</text:p>
          </table:table-cell>
        </table:table-row>
        <table:table-row table:style-name="ro2">
          <table:table-cell office:value-type="float" office:value="1077" calcext:value-type="float">
            <text:p>107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11S" calcext:value-type="time">
            <text:p>0:15:11</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Oh, na sowas, gibst du mir das tatsächlich, Prinz? Aber ich bin doch nur… warum würdest du…?</text:p>
          </table:table-cell>
        </table:table-row>
        <table:table-row table:style-name="ro2">
          <table:table-cell office:value-type="float" office:value="1078" calcext:value-type="float">
            <text:p>107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19S" calcext:value-type="time">
            <text:p>0:15:1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Aber klar doch, Herr. Mach's gut und bis bald.</text:p>
          </table:table-cell>
        </table:table-row>
        <table:table-row table:style-name="ro2">
          <table:table-cell office:value-type="float" office:value="1079" calcext:value-type="float">
            <text:p>107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29S" calcext:value-type="time">
            <text:p>0:15:2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ich es wagen darf, eure Hoheit. Ich frage mich nur… was dich erneut hierher führt? Dieselbe Geschichte wie letztes Mal?</text:p>
          </table:table-cell>
        </table:table-row>
        <table:table-row table:style-name="ro2">
          <table:table-cell office:value-type="float" office:value="1080" calcext:value-type="float">
            <text:p>108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38S" calcext:value-type="time">
            <text:p>0:15:3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ör mal, ich will ehrlich mit dir sein, Sisyphos. Ich verlasse das Haus. Ich habe die Nase voll. Du verstehst das sicherlich. Ich gehe in die Oberwelt.</text:p>
          </table:table-cell>
        </table:table-row>
        <table:table-row table:style-name="ro2">
          <table:table-cell office:value-type="float" office:value="1081" calcext:value-type="float">
            <text:p>108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49S" calcext:value-type="time">
            <text:p>0:15:4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Puh, das ist aber ein ziemliches Unterfangen, Prinz. Wenn du es nicht selbst vorgeschlagen hättest, würde ich es reinen Wahnsinn nennen, um ehrlich zu sein. Allerdings hast du aber auch gerade das richtige Maß an Wahnsinn, um es durchzuziehen! Na, ich hoffe, dass du es schaffst, viel Glück da draußen.</text:p>
          </table:table-cell>
        </table:table-row>
        <table:table-row table:style-name="ro2">
          <table:table-cell office:value-type="float" office:value="1082" calcext:value-type="float">
            <text:p>108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8M57S" calcext:value-type="time">
            <text:p>0:18:5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h, hah hah, hohohohohhh. Endlich. Darauf habe ich so lange gewartet. Wirklich.</text:p>
          </table:table-cell>
        </table:table-row>
        <table:table-row table:style-name="ro2">
          <table:table-cell office:value-type="float" office:value="1083" calcext:value-type="float">
            <text:p>108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06S" calcext:value-type="time">
            <text:p>0:19:06</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musst eine von Megairas lieblichen Schwestern sein. Ich denke nicht, dass wir schon das Vergnügen hatten. Auf was genau hast du denn schon so lange gewartet?</text:p>
          </table:table-cell>
        </table:table-row>
        <table:table-row table:style-name="ro2">
          <table:table-cell office:value-type="float" office:value="1084" calcext:value-type="float">
            <text:p>108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19S" calcext:value-type="time">
            <text:p>0:19:1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Ich habe es so satt, weißt du. Ich möchte eigentlich nur meinen normalen Aufgaben nachgehen, ohne ständig dabei unterbrochen zu werden. Mal nicht das von Meg hinterlassene Chaos aufräumen zu müssen.</text:p>
          </table:table-cell>
        </table:table-row>
        <table:table-row table:style-name="ro2">
          <table:table-cell office:value-type="float" office:value="1085" calcext:value-type="float">
            <text:p>108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28S" calcext:value-type="time">
            <text:p>0:19: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rgendwie haben wir einen schlechten Start erwischt.</text:p>
          </table:table-cell>
        </table:table-row>
        <table:table-row table:style-name="ro2">
          <table:table-cell office:value-type="float" office:value="1086" calcext:value-type="float">
            <text:p>108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33S" calcext:value-type="time">
            <text:p>0:19:3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gal. Ich wollte schon immer einen Gott töten. Du musst erst mal reichen.</text:p>
          </table:table-cell>
        </table:table-row>
        <table:table-row table:style-name="ro2">
          <table:table-cell office:value-type="float" office:value="1087" calcext:value-type="float">
            <text:p>108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5M29S" calcext:value-type="time">
            <text:p>0:25:2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lso Athene passt auf dich auf, schön, sehr schön! Sie macht sich viele Gedanken über alles Mögliche, ist etwas übertrieben, wenn du mich fragst!</text:p>
          </table:table-cell>
        </table:table-row>
        <table:table-row table:style-name="ro2">
          <table:table-cell office:value-type="float" office:value="1088" calcext:value-type="float">
            <text:p>108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6M50S" calcext:value-type="time">
            <text:p>0:26:50</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was ist da unten los, Zag, sieht aus, als hättest du Tag und Nacht gefeiert, du kannst kaum aufrecht stehen, alles in Ordnung?</text:p>
          </table:table-cell>
        </table:table-row>
        <table:table-row table:style-name="ro2">
          <table:table-cell office:value-type="float" office:value="1089" calcext:value-type="float">
            <text:p>108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9M41S" calcext:value-type="time">
            <text:p>0:29:4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Feind ist nicht die Schar der elenden Toten und auch nicht dein Vater, Junge. Dein Feind ist die Unterwelt selbst. Sie ist darauf ausgelegt, Fluchtversuche zu vereiteln. Du musst inzwischen bemerkt haben, dass die Gemächer sich neu anzuordnen scheinen.</text:p>
          </table:table-cell>
        </table:table-row>
        <table:table-row table:style-name="ro2">
          <table:table-cell office:value-type="float" office:value="1090" calcext:value-type="float">
            <text:p>109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9M55S" calcext:value-type="time">
            <text:p>0:29:5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Unterwelt selbst ist mein Feind… Ich werde mich nach besten Kräften bemühen, auf alles gefasst zu sein, Herr.</text:p>
          </table:table-cell>
        </table:table-row>
        <table:table-row table:style-name="ro2">
          <table:table-cell office:value-type="float" office:value="1091" calcext:value-type="float">
            <text:p>109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0M07S" calcext:value-type="time">
            <text:p>0:30:0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mpfst immer über die Unordnung in meinem Gemach, aber sieh dir doch mal deinen Schreibtisch an, Vater! Was ist denn jetzt eigentlich mit deinem Hofmusikanten, huh, wo ist die Pergamentrolle mit dem Urteil? Er sitzt im Tartaros fest, nur weil er sich geweigert hat, auf Befehl für dich zu singen?</text:p>
          </table:table-cell>
        </table:table-row>
        <table:table-row table:style-name="ro2">
          <table:table-cell office:value-type="float" office:value="1092" calcext:value-type="float">
            <text:p>109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0M19S" calcext:value-type="time">
            <text:p>0:30: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Schreibtisch ist wesentlich besser organisiert als du, Junge! Und wenn du dir wirklich so große Sorgen um unseren Hofmusikanten machst, warum setzt du sein Strafmaß nicht selbst herab? Ich bin ja bisher nicht dazu gekommen.</text:p>
          </table:table-cell>
        </table:table-row>
        <table:table-row table:style-name="ro2">
          <table:table-cell office:value-type="float" office:value="1093" calcext:value-type="float">
            <text:p>109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0M33S" calcext:value-type="time">
            <text:p>0:30:3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lar, mache ich gern. Ich frage einfach den Baumeister, da du zu viel zu tun hast.</text:p>
          </table:table-cell>
        </table:table-row>
        <table:table-row table:style-name="ro2">
          <table:table-cell office:value-type="float" office:value="1094" calcext:value-type="float">
            <text:p>109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1M34S" calcext:value-type="time">
            <text:p>0:31:3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Wie ich höre. Hast du mich von meiner ewigen Strafe befreit. Drum bin ich hierher zurückgekehrt und diene nun deinem Vater. Danke.</text:p>
          </table:table-cell>
        </table:table-row>
        <table:table-row table:style-name="ro2">
          <table:table-cell office:value-type="float" office:value="1095" calcext:value-type="float">
            <text:p>109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1M45S" calcext:value-type="time">
            <text:p>0:31:45</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du bist zurück! Solange du dich nicht bei Vater unbeliebt machst, musst du dir keine Sorgen machen. Außerdem… im Augenblick ist er, glaube ich, wütender auf mich.</text:p>
          </table:table-cell>
        </table:table-row>
        <table:table-row table:style-name="ro2">
          <table:table-cell office:value-type="float" office:value="1096" calcext:value-type="float">
            <text:p>109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1M54S" calcext:value-type="time">
            <text:p>0:31:5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betrübt mich, mein Freund. Aber falls du gekommen bist, um mich um ein Lied zu bitten, muss ich die gleiche Antwort wie immer geben.</text:p>
          </table:table-cell>
        </table:table-row>
        <table:table-row table:style-name="ro2">
          <table:table-cell office:value-type="float" office:value="1097" calcext:value-type="float">
            <text:p>109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10S" calcext:value-type="time">
            <text:p>0:32:1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 Kumpel, hier, ich habe dies meinem liebsten Hofmusikanten mitgebracht.</text:p>
          </table:table-cell>
        </table:table-row>
        <table:table-row table:style-name="ro2">
          <table:table-cell office:value-type="float" office:value="1098" calcext:value-type="float">
            <text:p>109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15S" calcext:value-type="time">
            <text:p>0:32:1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Oh, na sowas, aber eine solche nette Geste muss ich dir einfach vergelten, mein Freund! Und daher habe ich auch ein Geschenk für dich!</text:p>
          </table:table-cell>
        </table:table-row>
        <table:table-row table:style-name="ro2">
          <table:table-cell office:value-type="float" office:value="1099" calcext:value-type="float">
            <text:p>109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30S" calcext:value-type="time">
            <text:p>0:32:3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willst du von mir, lass mich in Ruhe. Es gibt nichts mehr zu sagen.</text:p>
          </table:table-cell>
        </table:table-row>
        <table:table-row table:style-name="ro2">
          <table:table-cell office:value-type="float" office:value="1100" calcext:value-type="float">
            <text:p>110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38S" calcext:value-type="time">
            <text:p>0:32:3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ollte nur kurz nach dir schauen… sag einfach Bescheid, falls du reden möchtest, aus irgendeinem Grund.</text:p>
          </table:table-cell>
        </table:table-row>
        <table:table-row table:style-name="ro2">
          <table:table-cell office:value-type="float" office:value="1101" calcext:value-type="float">
            <text:p>110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46S" calcext:value-type="time">
            <text:p>0:32:4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Mir liegt nichts an Gesellschaft, und ganz besonders nicht an der deinen. Halte dich fern von mir, wenn ich außer Dienst bin.</text:p>
          </table:table-cell>
        </table:table-row>
        <table:table-row table:style-name="ro2">
          <table:table-cell office:value-type="float" office:value="1102" calcext:value-type="float">
            <text:p>110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00S" calcext:value-type="time">
            <text:p>0:33:0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st du mir mehr über Chaos erzählen, Nyx? Ich… habe viele Fragen.</text:p>
          </table:table-cell>
        </table:table-row>
        <table:table-row table:style-name="ro2">
          <table:table-cell office:value-type="float" office:value="1103" calcext:value-type="float">
            <text:p>110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05S" calcext:value-type="time">
            <text:p>0:33: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steht mir nicht zu, zu offen über Chaos zu sprechen, Kind. Es ist ihr Vorrecht, sich dir selbst zu offenbaren. Nur so viel: Sie sind die älteste Macht dieser Welt. Vor ihnen gab es Nichts.</text:p>
          </table:table-cell>
        </table:table-row>
        <table:table-row table:style-name="ro2">
          <table:table-cell office:value-type="float" office:value="1104" calcext:value-type="float">
            <text:p>110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19S" calcext:value-type="time">
            <text:p>0:33:19</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ähm, hallo, eure Hoheit? Ich wollte dir nur sagen, wenn du hier herauskommst, werde ich, oder, vielmehr, werden wir dich vermissen. Hier überall. OK? Dann auf Wiedersehen…!</text:p>
          </table:table-cell>
        </table:table-row>
        <table:table-row table:style-name="ro2">
          <table:table-cell office:value-type="float" office:value="1105" calcext:value-type="float">
            <text:p>110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42S" calcext:value-type="time">
            <text:p>0:33:4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vom Schicksal begünstigte Prinz glaubt vielleicht, dass er selbst entschieden hat, die Schicksalsliste der Nebenprophezeiungen zu beschaffen, doch das war vorherbestimmt.</text:p>
          </table:table-cell>
        </table:table-row>
        <table:table-row table:style-name="ro2">
          <table:table-cell office:value-type="float" office:value="1106" calcext:value-type="float">
            <text:p>110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0M20S" calcext:value-type="time">
            <text:p>0:00:2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wirst dich wahrscheinlich auch dieses Mal nicht wehren, oder?</text:p>
          </table:table-cell>
        </table:table-row>
        <table:table-row table:style-name="ro2">
          <table:table-cell office:value-type="float" office:value="1107" calcext:value-type="float">
            <text:p>110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0M24S" calcext:value-type="time">
            <text:p>0:00:2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Chance, Bursche! Ich werde fürs Einstecken bezahlt, und nicht fürs Austeilen! Jetzt zeig's mir schon!!</text:p>
          </table:table-cell>
        </table:table-row>
        <table:table-row table:style-name="ro2">
          <table:table-cell office:value-type="float" office:value="1108" calcext:value-type="float">
            <text:p>110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1M25S" calcext:value-type="time">
            <text:p>0:01:2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steht es um die Fehde mit meinem mürrischen älteren Bruder? Groß-Hades ist zu allen von uns unfreundlich, nicht nur zu dir, nimm's also nicht persönlich, und halte dich an mich!</text:p>
          </table:table-cell>
        </table:table-row>
        <table:table-row table:style-name="ro2">
          <table:table-cell office:value-type="float" office:value="1109" calcext:value-type="float">
            <text:p>110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2M04S" calcext:value-type="time">
            <text:p>0:02:0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etrittst mein Reich mit einem allsehenden Gegenstand, der nach dem Anbeginn der Zeiten mir entsprang. Man hält ihn für ein Instrument, das Schutz gewährt, glaube ich. Doch ich vermute, du hast erkannt oder wirst bald erkennen, dass davon nicht die Rede sein kann.</text:p>
          </table:table-cell>
        </table:table-row>
        <table:table-row table:style-name="ro2">
          <table:table-cell office:value-type="float" office:value="1110" calcext:value-type="float">
            <text:p>1110</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4M28S" calcext:value-type="time">
            <text:p>0:04:28</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bist nicht allein. Du bist da unten nicht allein, OK? Hier, ich zeig's dir.</text:p>
          </table:table-cell>
        </table:table-row>
        <table:table-row table:style-name="ro2">
          <table:table-cell office:value-type="float" office:value="1111" calcext:value-type="float">
            <text:p>1111</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6M06S" calcext:value-type="time">
            <text:p>0:06: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wie sieht es mit der Umsetzung des Fluchtplans aus, wie kommst du voran?</text:p>
          </table:table-cell>
        </table:table-row>
        <table:table-row table:style-name="ro2">
          <table:table-cell office:value-type="float" office:value="1112" calcext:value-type="float">
            <text:p>1112</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6M14S" calcext:value-type="time">
            <text:p>0:06:14</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alles in allem nicht schlecht. Hin und wieder sterbe ich, und es ist anstrengend, aber, he, was will man machen.</text:p>
          </table:table-cell>
        </table:table-row>
        <table:table-row table:style-name="ro2">
          <table:table-cell office:value-type="float" office:value="1113" calcext:value-type="float">
            <text:p>1113</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6M24S" calcext:value-type="time">
            <text:p>0:06:2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na ja, dann halt die Ohren steif. Also, ich habe meine Fluchtversuche von hier schon vor langer Zeit aufgegeben. Aber wenn ich deine Jugend und deine brennenden Füße hätte, dann hätte ich vielleicht weitergemacht.</text:p>
          </table:table-cell>
        </table:table-row>
        <table:table-row table:style-name="ro2">
          <table:table-cell office:value-type="float" office:value="1114" calcext:value-type="float">
            <text:p>1114</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7M40S" calcext:value-type="time">
            <text:p>0:07:4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eine scheue Artemis hat die wohl ihre Gunst erwiesen? Die kleine Gaunerin, sie zollt kaum jemandem Respekt, nicht einmal mir! Gleichwohl werde ich ihrem Segen mehr Kraft verleihen.</text:p>
          </table:table-cell>
        </table:table-row>
        <table:table-row table:style-name="ro2">
          <table:table-cell office:value-type="float" office:value="1115" calcext:value-type="float">
            <text:p>1115</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27S" calcext:value-type="time">
            <text:p>0:10:2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ooooohhh….</text:p>
          </table:table-cell>
        </table:table-row>
        <table:table-row table:style-name="ro2">
          <table:table-cell office:value-type="float" office:value="1116" calcext:value-type="float">
            <text:p>111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30S" calcext:value-type="time">
            <text:p>0:10: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eißt du, diese Antwort hatte ich von dir erwartet, Charon, Kumpel, aber ich bestehe darauf, dass du es annimmst und genießt, ja?</text:p>
          </table:table-cell>
        </table:table-row>
        <table:table-row table:style-name="ro2">
          <table:table-cell office:value-type="float" office:value="1117" calcext:value-type="float">
            <text:p>111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38S" calcext:value-type="time">
            <text:p>0:10:3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hrrrrnneehhhh….</text:p>
          </table:table-cell>
        </table:table-row>
        <table:table-row table:style-name="ro2">
          <table:table-cell office:value-type="float" office:value="1118" calcext:value-type="float">
            <text:p>111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55S" calcext:value-type="time">
            <text:p>0:10:5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1119" calcext:value-type="float">
            <text:p>111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56S" calcext:value-type="time">
            <text:p>0:10:56</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m… wie wär's mit nein? Kein Mord. Kein Mord!</text:p>
          </table:table-cell>
        </table:table-row>
        <table:table-row table:style-name="ro2">
          <table:table-cell office:value-type="float" office:value="1120" calcext:value-type="float">
            <text:p>1120</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1M01S" calcext:value-type="time">
            <text:p>0:11:0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1121" calcext:value-type="float">
            <text:p>1121</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2M27S" calcext:value-type="time">
            <text:p>0:12:2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Der Weg aus dem Tartaros liegt nun endlich frei. Die Hitze des Flammenflusses Phlegeton ist von hoch droben schon schwach zu spüren… derweil seine Gefahren lauern.</text:p>
          </table:table-cell>
        </table:table-row>
        <table:table-row table:style-name="ro2">
          <table:table-cell office:value-type="float" office:value="1122" calcext:value-type="float">
            <text:p>1122</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3M05S" calcext:value-type="time">
            <text:p>0:13: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einst grünen Ebenen Asphodels stehen jetzt in hellen Flammen, nachdem sie vom Fluss Phlegethon überflutet wurden. Dessen scheußlich überhitzter Inhalt macht selbst jenen schnell den Garaus, denen Hitze sonst nichts anhaben kann.</text:p>
          </table:table-cell>
        </table:table-row>
        <table:table-row table:style-name="ro2">
          <table:table-cell office:value-type="float" office:value="1123" calcext:value-type="float">
            <text:p>1123</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7M03S" calcext:value-type="time">
            <text:p>0:17:03</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ör mal, Mann, ich bin im Moment in Geberlaune, du weißt, was ich meine? Hab hier was besonders Starkes für dich, sollte länger wirken als gewohnt, bitte!</text:p>
          </table:table-cell>
        </table:table-row>
        <table:table-row table:style-name="ro2">
          <table:table-cell office:value-type="float" office:value="1124" calcext:value-type="float">
            <text:p>1124</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4M20S" calcext:value-type="time">
            <text:p>0:24: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Lethe, der verschleierte Fluss des Vergessens, der die heiligen Gemächer des Elysions durchströmt, betäubt alten Schmerz und Erinnerungen der edlen Schatten die dort hausen.</text:p>
          </table:table-cell>
        </table:table-row>
        <table:table-row table:style-name="ro2">
          <table:table-cell office:value-type="float" office:value="1125" calcext:value-type="float">
            <text:p>1125</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6M50S" calcext:value-type="time">
            <text:p>0:26:5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Du dachtest, du könntest mir einfach entkommen, wie?</text:p>
          </table:table-cell>
        </table:table-row>
        <table:table-row table:style-name="ro2">
          <table:table-cell office:value-type="float" office:value="1126" calcext:value-type="float">
            <text:p>112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6M56S" calcext:value-type="time">
            <text:p>0:26:5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Thanatos. Ich wusste, dass es nur eine Frage der Zeit war, bis Vater dir befehlen würde, mir nachzueilen und seine Drecksarbeit zu erledigen.</text:p>
          </table:table-cell>
        </table:table-row>
        <table:table-row table:style-name="ro2">
          <table:table-cell office:value-type="float" office:value="1127" calcext:value-type="float">
            <text:p>112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7M05S" calcext:value-type="time">
            <text:p>0:27:0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Zagreus. Glaubst du wirklich, ich bin deswegen hier? Dann zeig mal, wie viele dieser erhabenen Recken du dem Untergang weihen kannst. Oder wenn es dir lieber ist, kann ich auch dich dem Untergang weihen.</text:p>
          </table:table-cell>
        </table:table-row>
        <table:table-row table:style-name="ro2">
          <table:table-cell office:value-type="float" office:value="1128" calcext:value-type="float">
            <text:p>112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8M56S" calcext:value-type="time">
            <text:p>0:28:5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bist gegangen und hast dich nicht einmal von mir verabschiedet. Du hattest dir wohl schon gedacht, dass wir uns früher oder später wiedersehen würden, wie? Vor dem Tod gibt es kein Entkommen und so weiter?</text:p>
          </table:table-cell>
        </table:table-row>
        <table:table-row table:style-name="ro2">
          <table:table-cell office:value-type="float" office:value="1129" calcext:value-type="float">
            <text:p>112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9M08S" calcext:value-type="time">
            <text:p>0:29:08</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ging, als es notwendig war, Than. Ich dachte an dich und hoffte, du würdest es verstehen. Ich muss dies tun.</text:p>
          </table:table-cell>
        </table:table-row>
        <table:table-row table:style-name="ro2">
          <table:table-cell office:value-type="float" office:value="1130" calcext:value-type="float">
            <text:p>1130</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9M16S" calcext:value-type="time">
            <text:p>0:29:1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So motiviert habe ich dich noch nie erlebt. Gut, wenn du es nicht sagen willst, dann sage ich es . Auf Wiedersehen, Zagreus.</text:p>
          </table:table-cell>
        </table:table-row>
        <table:table-row table:style-name="ro2">
          <table:table-cell office:value-type="float" office:value="1131" calcext:value-type="float">
            <text:p>1131</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3M48S" calcext:value-type="time">
            <text:p>0:33:4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Boss, du hast dich sicher bei dem Gedanken ertappt: Hermes ist echt schnell! Wieso hat es dann solange gedauert, bis er hier aufgekreuzt ist? Nun, ich fürchte, das geht dich nichts an. Aber! Es liegt nicht daran, dass ich zu spät gekommen bin. Ich komme nie zu spät.</text:p>
          </table:table-cell>
        </table:table-row>
        <table:table-row table:style-name="ro2">
          <table:table-cell office:value-type="float" office:value="1132" calcext:value-type="float">
            <text:p>1132</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6M07S" calcext:value-type="time">
            <text:p>0:36: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filigranen Bauten des Elysions gibt es Orte vollkommener Stille und Reinheit, wie sie das Geschlecht der Sterblichen im Laufe seines kurzen und oft mühseligen Daseins nur selten findet.</text:p>
          </table:table-cell>
        </table:table-row>
        <table:table-row table:style-name="ro2">
          <table:table-cell office:value-type="float" office:value="1133" calcext:value-type="float">
            <text:p>1133</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6M39S" calcext:value-type="time">
            <text:p>0:36:39</text:p>
          </table:table-cell>
          <table:table-cell office:value-type="string" calcext:value-type="string">
            <text:p>Poseidon</text:p>
          </table:table-cell>
          <table:table-cell office:value-type="string" calcext:value-type="string">
            <text:p>Artemis</text:p>
          </table:table-cell>
          <table:table-cell office:value-type="string" calcext:value-type="string">
            <text:p>Zagreus</text:p>
          </table:table-cell>
          <table:table-cell office:value-type="string" calcext:value-type="string">
            <text:p>Gabe</text:p>
          </table:table-cell>
          <table:table-cell office:value-type="string" calcext:value-type="string">
            <text:p>Elysion</text:p>
          </table:table-cell>
          <table:table-cell office:value-type="string" calcext:value-type="string">
            <text:p>Was mich angeht, Neffe, ich komme gut mit allen aus! Eine eher seltene Fähigkeit, wie es scheint! Meine Nichte Artemis zum Beispiel! Verträgt nicht den geringsten Spaß! Kind, mit solch einer säuerlichen Miene lockst du so schnell keinen Gefährten an!</text:p>
          </table:table-cell>
        </table:table-row>
        <table:table-row table:style-name="ro2">
          <table:table-cell office:value-type="float" office:value="1134" calcext:value-type="float">
            <text:p>1134</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6M58S" calcext:value-type="time">
            <text:p>0:36:58</text:p>
          </table:table-cell>
          <table:table-cell office:value-type="string" calcext:value-type="string">
            <text:p>Artemis</text:p>
          </table:table-cell>
          <table:table-cell office:value-type="string" calcext:value-type="string">
            <text:p>Poseidon</text:p>
          </table:table-cell>
          <table:table-cell office:value-type="string" calcext:value-type="string">
            <text:p>Zagreus</text:p>
          </table:table-cell>
          <table:table-cell office:value-type="string" calcext:value-type="string">
            <text:p>Gabe</text:p>
          </table:table-cell>
          <table:table-cell office:value-type="string" calcext:value-type="string">
            <text:p>Elysion</text:p>
          </table:table-cell>
          <table:table-cell office:value-type="string" calcext:value-type="string">
            <text:p>Oh, und wäre das nicht furchtbar schade, Onkel Poseidon. Was könnte wohl der Grund für meine säuerliche Miene hier oben sein, frage ich mich? Vielleicht kennt Zagreus ja die Antwort.</text:p>
          </table:table-cell>
        </table:table-row>
        <table:table-row table:style-name="ro2">
          <table:table-cell office:value-type="float" office:value="1135" calcext:value-type="float">
            <text:p>1135</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7M12S" calcext:value-type="time">
            <text:p>0:37:12</text:p>
          </table:table-cell>
          <table:table-cell office:value-type="string" calcext:value-type="string">
            <text:p>Poseidon</text:p>
          </table:table-cell>
          <table:table-cell office:value-type="string" calcext:value-type="string">
            <text:p>Artemis</text:p>
          </table:table-cell>
          <table:table-cell office:value-type="string" calcext:value-type="string">
            <text:p>Zagreus</text:p>
          </table:table-cell>
          <table:table-cell office:value-type="string" calcext:value-type="string">
            <text:p>Gabe</text:p>
          </table:table-cell>
          <table:table-cell office:value-type="string" calcext:value-type="string">
            <text:p>Elysion</text:p>
          </table:table-cell>
          <table:table-cell office:value-type="string" calcext:value-type="string">
            <text:p>Hahaha! Siehst du, was ich meine, Neffe?</text:p>
          </table:table-cell>
        </table:table-row>
        <table:table-row table:style-name="ro2">
          <table:table-cell office:value-type="float" office:value="1136" calcext:value-type="float">
            <text:p>113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8M13S" calcext:value-type="time">
            <text:p>0:38:13</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ieh einer an! Der Schuft kehrt zurück, um uns erneut herauszufordern, Asterios! Oder wohl eher, um die Ehre dieses Wettkampfs zu besudeln.</text:p>
          </table:table-cell>
        </table:table-row>
        <table:table-row table:style-name="ro2">
          <table:table-cell office:value-type="float" office:value="1137" calcext:value-type="float">
            <text:p>113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8M22S" calcext:value-type="time">
            <text:p>0:38:22</text:p>
          </table:table-cell>
          <table:table-cell office:value-type="string" calcext:value-type="string">
            <text:p>Zagreus</text:p>
          </table:table-cell>
          <table:table-cell office:value-type="string" calcext:value-type="string">
            <text:p>Theseus</text:p>
          </table:table-cell>
          <table:table-cell office:value-type="string" calcext:value-type="string">
            <text:p>Arterios</text:p>
          </table:table-cell>
          <table:table-cell office:value-type="string" calcext:value-type="string">
            <text:p>Boss</text:p>
          </table:table-cell>
          <table:table-cell office:value-type="string" calcext:value-type="string">
            <text:p>Elysion</text:p>
          </table:table-cell>
          <table:table-cell office:value-type="string" calcext:value-type="string">
            <text:p>Du weißt ganz genau, dass das kein gerechter Kampf war. Tritt du mir selbst entgegen, und wir werden sehen, wie es dir geht.</text:p>
          </table:table-cell>
        </table:table-row>
        <table:table-row table:style-name="ro2">
          <table:table-cell office:value-type="float" office:value="1138" calcext:value-type="float">
            <text:p>113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8M28S" calcext:value-type="time">
            <text:p>0:38:2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chweig, du Ungeheuer! Ich höre mir derartige verruchte Lügen, Halbwahrheiten und Viertelwahrheiten nicht mehr länger an! Du sollst jedoch schon bald meinen gesegneten Speer zu hören bekommen! Besonders das Geräusch, das er macht, wenn er sich in deine entblößte Bauchgegend bohrt! Verteidige dich!</text:p>
          </table:table-cell>
        </table:table-row>
        <table:table-row table:style-name="ro2">
          <table:table-cell office:value-type="float" office:value="1139" calcext:value-type="float">
            <text:p>113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43M25S" calcext:value-type="time">
            <text:p>0:43: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hast du das gesehen? Mein Bruder, er ist wieder da! Er ist hier! Irgendwo, glaube ich! Der gute alte Thanatos. Vor lauter Arbeit hat er nie Zeit für einen Schwatz mit mir! Bestimmt geht es dir mit deinem Papa ähnlich!</text:p>
          </table:table-cell>
        </table:table-row>
        <table:table-row table:style-name="ro2">
          <table:table-cell office:value-type="float" office:value="1140" calcext:value-type="float">
            <text:p>114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21S" calcext:value-type="time">
            <text:p>0:00:21</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m, Prinz, dein Vater, ich, ich glaube er ist im Augenblick recht ungehalten über etwas, und vielleicht könntest du dich von ihm fernhalten? Oder ich könnte ihm sagen, dass du nicht hier bist?</text:p>
          </table:table-cell>
        </table:table-row>
        <table:table-row table:style-name="ro2">
          <table:table-cell office:value-type="float" office:value="1141" calcext:value-type="float">
            <text:p>114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31S" calcext:value-type="time">
            <text:p>0:00:3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schon in Ordnung, Dusa. Ich habe keine Angst vor ihm. Und du solltest das auch nicht. Du bist die beste Hausangestellte, die er je gefunden hat.</text:p>
          </table:table-cell>
        </table:table-row>
        <table:table-row table:style-name="ro2">
          <table:table-cell office:value-type="float" office:value="1142" calcext:value-type="float">
            <text:p>114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39S" calcext:value-type="time">
            <text:p>0:00:39</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ah, mache nur meine Arbeit hier, Prinz…!</text:p>
          </table:table-cell>
        </table:table-row>
        <table:table-row table:style-name="ro2">
          <table:table-cell office:value-type="float" office:value="1143" calcext:value-type="float">
            <text:p>114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46S" calcext:value-type="time">
            <text:p>0:00:4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jetzt lieber, Zag. Was, wenn der ehrwürdige Hades uns beim Plaudern sehen würde…? Ich habe alles riskiert, als ich dir da draußen beistand, und doch hast du versagt.</text:p>
          </table:table-cell>
        </table:table-row>
        <table:table-row table:style-name="ro2">
          <table:table-cell office:value-type="float" office:value="1144" calcext:value-type="float">
            <text:p>114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55S" calcext:value-type="time">
            <text:p>0:00:55</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sich herausgestellt hat, gibt es in der Unterwelt ziemlich viele Tote zu bekämpfen. Aber ohne dich wäre ich wahrscheinlich nicht so weit gekommen.</text:p>
          </table:table-cell>
        </table:table-row>
        <table:table-row table:style-name="ro2">
          <table:table-cell office:value-type="float" office:value="1145" calcext:value-type="float">
            <text:p>114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03S" calcext:value-type="time">
            <text:p>0:01:0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ets gern zu Diensten. Besondern wenn ich damit meine Stellung riskiere. Wenn ich alles riskiere, was ich mir erarbeitet habe.</text:p>
          </table:table-cell>
        </table:table-row>
        <table:table-row table:style-name="ro2">
          <table:table-cell office:value-type="float" office:value="1146" calcext:value-type="float">
            <text:p>114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16S" calcext:value-type="time">
            <text:p>0:01:1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Verwandten, die Olympier… Sie möchten dir helfen, zu entkommen, nicht wahr. Ich hoffe nur, dass ihre Absichten so rein sind, wie sie scheinen. Sie verstehen sich nicht gut mit deinem Vater.</text:p>
          </table:table-cell>
        </table:table-row>
        <table:table-row table:style-name="ro2">
          <table:table-cell office:value-type="float" office:value="1147" calcext:value-type="float">
            <text:p>114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28S" calcext:value-type="time">
            <text:p>0:01:2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ich bei unserer letzten Begegnung auch nicht. Ich werde jede Hilfe annehmen, um auszubrechen.</text:p>
          </table:table-cell>
        </table:table-row>
        <table:table-row table:style-name="ro2">
          <table:table-cell office:value-type="float" office:value="1148" calcext:value-type="float">
            <text:p>114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34S" calcext:value-type="time">
            <text:p>0:01:3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freut mich, dies zu hören. Ich habe zu viele gekannt, die zu stolz waren, Hilfe anzunehmen, selbst wenn es bitter nötig war. Sei aber vorsichtig, Junge.</text:p>
          </table:table-cell>
        </table:table-row>
        <table:table-row table:style-name="ro2">
          <table:table-cell office:value-type="float" office:value="1149" calcext:value-type="float">
            <text:p>114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49S" calcext:value-type="time">
            <text:p>0:01:49</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Es ist offensichtlich, dass du ihm hilfst, obwohl ich dich nachdrücklich anwies, dies zu unterlassen. Was soll ich jetzt nach deiner Meinung tun, Nyx? Was würdest du an meiner Stelle tun? Täuschung, in meinem eigenen Haus und Heim…! Antworte mir.</text:p>
          </table:table-cell>
        </table:table-row>
        <table:table-row table:style-name="ro2">
          <table:table-cell office:value-type="float" office:value="1150" calcext:value-type="float">
            <text:p>115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2M09S" calcext:value-type="time">
            <text:p>0:02:09</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ades, meine Beziehung zu ihm bleibt unverändert. Es ist die gleiche Beziehung seit damals, als du mich batest, mich um ihn zu kümmern. Er hat meine volle Unterstützung, jetzt und immerdar. Das musst du dich wissen. Er möchte jetzt gehen. Ich werde keinen Versuch machen, ihn davon abzuhalten.</text:p>
          </table:table-cell>
        </table:table-row>
        <table:table-row table:style-name="ro2">
          <table:table-cell office:value-type="float" office:value="1151" calcext:value-type="float">
            <text:p>115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2M30S" calcext:value-type="time">
            <text:p>0:02:3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Tss. Was nützt ihr alle schon? Es ist nicht einmal dein Sohn, und doch verhätschelst du ihn. Du weißt ebenso gut wie ich, dass er keinen Erfolg haben wird. Du füllst seinen Kopf mit gefährlichen Trugbildern. Wenn es das ist, was du für ihn willst, nur zu! Nur weiter so.</text:p>
          </table:table-cell>
        </table:table-row>
        <table:table-row table:style-name="ro2">
          <table:table-cell office:value-type="float" office:value="1152" calcext:value-type="float">
            <text:p>115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3M22S" calcext:value-type="time">
            <text:p>0:03:22</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schrecklich ruhig hier, wenn du unterwegs bist, weißt du? Mir ist das ein bisschen unangenehm, ehrlich gesagt, weil ich doch der Musikant dieses Hofes bin.</text:p>
          </table:table-cell>
        </table:table-row>
        <table:table-row table:style-name="ro2">
          <table:table-cell office:value-type="float" office:value="1153" calcext:value-type="float">
            <text:p>115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3M34S" calcext:value-type="time">
            <text:p>0:03:34</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falls du beschließt, deine Leier wieder erklingen zu lassen, dann wird hier gewiss niemand etwas dagegen einzuwenden haben. Aber pass auf dich auf, ja?</text:p>
          </table:table-cell>
        </table:table-row>
        <table:table-row table:style-name="ro2">
          <table:table-cell office:value-type="float" office:value="1154" calcext:value-type="float">
            <text:p>115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5M03S" calcext:value-type="time">
            <text:p>0:05:0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ursche, wenn du es das nächste Mal bin in den VIP-Bereich da oben schaffst, pass auf diese Waffen schwingenden Herren auf. Diese Augapfel-Seeldinger, die aus ihnen herauskommen, wenn du sie erledigst? Die musst du auch plattmachen. Ansonsten greifen sie sich wieder ihre Waffen und kommen direkt zurück!</text:p>
          </table:table-cell>
        </table:table-row>
        <table:table-row table:style-name="ro2">
          <table:table-cell office:value-type="float" office:value="1155" calcext:value-type="float">
            <text:p>115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5M15S" calcext:value-type="time">
            <text:p>0:05:1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ie Seelen der erhabenen Schatten von Elysion zerstören, damit sie sich nicht immer wieder regenerieren können. Das werde ich mir auf jeden Fall fürs nächste Mal merken.</text:p>
          </table:table-cell>
        </table:table-row>
        <table:table-row table:style-name="ro2">
          <table:table-cell office:value-type="float" office:value="1156" calcext:value-type="float">
            <text:p>115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8M19S" calcext:value-type="time">
            <text:p>0:08:19</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Onkel Poseidon, es war großartig, dich kennenzulernen, bitte, das hier ist für dich.</text:p>
          </table:table-cell>
        </table:table-row>
        <table:table-row table:style-name="ro2">
          <table:table-cell office:value-type="float" office:value="1157" calcext:value-type="float">
            <text:p>115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8M26S" calcext:value-type="time">
            <text:p>0:08:26</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Oh, ich bin regelrecht gerührt von deiner Zuneigung, kleiner Neffe! Doch auch ich hab was für dich, genau das Richtige! Hier, ich werde es dir übergeben!!</text:p>
          </table:table-cell>
        </table:table-row>
        <table:table-row table:style-name="ro2">
          <table:table-cell office:value-type="float" office:value="1158" calcext:value-type="float">
            <text:p>115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8M42S" calcext:value-type="time">
            <text:p>0:08:4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Neffe, dein Rabenvater, Hades, ist mein älterer Bruder, weißt du das? Nicht gerade mitteilsam, nie gewesen. Wir waren selten einer Meinung!</text:p>
          </table:table-cell>
        </table:table-row>
        <table:table-row table:style-name="ro2">
          <table:table-cell office:value-type="float" office:value="1159" calcext:value-type="float">
            <text:p>115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0M05S" calcext:value-type="time">
            <text:p>0:10:0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Stürme des Krieges wüten jetzt in der Oberwelt, mein Vetter. So kann ich dir noch größere Macht verleihen als zuvor.</text:p>
          </table:table-cell>
        </table:table-row>
        <table:table-row table:style-name="ro2">
          <table:table-cell office:value-type="float" office:value="1160" calcext:value-type="float">
            <text:p>116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2M51S" calcext:value-type="time">
            <text:p>0:12:51</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isyphos, hattest du hier schon mal Zusammenstöße mit der Erinye Tisiphone? Ich glaube, sie redet nicht viel.</text:p>
          </table:table-cell>
        </table:table-row>
        <table:table-row table:style-name="ro2">
          <table:table-cell office:value-type="float" office:value="1161" calcext:value-type="float">
            <text:p>116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2M56S" calcext:value-type="time">
            <text:p>0:12:5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Tisiphone. Ja klar, hatte ich Prinz Z. Sie hat sogar schon etliche Male vorbeigeschaut, genau gesagt. Dann ist sie also wieder da?</text:p>
          </table:table-cell>
        </table:table-row>
        <table:table-row table:style-name="ro2">
          <table:table-cell office:value-type="float" office:value="1162" calcext:value-type="float">
            <text:p>116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3M08S" calcext:value-type="time">
            <text:p>0:13:0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Das ist sie. Allerdings ist sie wohl wegen mir wieder da. Ich werde sie für alle Fälle nach besten Kräften auf Trab halten.</text:p>
          </table:table-cell>
        </table:table-row>
        <table:table-row table:style-name="ro2">
          <table:table-cell office:value-type="float" office:value="1163" calcext:value-type="float">
            <text:p>116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3M15S" calcext:value-type="time">
            <text:p>0:13:1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chön von dir, Prinz. Sie ist diejenige unter den drei Schwestern, auf deren Besuch ich am meisten verzichten kann. Aber falls sie doch vorbeischaut, na, dann ist es eben so.</text:p>
          </table:table-cell>
        </table:table-row>
        <table:table-row table:style-name="ro2">
          <table:table-cell office:value-type="float" office:value="1164" calcext:value-type="float">
            <text:p>116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3M51S" calcext:value-type="time">
            <text:p>0:13:5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Fährmann Charon soll in ein größeres Boot investieren, wenn er mit meiner Arbeit Schritt halten will, mein Vetter.</text:p>
          </table:table-cell>
        </table:table-row>
        <table:table-row table:style-name="ro2">
          <table:table-cell office:value-type="float" office:value="1165" calcext:value-type="float">
            <text:p>116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10S" calcext:value-type="time">
            <text:p>0:14:1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rrrrnneehhhh….</text:p>
          </table:table-cell>
        </table:table-row>
        <table:table-row table:style-name="ro2">
          <table:table-cell office:value-type="float" office:value="1166" calcext:value-type="float">
            <text:p>116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35S" calcext:value-type="time">
            <text:p>0:14:3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ill ehrlich sein, Zagreus. Nach allem, was wir durchgemacht haben… war das Letzte, was ich dir wünschte, auf meine Schwestern zu treffen.</text:p>
          </table:table-cell>
        </table:table-row>
        <table:table-row table:style-name="ro2">
          <table:table-cell office:value-type="float" office:value="1167" calcext:value-type="float">
            <text:p>116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43S" calcext:value-type="time">
            <text:p>0:14:4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kann mir gar nicht vorstellen, warum. Wir hatten eine wunderbare Zeit bei unserem ersten Kennenlernen. Wir haben zusammen gelacht und geweint. Ich bedaure nur, dass du nicht dabei sein konntest.</text:p>
          </table:table-cell>
        </table:table-row>
        <table:table-row table:style-name="ro2">
          <table:table-cell office:value-type="float" office:value="1168" calcext:value-type="float">
            <text:p>116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52S" calcext:value-type="time">
            <text:p>0:14:5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ja keine Ahnung. Es gibt einen guten Grund dafür, dass sie keinen Zutritt mehr im Haus haben. Aber das bringt mich zurück zum Thema. Los! Einer von uns muss jetzt zurück nach Hause.</text:p>
          </table:table-cell>
        </table:table-row>
        <table:table-row table:style-name="ro2">
          <table:table-cell office:value-type="float" office:value="1169" calcext:value-type="float">
            <text:p>116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9M15S" calcext:value-type="time">
            <text:p>0:19:1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Aus einer einfachen Bleibe in Asphodel dringt die liebliche Stimme der verlassenen Eurydike, die einst versuchte, der Unterwelt zu entkommen, und kläglich scheiterte, ähnlich wie Zagreus.</text:p>
          </table:table-cell>
        </table:table-row>
        <table:table-row table:style-name="ro2">
          <table:table-cell office:value-type="float" office:value="1170" calcext:value-type="float">
            <text:p>117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9M21S" calcext:value-type="time">
            <text:p>0:19:21</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a kommt Hades' Sprössling! Was möchtest du denn diesmal, eure königliche Hoheit?</text:p>
          </table:table-cell>
        </table:table-row>
        <table:table-row table:style-name="ro2">
          <table:table-cell office:value-type="float" office:value="1171" calcext:value-type="float">
            <text:p>117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21M48S" calcext:value-type="time">
            <text:p>0:21:4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die Flammen von Asphodel erreicht, gut gemacht! Auch wenn du noch einen weiten Weg vor dir hast, durch ganz Tartaros zu kommen, ist keine Kleinigkeit, Vetter.</text:p>
          </table:table-cell>
        </table:table-row>
        <table:table-row table:style-name="ro2">
          <table:table-cell office:value-type="float" office:value="1172" calcext:value-type="float">
            <text:p>117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22M44S" calcext:value-type="time">
            <text:p>0:22:4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ißt du, wer mich arg auf Trab hält, Vetter? Ares. Nichts treibt den Bedarf an Nachrichten so in die Höhe wie ein guter alter Krieg unter den Sterblichen!</text:p>
          </table:table-cell>
        </table:table-row>
        <table:table-row table:style-name="ro2">
          <table:table-cell office:value-type="float" office:value="1173" calcext:value-type="float">
            <text:p>117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2M52S" calcext:value-type="time">
            <text:p>0:32:5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eine besten Jagdtechniken offenbare ich nicht gerade jedem, Zagreus. Ich hoffe, du weißt zu schätzen, was dir gleich zuteil wird, und kommst damit voran!</text:p>
          </table:table-cell>
        </table:table-row>
        <table:table-row table:style-name="ro2">
          <table:table-cell office:value-type="float" office:value="1174" calcext:value-type="float">
            <text:p>117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16S" calcext:value-type="time">
            <text:p>0:36: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moosbedeckten Gemächern des Elysions stehen Denkmäler in großer Zahl, aus Stein gemeißelt, für die größten Heroen der Sterblichen, sie zu ehren im Leben und im Tode.</text:p>
          </table:table-cell>
        </table:table-row>
        <table:table-row table:style-name="ro2">
          <table:table-cell office:value-type="float" office:value="1175" calcext:value-type="float">
            <text:p>117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38S" calcext:value-type="time">
            <text:p>0:36:38</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Geh weiter, Fremder. Es gibt noch genügend Schatten da draußen, die sich gern mit dir messen möchten.</text:p>
          </table:table-cell>
        </table:table-row>
        <table:table-row table:style-name="ro2">
          <table:table-cell office:value-type="float" office:value="1176" calcext:value-type="float">
            <text:p>117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46S" calcext:value-type="time">
            <text:p>0:36:46</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nur auf der Durchreise. Du wirkst weniger kriegerisch als die anderen. Darf ich fragen, wie du heißt, Herr? Ich heiße Zagreus.</text:p>
          </table:table-cell>
        </table:table-row>
        <table:table-row table:style-name="ro2">
          <table:table-cell office:value-type="float" office:value="1177" calcext:value-type="float">
            <text:p>117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54S" calcext:value-type="time">
            <text:p>0:36:5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Namen sind Schall und Rauch. Du solltest nicht hier sein. Mögen die Schicksalsgöttinnen deiner Reise ihr Wohlwollen schenken. Aber falls sie das nicht tun, hier. Nimm dies.</text:p>
          </table:table-cell>
        </table:table-row>
        <table:table-row table:style-name="ro2">
          <table:table-cell office:value-type="float" office:value="1178" calcext:value-type="float">
            <text:p>117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7M58S" calcext:value-type="time">
            <text:p>0:37:5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Welche Aussichten hast du denn schon gegen die gesegneten Bande der Bruderschaft, Ungeheuer?</text:p>
          </table:table-cell>
        </table:table-row>
        <table:table-row table:style-name="ro2">
          <table:table-cell office:value-type="float" office:value="1179" calcext:value-type="float">
            <text:p>117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8M03S" calcext:value-type="time">
            <text:p>0:38:03</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u solltest ihn lieber nicht herabsetzen, König. Er ist mächtiger, als es den Anschein hat. Wir müssen diesmal wachsam bleiben.</text:p>
          </table:table-cell>
        </table:table-row>
        <table:table-row table:style-name="ro2">
          <table:table-cell office:value-type="float" office:value="1180" calcext:value-type="float">
            <text:p>118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8M08S" calcext:value-type="time">
            <text:p>0:38:0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Oh, ich bin im Moment vollkommen wachsam, Asterios! Und wäre ich noch am Leben, würde ich geradezu danach lechzen, diese Pustel mit meinem Speer oder womit auch immer zu durchbohren! Dann mal los!</text:p>
          </table:table-cell>
        </table:table-row>
        <table:table-row table:style-name="ro2">
          <table:table-cell office:value-type="float" office:value="1181" calcext:value-type="float">
            <text:p>118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2M18S" calcext:value-type="time">
            <text:p>0:42: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m Tempel</text:p>
          </table:table-cell>
          <table:table-cell office:value-type="string" calcext:value-type="string">
            <text:p>Endlich hat der eigensinnige Prinz es bis nach oben zum Reich der Sterblichen geschafft, doch steckt er noch immer in der Erde fest, am Zugang in die Unterwelt, einer Schwelle, von der es kein Entkommen gibt.</text:p>
          </table:table-cell>
        </table:table-row>
        <table:table-row table:style-name="ro2">
          <table:table-cell office:value-type="float" office:value="1182" calcext:value-type="float">
            <text:p>118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2M55S" calcext:value-type="time">
            <text:p>0:42: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mehrköpfige Kerberos steht wachsam vor dem Eingang zur Unterwelt. Über das grausame Schicksal all der Törichten, die versuchen, sich an ihm vorbeizuschleichen, soll der Mantel des Schweigens gehüllt werden.</text:p>
          </table:table-cell>
        </table:table-row>
        <table:table-row table:style-name="ro2">
          <table:table-cell office:value-type="float" office:value="1183" calcext:value-type="float">
            <text:p>118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3M04S" calcext:value-type="time">
            <text:p>0:43:0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Wie konnte es nur dazu kommen, mein Hündchen? Nach allem, was wir durchgemacht haben. Aber wenn es so sein muss, dann gibt es nichts mehr zu sagen. Außer: Aufgepasst!!</text:p>
          </table:table-cell>
        </table:table-row>
        <table:table-row table:style-name="ro2">
          <table:table-cell office:value-type="float" office:value="1184" calcext:value-type="float">
            <text:p>118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3M18S" calcext:value-type="time">
            <text:p>0:43:18</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ahaha, nein, aber ernsthaft, Hündchen. Ich weiß, warum du hier bist. Es muss doch eine Möglichkeit geben, dich zum Wegschauen zu bewegen. Würdest du mich ziehen lassen, wenn ich dir mit dem Satyr-Probleme [sic] helfe? Bitte. Ich muss Mutter finden. Du weißt, was mir das bedeutet.</text:p>
          </table:table-cell>
        </table:table-row>
        <table:table-row table:style-name="ro2">
          <table:table-cell office:value-type="float" office:value="1185" calcext:value-type="float">
            <text:p>118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3M37S" calcext:value-type="time">
            <text:p>0:43:3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Nach kurzem Zögern und Nachdenken bellt der gefräßige Höllenhund einmal zustimmend, und der Prinz macht sich auf die Suche nach etwas, mit dem er den Appetit des Monsters stillen kann.</text:p>
          </table:table-cell>
        </table:table-row>
        <table:table-row table:style-name="ro2">
          <table:table-cell office:value-type="float" office:value="1186" calcext:value-type="float">
            <text:p>118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9M54S" calcext:value-type="time">
            <text:p>0:49:5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So, mein Hündchen, ich habe hier deinen liebsten Leckerbissen für dich. Aber du musst mir versprechen, mich durchzulassen, wenn ich ihn dir gebe, ja?</text:p>
          </table:table-cell>
        </table:table-row>
        <table:table-row table:style-name="ro2">
          <table:table-cell office:value-type="float" office:value="1187" calcext:value-type="float">
            <text:p>118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9M59S" calcext:value-type="time">
            <text:p>0:49: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übelriechenden Sack an und sucht im dunklen Saal nach einem Plätzchen, wo er den ekligen Inhalt in Ruhe fressen kann.</text:p>
          </table:table-cell>
        </table:table-row>
        <table:table-row table:style-name="ro2">
          <table:table-cell office:value-type="float" office:value="1188" calcext:value-type="float">
            <text:p>118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0M55S" calcext:value-type="time">
            <text:p>0:50: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konnte mich nie an die Luft hier oben gewöhnen. Diese Böen wehen sinnlos aus allen Himmelsrichtungen, wie es ihnen gerade gefällt. Ich vermute, dir gefallen diese Böen hier oben besser als die stille Luft da unten.</text:p>
          </table:table-cell>
        </table:table-row>
        <table:table-row table:style-name="ro2">
          <table:table-cell office:value-type="float" office:value="1189" calcext:value-type="float">
            <text:p>118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07S" calcext:value-type="time">
            <text:p>0:51:0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Ja, du hast recht. Die Luft hier oben sagt mir bisher zu. Aber ich behalte mir mein endgültiges Urteil noch so lange vor, bis ich genug davon hatte. Aber eines muss ich dir sagen, Vater: Der Helm der Finsternis steht dir gut. Ich bin gerührt, dass du ihn meinetwegen wieder hervorgekramt hast.</text:p>
          </table:table-cell>
        </table:table-row>
        <table:table-row table:style-name="ro2">
          <table:table-cell office:value-type="float" office:value="1190" calcext:value-type="float">
            <text:p>119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22S" calcext:value-type="time">
            <text:p>0:51:2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hätte nicht so weit kommen müssen. Trotz all deiner Eskapaden im Haus und mir gegenüber habe ich nie die Beherrschung verloren. Ganz im Gegensatz zu dir.</text:p>
          </table:table-cell>
        </table:table-row>
        <table:table-row table:style-name="ro2">
          <table:table-cell office:value-type="float" office:value="1191" calcext:value-type="float">
            <text:p>119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33S" calcext:value-type="time">
            <text:p>0:51:3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nn wollen wir mal sehen. Du hast mich immer gescholten. Du hast mich belogen. Du hast deine elenden Truppen antreten lassen, und mir immer wieder nach dem Leben zu trachten. Aber eines muss ich dir wirklich lassen: Du hast deinen Ärger größtenteils unter Kontrolle gehalten. Aber das wird sich wohl in Kürze ändern, oder?</text:p>
          </table:table-cell>
        </table:table-row>
        <table:table-row table:style-name="ro2">
          <table:table-cell office:value-type="float" office:value="1192" calcext:value-type="float">
            <text:p>119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49S" calcext:value-type="time">
            <text:p>0:51: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sind Götter, Junge. Uns gegenseitig zu töten, ist unser Los. Obwohl ich immer dachte, dass ich darüber stünde. Ich habe dir doch gesagt, dass du diesem Ort nicht entfliehen kannst. Scheinbar muss ich meine Regeln selbst durchsetzen. Ich schicke dich jetzt zurück nach Hause.</text:p>
          </table:table-cell>
        </table:table-row>
        <table:table-row table:style-name="ro2">
          <table:table-cell office:value-type="float" office:value="1193" calcext:value-type="float">
            <text:p>119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0M36S" calcext:value-type="time">
            <text:p>0:00:3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schön dich hier zu sehen, mein braves Hündchen. Ich bin froh, dass du wieder Wache stehst! Auch wenn ich einen Weg an dir vorbei finden muss. Ich weiß, du machst nur deine Arbeit.</text:p>
          </table:table-cell>
        </table:table-row>
        <table:table-row table:style-name="ro2">
          <table:table-cell office:value-type="float" office:value="1194" calcext:value-type="float">
            <text:p>119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0M45S" calcext:value-type="time">
            <text:p>0:00:45</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angsteinflößende Höllenhund beäugt den Prinzen der Unterwelt unruhig, und jedes seiner sechs wilden Augen glänzt im gedämpften Licht des Hauses.</text:p>
          </table:table-cell>
        </table:table-row>
        <table:table-row table:style-name="ro2">
          <table:table-cell office:value-type="float" office:value="1195" calcext:value-type="float">
            <text:p>119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1M01S" calcext:value-type="time">
            <text:p>0:01:0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einen Vater im vollen Ornat aus dem Haus stürzen. Er muss dir also endlich selbst entgegengetreten sein. Ich… sehe, dass die Sache nicht gut ausgegangen ist. Du warst so nahe dran.</text:p>
          </table:table-cell>
        </table:table-row>
        <table:table-row table:style-name="ro2">
          <table:table-cell office:value-type="float" office:value="1196" calcext:value-type="float">
            <text:p>119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1M14S" calcext:value-type="time">
            <text:p>0:01:1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wenigstens weiß ich jetzt, wer mich erwartet, wenn ich das nächste Mal bis zum Tempel des Styx hochklettere und durch das Tor trete.</text:p>
          </table:table-cell>
        </table:table-row>
        <table:table-row table:style-name="ro2">
          <table:table-cell office:value-type="float" office:value="1197" calcext:value-type="float">
            <text:p>119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1M21S" calcext:value-type="time">
            <text:p>0:01:2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nicht auf, Junge. Ich habe nicht deinen Vater trainiert, sondern nur dich. Er ist ein Gott, aber er ist auch nur ein Gott. Wenn ich das ein bissschen verräterisch sagen darf.</text:p>
          </table:table-cell>
        </table:table-row>
        <table:table-row table:style-name="ro2">
          <table:table-cell office:value-type="float" office:value="1198" calcext:value-type="float">
            <text:p>119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2M54S" calcext:value-type="time">
            <text:p>0:02:54</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Wir waren uns von Anfang nicht grün. Das ist wohl normal, wenn man Titanenblut entsprungen ist. Es ist gut, dass wir uns seitdem nicht häufig über den Weg gelaufen sind.</text:p>
          </table:table-cell>
        </table:table-row>
        <table:table-row table:style-name="ro2">
          <table:table-cell office:value-type="float" office:value="1199" calcext:value-type="float">
            <text:p>119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3M02S" calcext:value-type="time">
            <text:p>0:03:02</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Aber sie sind doch deine Schwestern... Deine Familie! Ihr müsst doch irgendwelche Gemeinsamkeiten haben oder einen Weg finden können, euch zu vertragen?</text:p>
          </table:table-cell>
        </table:table-row>
        <table:table-row table:style-name="ro2">
          <table:table-cell office:value-type="float" office:value="1200" calcext:value-type="float">
            <text:p>120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3M12S" calcext:value-type="time">
            <text:p>0:03:12</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stehst mir wesentlich näher als meine Schwestern, Dusa. Ich bin nicht immer mit dem Ehrwürdigen Hades einer Meinung, aber ich bin dankbar, dass sie dieses Haus nicht betreten dürfen.</text:p>
          </table:table-cell>
        </table:table-row>
        <table:table-row table:style-name="ro2">
          <table:table-cell office:value-type="float" office:value="1201" calcext:value-type="float">
            <text:p>1201</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3M28S" calcext:value-type="time">
            <text:p>0:03:2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ie uralten Weinfässer, versteckt in den dunkelsten Ecken des Hauses vom ehrwürdigen Hades… wenige durften die trunken machenden Inhalte probieren und noch wenigeren ist es erlaubt sich in deren Nähe aufzuhalten.</text:p>
          </table:table-cell>
        </table:table-row>
        <table:table-row table:style-name="ro2">
          <table:table-cell office:value-type="float" office:value="1202" calcext:value-type="float">
            <text:p>1202</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5M20S" calcext:value-type="time">
            <text:p>0:05:2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eißt du was, Bursche, ich denke, du könntest eine hübsche Nummer mit diesen Säulen, die dieses Haus abstützen, abziehen und das ganze Ding mit ein paar Hieben zusammenstürzen lassen. Bumm, bumm, BUMM! Ich würde ungern daneben stehen, wenn es soweit wäre!</text:p>
          </table:table-cell>
        </table:table-row>
        <table:table-row table:style-name="ro2">
          <table:table-cell office:value-type="float" office:value="1203" calcext:value-type="float">
            <text:p>120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5M31S" calcext:value-type="time">
            <text:p>0:05:31</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architektonische Meisterwerk meines Vaters bei jeder sich bietenden Gelegenheit zertrümmern? Das lass ich mir nicht zweimal sagen.</text:p>
          </table:table-cell>
        </table:table-row>
        <table:table-row table:style-name="ro2">
          <table:table-cell office:value-type="float" office:value="1204" calcext:value-type="float">
            <text:p>120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6M14S" calcext:value-type="time">
            <text:p>0:06:14</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letzte Mal, dass ich so ein Frösteln spürte, das war… auf der Oberfläche, aber, wer…? Nun, es gibt nur einen Weg, das herauszufinden. Im Namen von Hades! Olymp! Ich nehme diese Botschaft an!</text:p>
          </table:table-cell>
        </table:table-row>
        <table:table-row table:style-name="ro2">
          <table:table-cell office:value-type="float" office:value="1205" calcext:value-type="float">
            <text:p>120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6M23S" calcext:value-type="time">
            <text:p>0:06:2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öre, junger Zagreus, dass du jene bittere Dunkelheit gegen diese bittere Kälte tauschen würdest? Ehrlich gesagt, versteh ich nicht, warum. Doch ich steh dir bei in deiner Not, warum auch nicht? Denn ich habe jede Menge Hilfe anzubieten, und du wirst sicher bald Gefallen daran finden.</text:p>
          </table:table-cell>
        </table:table-row>
        <table:table-row table:style-name="ro2">
          <table:table-cell office:value-type="float" office:value="1206" calcext:value-type="float">
            <text:p>120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7M20S" calcext:value-type="time">
            <text:p>0:07:2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rst in letzter Zeit auf deiner Reise für meine Sinne unerreichbar, Sohn des Hades. Ich verharre hier in den unergründlichen Tiefen. Ich weiß, was dort draußen liegt, ich habe es erschaffen. Doch wie es jetzt ist, im Moment, das weiß ich nicht. Sag es mir nicht. Ich erwäge lieber alle Möglichkeiten.</text:p>
          </table:table-cell>
        </table:table-row>
        <table:table-row table:style-name="ro2">
          <table:table-cell office:value-type="float" office:value="1207" calcext:value-type="float">
            <text:p>120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9M35S" calcext:value-type="time">
            <text:p>0:09: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o viel ich weiß, hat dich die ehrwürdige Demeter bereits in ihren kühlen Bann gezogen. Den Preis für Herzlichkeit würde sie im Clan sicher nicht gewinnden. Doch hab Geduld mit ihr, sie hat eine Menge durchgemacht.</text:p>
          </table:table-cell>
        </table:table-row>
        <table:table-row table:style-name="ro2">
          <table:table-cell office:value-type="float" office:value="1208" calcext:value-type="float">
            <text:p>120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1M50S" calcext:value-type="time">
            <text:p>0:11:5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s dich beißende Kälte umgibt, kann nur bedeuten, die Göttin der Jahreszeiten nimmt an deinem Ringen Anteil, Zagreus? Ich habe nicht mit der Beteiligung von Demeter gerechnet. Fasse Mut, doch sei zurückhaltend in ihrer Nähe.</text:p>
          </table:table-cell>
        </table:table-row>
        <table:table-row table:style-name="ro2">
          <table:table-cell office:value-type="float" office:value="1209" calcext:value-type="float">
            <text:p>120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2M16S" calcext:value-type="time">
            <text:p>0:12: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gewalttätigsten Kreaturen im Tartaros werden sogar vor anderen verdammten Seelen weggesperrt. Ihre einzigen Besucher sind diejenigen, die töricht genug sind, einen Fluchtversuch zu unternehmen.</text:p>
          </table:table-cell>
        </table:table-row>
        <table:table-row table:style-name="ro2">
          <table:table-cell office:value-type="float" office:value="1210" calcext:value-type="float">
            <text:p>121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5M17S" calcext:value-type="time">
            <text:p>0:15:1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rrd…!</text:p>
          </table:table-cell>
        </table:table-row>
        <table:table-row table:style-name="ro2">
          <table:table-cell office:value-type="float" office:value="1211" calcext:value-type="float">
            <text:p>1211</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5M18S" calcext:value-type="time">
            <text:p>0:15:1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tte wirklich gehofft, wir könnten das Thema wechseln. Bitte!</text:p>
          </table:table-cell>
        </table:table-row>
        <table:table-row table:style-name="ro2">
          <table:table-cell office:value-type="float" office:value="1212" calcext:value-type="float">
            <text:p>1212</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5M20S" calcext:value-type="time">
            <text:p>0:15:2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örder… Mööörrder!</text:p>
          </table:table-cell>
        </table:table-row>
        <table:table-row table:style-name="ro2">
          <table:table-cell office:value-type="float" office:value="1213" calcext:value-type="float">
            <text:p>121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8M17S" calcext:value-type="time">
            <text:p>0:18:1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urydike, danke, dass du mich in deinem behaglichen Heim so herzlich willkommen heißt. Bei den anderen Orten, die ich in letzter Zeit besucht habe, kann ich das nicht gerade behaupten. Ich habe ein kleines Geschenk für dich.</text:p>
          </table:table-cell>
        </table:table-row>
        <table:table-row table:style-name="ro2">
          <table:table-cell office:value-type="float" office:value="1214" calcext:value-type="float">
            <text:p>121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8M27S" calcext:value-type="time">
            <text:p>0:18:2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nein, das ist sehr lieb von dir, eure köngliche Hoheit, dass du mir frische Zutaten mitbringst! Weißt du was, hier ist etwas für dich, das dich da draußen schützen wird!</text:p>
          </table:table-cell>
        </table:table-row>
        <table:table-row table:style-name="ro2">
          <table:table-cell office:value-type="float" office:value="1215" calcext:value-type="float">
            <text:p>121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8M44S" calcext:value-type="time">
            <text:p>0:18:4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a kommt Hades' Sprössling! Was möchtest du denn diesmal, hm?</text:p>
          </table:table-cell>
        </table:table-row>
        <table:table-row table:style-name="ro2">
          <table:table-cell office:value-type="float" office:value="1216" calcext:value-type="float">
            <text:p>121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0M49S" calcext:value-type="time">
            <text:p>0:20:49</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sollst wissen, dass ich deinen ehrwürdigen Vater sehr bewundere. Denn dank seines grausigen Werks kann ich das meine weiterführen. Eines Tages werdet ihr euren Streit gewiss beilegen.</text:p>
          </table:table-cell>
        </table:table-row>
        <table:table-row table:style-name="ro2">
          <table:table-cell office:value-type="float" office:value="1217" calcext:value-type="float">
            <text:p>121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1M57S" calcext:value-type="time">
            <text:p>0:21:57</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schon von meinem Paps gehört, stimmt's, Vetter? Toller Typ. Allerdings verbringen wir nicht viel Zeit miteinander! Du weißt ja, wie das ist. Also, man sieht sich!</text:p>
          </table:table-cell>
        </table:table-row>
        <table:table-row table:style-name="ro2">
          <table:table-cell office:value-type="float" office:value="1218" calcext:value-type="float">
            <text:p>121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2M35S" calcext:value-type="time">
            <text:p>0:22:3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dachte schon, dass ich dich hier draußen finde. Offen gesagt, ich bin überrascht, dass du noch am Leben bist.</text:p>
          </table:table-cell>
        </table:table-row>
        <table:table-row table:style-name="ro2">
          <table:table-cell office:value-type="float" office:value="1219" calcext:value-type="float">
            <text:p>121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2M42S" calcext:value-type="time">
            <text:p>0:22:42</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weiß mich zu behaupten, falls du das noch nicht bemerkt haben solltest, Than.</text:p>
          </table:table-cell>
        </table:table-row>
        <table:table-row table:style-name="ro2">
          <table:table-cell office:value-type="float" office:value="1220" calcext:value-type="float">
            <text:p>122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2M46S" calcext:value-type="time">
            <text:p>0:22:4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be ich nicht, Zag! Tritt jetzt beiseite, und lass mich dir mal zeigen, wie man das macht.</text:p>
          </table:table-cell>
        </table:table-row>
        <table:table-row table:style-name="ro2">
          <table:table-cell office:value-type="float" office:value="1221" calcext:value-type="float">
            <text:p>1221</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3M51S" calcext:value-type="time">
            <text:p>0:23:51</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Dir schien die Puste auszugehen, nicht wahr? Und obendrein bis [sic] du noch sehr weit von der Oberfläche entfernt.</text:p>
          </table:table-cell>
        </table:table-row>
        <table:table-row table:style-name="ro2">
          <table:table-cell office:value-type="float" office:value="1222" calcext:value-type="float">
            <text:p>1222</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3M56S" calcext:value-type="time">
            <text:p>0:23:5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Danke für deine aufmunternden Worte, Than.</text:p>
          </table:table-cell>
        </table:table-row>
        <table:table-row table:style-name="ro2">
          <table:table-cell office:value-type="float" office:value="1223" calcext:value-type="float">
            <text:p>122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3M59S" calcext:value-type="time">
            <text:p>0:23:59</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Aber gern. Und jetzt gehe ich besser zurück, ehe der ehrwürdige Hades etwas bemerkt.</text:p>
          </table:table-cell>
        </table:table-row>
        <table:table-row table:style-name="ro2">
          <table:table-cell office:value-type="float" office:value="1224" calcext:value-type="float">
            <text:p>122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0M30S" calcext:value-type="time">
            <text:p>0:30:3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ie Launen unserer Art sind unberechenbar, mein Vetter. Doch du wirst sehen, dass Handlungen dieser Art immer dieselben Reaktionen auslösen.</text:p>
          </table:table-cell>
        </table:table-row>
        <table:table-row table:style-name="ro2">
          <table:table-cell office:value-type="float" office:value="1225" calcext:value-type="float">
            <text:p>122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1M47S" calcext:value-type="time">
            <text:p>0:31:4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er Blutzoll in voller Höhe ist gezahlt, und wir sind quitt. Doch nächstes Mal überlegst du es dir gut, bevor du mich erzürnst, hm?</text:p>
          </table:table-cell>
        </table:table-row>
        <table:table-row table:style-name="ro2">
          <table:table-cell office:value-type="float" office:value="1226" calcext:value-type="float">
            <text:p>122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6M54S" calcext:value-type="time">
            <text:p>0:36:5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Geh und suche einen anderen Winkel dieses Reichs heim. Dieser hier gehört mir.</text:p>
          </table:table-cell>
        </table:table-row>
        <table:table-row table:style-name="ro2">
          <table:table-cell office:value-type="float" office:value="1227" calcext:value-type="float">
            <text:p>122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7M30S" calcext:value-type="time">
            <text:p>0:37: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errlich bedrohliche Fassade der großen elysischen Arena ragt hoch vor dem aufsässigen Prinzen auf. Als ob sie ihn zu einem Wettstreit reizen wollte, den er unmöglich gewinnen kann.</text:p>
          </table:table-cell>
        </table:table-row>
        <table:table-row table:style-name="ro2">
          <table:table-cell office:value-type="float" office:value="1228" calcext:value-type="float">
            <text:p>122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7M59S" calcext:value-type="time">
            <text:p>0:37:59</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usgeburt der Hölle! Du willst dich also bis an die Oberfläche in das Reich der Lebenden durchkämpfen. Aber du wirst dein Ziel nicht erreichen, solange ich noch lebe und atme! Oder dem, was dem Leben und Atmen hier in der Pracht des Elysions entspricht!</text:p>
          </table:table-cell>
        </table:table-row>
        <table:table-row table:style-name="ro2">
          <table:table-cell office:value-type="float" office:value="1229" calcext:value-type="float">
            <text:p>122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8M20S" calcext:value-type="time">
            <text:p>0:38:20</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nn bleibt mir keine andere Wahl, als dich zum Schweigen zu bringen. Und auch deinen stierköpfigen Diener hier.</text:p>
          </table:table-cell>
        </table:table-row>
        <table:table-row table:style-name="ro2">
          <table:table-cell office:value-type="float" office:value="1230" calcext:value-type="float">
            <text:p>123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8M28S" calcext:value-type="time">
            <text:p>0:38:2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r Minotauros, von dem du sprichst, ist mein treuer Freund, du Schandfleck der Erde! Asterios und ich sind Brüder hier im Tod, so wie wir Feinde im Leben waren. Nicht, dass du eine derart starke brüderliche Bande wie die unsere jemals verstehen würdest!</text:p>
          </table:table-cell>
        </table:table-row>
        <table:table-row table:style-name="ro2">
          <table:table-cell office:value-type="float" office:value="1231" calcext:value-type="float">
            <text:p>123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02M34S" calcext:value-type="time">
            <text:p>0:02: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Nur der riesige Tempel des Styx mit seinen unzähligen Gefahren trennt den Prinzen der Unterwelt nun noch vom Land da draußen, nach dessen Anblick er sich sehnt.</text:p>
          </table:table-cell>
        </table:table-row>
        <table:table-row table:style-name="ro2">
          <table:table-cell office:value-type="float" office:value="1232" calcext:value-type="float">
            <text:p>123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06M24S" calcext:value-type="time">
            <text:p>0:06:2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Im Inneren der von Schmutz verkrusteten Schlupfwinkel, die sich tief in die hoch aufragenden Bauwerke der Unterwelt graben, leben solch unaussprechliche Abscheulichkeiten, die selbst der grimmige ehrwürdige Hades nicht zu erwähnen wagt.</text:p>
          </table:table-cell>
        </table:table-row>
        <table:table-row table:style-name="ro2">
          <table:table-cell office:value-type="float" office:value="1233" calcext:value-type="float">
            <text:p>123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1M38S" calcext:value-type="time">
            <text:p>0:11: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Tief im entweihten Schlupfwinkel der Satyrn, denen kein Gott heilig ist, liegt der widerliche Inhalt ihrer lästerlichen Rituale, so abscheulich, dass er sich nicht beschreiben lässt.</text:p>
          </table:table-cell>
        </table:table-row>
        <table:table-row table:style-name="ro2">
          <table:table-cell office:value-type="float" office:value="1234" calcext:value-type="float">
            <text:p>123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1M54S" calcext:value-type="time">
            <text:p>0:11:54</text:p>
          </table:table-cell>
          <table:table-cell office:value-type="string" calcext:value-type="string">
            <text:p>Zeus</text:p>
          </table:table-cell>
          <table:table-cell office:value-type="string" calcext:value-type="string">
            <text:p>Ares</text:p>
          </table:table-cell>
          <table:table-cell office:value-type="string" calcext:value-type="string">
            <text:p>Zagreus</text:p>
          </table:table-cell>
          <table:table-cell office:value-type="string" calcext:value-type="string">
            <text:p>Gabe</text:p>
          </table:table-cell>
          <table:table-cell office:value-type="string" calcext:value-type="string">
            <text:p>Satyrschlupfwinkel</text:p>
          </table:table-cell>
          <table:table-cell office:value-type="string" calcext:value-type="string">
            <text:p>Neffe! Kraft meiner göttlichen Autorität wird mein oft verkannter Sohn Ares dir nun ein kleines Zeichen seiner Macht leihen. Er soll sich nur nützlich machen!</text:p>
          </table:table-cell>
        </table:table-row>
        <table:table-row table:style-name="ro2">
          <table:table-cell office:value-type="float" office:value="1235" calcext:value-type="float">
            <text:p>123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2M06S" calcext:value-type="time">
            <text:p>0:12:06</text:p>
          </table:table-cell>
          <table:table-cell office:value-type="string" calcext:value-type="string">
            <text:p>Ares</text:p>
          </table:table-cell>
          <table:table-cell office:value-type="string" calcext:value-type="string">
            <text:p>Zeus</text:p>
          </table:table-cell>
          <table:table-cell office:value-type="string" calcext:value-type="string">
            <text:p>Zagreus</text:p>
          </table:table-cell>
          <table:table-cell office:value-type="string" calcext:value-type="string">
            <text:p>Gabe</text:p>
          </table:table-cell>
          <table:table-cell office:value-type="string" calcext:value-type="string">
            <text:p>Satyrschlupfwinkel</text:p>
          </table:table-cell>
          <table:table-cell office:value-type="string" calcext:value-type="string">
            <text:p>Wie du sagst, soll es geschehen, ehrwürdiger Vater. Deine Wünsche sind auch meine.</text:p>
          </table:table-cell>
        </table:table-row>
        <table:table-row table:style-name="ro2">
          <table:table-cell office:value-type="float" office:value="1236" calcext:value-type="float">
            <text:p>123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2M45S" calcext:value-type="time">
            <text:p>0:12:4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Wie ich sehe, ist es dem Fährmann der Unterwelt gelungen, dir meinem [sic] Segen zu überbringen, Neffe. Welch seltsame Bündnisse wir heutzutage schmieden!</text:p>
          </table:table-cell>
        </table:table-row>
        <table:table-row table:style-name="ro2">
          <table:table-cell office:value-type="float" office:value="1237" calcext:value-type="float">
            <text:p>123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2M57S" calcext:value-type="time">
            <text:p>0:12:5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Sack erneut an.</text:p>
          </table:table-cell>
        </table:table-row>
        <table:table-row table:style-name="ro2">
          <table:table-cell office:value-type="float" office:value="1238" calcext:value-type="float">
            <text:p>123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3M35S" calcext:value-type="time">
            <text:p>0:13:3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ie See… der Himmel und die Erde. All das gehört meinen Brüdern. Wir sind blutsverwandt. Aber wir sind Fremde in ihrem Land.</text:p>
          </table:table-cell>
        </table:table-row>
        <table:table-row table:style-name="ro2">
          <table:table-cell office:value-type="float" office:value="1239" calcext:value-type="float">
            <text:p>123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3M58S" calcext:value-type="time">
            <text:p>0:13:5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ein. Keine jammervollen Reden. Und jetzt geh mir aus dem Weg.</text:p>
          </table:table-cell>
        </table:table-row>
        <table:table-row table:style-name="ro2">
          <table:table-cell office:value-type="float" office:value="1240" calcext:value-type="float">
            <text:p>1240</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09S" calcext:value-type="time">
            <text:p>0:15:09</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ypnos, wirklich, das ist die wohl schlechteste Idee, die ich je gehört habe. Siehst du nicht, wie unsinnig das ist?</text:p>
          </table:table-cell>
        </table:table-row>
        <table:table-row table:style-name="ro2">
          <table:table-cell office:value-type="float" office:value="1241" calcext:value-type="float">
            <text:p>124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16S" calcext:value-type="time">
            <text:p>0:15:16</text:p>
          </table:table-cell>
          <table:table-cell office:value-type="string" calcext:value-type="string">
            <text:p>Hypn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meine ja nur, wenn du vielleicht alle Sterblichen gleichzeitig sterben lassen würdest, dann blieben dir etliche Reisen erspart, und wir könnten mehr Zeit miteinander verbringen, huh?</text:p>
          </table:table-cell>
        </table:table-row>
        <table:table-row table:style-name="ro2">
          <table:table-cell office:value-type="float" office:value="1242" calcext:value-type="float">
            <text:p>124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27S" calcext:value-type="time">
            <text:p>0:15:27</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ehrlich nicht, warum ich mich mit dir abgebe. Geh wieder an die Arbeit, und halte mich nicht länger auf.</text:p>
          </table:table-cell>
        </table:table-row>
        <table:table-row table:style-name="ro2">
          <table:table-cell office:value-type="float" office:value="1243" calcext:value-type="float">
            <text:p>124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44S" calcext:value-type="time">
            <text:p>0:15:4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iehst besorgt aus, Junge. Verrätst du mir, was in dir vorgeht?</text:p>
          </table:table-cell>
        </table:table-row>
        <table:table-row table:style-name="ro2">
          <table:table-cell office:value-type="float" office:value="1244" calcext:value-type="float">
            <text:p>124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47S" calcext:value-type="time">
            <text:p>0:15:4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Mir begegnete die Göttin Demeter da draußen. Die Segen, die sie mir gab, sie… ließen aus allem die Hitze und das Leben weichen. Ich dachte, sie kümmert sich um Früchte und Getreide und Gemüse und dergleichen? Nicht, dass ich mich beschweren will.</text:p>
          </table:table-cell>
        </table:table-row>
        <table:table-row table:style-name="ro2">
          <table:table-cell office:value-type="float" office:value="1245" calcext:value-type="float">
            <text:p>124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6M08S" calcext:value-type="time">
            <text:p>0:16:08</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or allen Göttern und Göttinnen muss man zittern. Demeter hat die Macht, Leben zu geben oder zu nehmen. Anscheinend liegt ihr aber mehr an Letzterem. Sie ist die Älteste im Olymp, und dein Vater scheint sie ganz besonders zu verabscheuen. Ich weiß nicht, warum. Sei vorsichtig.</text:p>
          </table:table-cell>
        </table:table-row>
        <table:table-row table:style-name="ro2">
          <table:table-cell office:value-type="float" office:value="1246" calcext:value-type="float">
            <text:p>124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6M47S" calcext:value-type="time">
            <text:p>0:16:4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Du siehst etwas bedrückt aus. Wie ist es, würdest vielleicht jetzt gern ein Lied hören?</text:p>
          </table:table-cell>
        </table:table-row>
        <table:table-row table:style-name="ro2">
          <table:table-cell office:value-type="float" office:value="1247" calcext:value-type="float">
            <text:p>124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14S" calcext:value-type="time">
            <text:p>0:17:1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uf jenes Lied hast du Lust. Leider bringe ich es nicht mehr übers Herz, es anzustimmen. Es freut mich jedoch, dass es dir gefällt.</text:p>
          </table:table-cell>
        </table:table-row>
        <table:table-row table:style-name="ro2">
          <table:table-cell office:value-type="float" office:value="1248" calcext:value-type="float">
            <text:p>124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24S" calcext:value-type="time">
            <text:p>0:17:2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ist nicht hier, und du bist zurück. Das kann nur eines bedeuten. Geht es dir gut, mein Kind?</text:p>
          </table:table-cell>
        </table:table-row>
        <table:table-row table:style-name="ro2">
          <table:table-cell office:value-type="float" office:value="1249" calcext:value-type="float">
            <text:p>124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30S" calcext:value-type="time">
            <text:p>0:17:3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a, ich glaube schon, Nyx. Aber dass ausgerechnet Vater mich hierher zurückbefördert hat, ist besonders schmerzlich. Hast du wertvolle Tipps, wie ich ihn bezwingen könnte? Hat er verborgene Schwächen, die nur du kennst, oder dergleichen?</text:p>
          </table:table-cell>
        </table:table-row>
        <table:table-row table:style-name="ro2">
          <table:table-cell office:value-type="float" office:value="1250" calcext:value-type="float">
            <text:p>1250</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43S" calcext:value-type="time">
            <text:p>0:17:4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ennst seine Schwächen besser als jeder andere. Besser sogar als er selbst. Es schmerzt mich, zu wissen, dass der Konflikt zwischen euch beiden nicht auf andere Weise beigelegt werden konnte. Aber wenn es denn sein muss… vernichte ihn für mich, bei deinem nächsten Kampf da oben. Egal, wie lange es dauert. Würdest du das bitte tun?</text:p>
          </table:table-cell>
        </table:table-row>
        <table:table-row table:style-name="ro2">
          <table:table-cell office:value-type="float" office:value="1251" calcext:value-type="float">
            <text:p>125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8M54S" calcext:value-type="time">
            <text:p>0:18:5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1252" calcext:value-type="float">
            <text:p>125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1253" calcext:value-type="float">
            <text:p>125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9M09S" calcext:value-type="time">
            <text:p>0:19:0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1254" calcext:value-type="float">
            <text:p>125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9M56S" calcext:value-type="time">
            <text:p>0:19:5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wir von der Göttin Nyx von deiner Existenz und Not erfuhren, versammelten wir uns auf dem Olymp, um dich nach besten Kräften zu unterstützen. Eine Familie wie die meine schützt die Ihrigen!</text:p>
          </table:table-cell>
        </table:table-row>
        <table:table-row table:style-name="ro2">
          <table:table-cell office:value-type="float" office:value="1255" calcext:value-type="float">
            <text:p>125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1M24S" calcext:value-type="time">
            <text:p>0:21:2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1256" calcext:value-type="float">
            <text:p>125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4M59S" calcext:value-type="time">
            <text:p>0:24:5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ich höre, hast du letztens fast die Oberwelt erreicht, Zagreus. Irgendwann wirst du da rauskommen, meine Zuversicht ist ungebrochen. Ganz gleich, welche unbekannten Schrecken jenseits der Grenze im Verborgenen lauern.</text:p>
          </table:table-cell>
        </table:table-row>
        <table:table-row table:style-name="ro2">
          <table:table-cell office:value-type="float" office:value="1257" calcext:value-type="float">
            <text:p>125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8M48S" calcext:value-type="time">
            <text:p>0:28:4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nnaaauugghhh….</text:p>
          </table:table-cell>
        </table:table-row>
        <table:table-row table:style-name="ro2">
          <table:table-cell office:value-type="float" office:value="1258" calcext:value-type="float">
            <text:p>125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9M17S" calcext:value-type="time">
            <text:p>0:29:1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ut gemacht, Rotblut, du hast es bis hierher geschafft! Aber leider muss ich dich jetzt zurück zu deinem Vater schicken. Nimm's nicht persönlich.</text:p>
          </table:table-cell>
        </table:table-row>
        <table:table-row table:style-name="ro2">
          <table:table-cell office:value-type="float" office:value="1259" calcext:value-type="float">
            <text:p>125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9M27S" calcext:value-type="time">
            <text:p>0:29:27</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ünschte, du könntest mich begleiten, Alekto. Möchtest du, dass ich bei Vater nächstes Mal ein gutes Wort für dich einlege, damit du uns zu Hause besuchen kommen kannst?</text:p>
          </table:table-cell>
        </table:table-row>
        <table:table-row table:style-name="ro2">
          <table:table-cell office:value-type="float" office:value="1260" calcext:value-type="float">
            <text:p>1260</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9M35S" calcext:value-type="time">
            <text:p>0:29:35</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ch, weißt du, da lasse ich mir lieber die Augen ausstechen. Aber vielen Dank für das Angebot! Jetzt ist es Zeit für dich, nach Hause zu gehen.</text:p>
          </table:table-cell>
        </table:table-row>
        <table:table-row table:style-name="ro2">
          <table:table-cell office:value-type="float" office:value="1261" calcext:value-type="float">
            <text:p>126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6M27S" calcext:value-type="time">
            <text:p>0:36:27</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Athene kennengelernt, mein Lieber. Dann weißt du ja, dass nicht alle Damen auf dem Olymp gleich sind. Und ich persönlich bin unseren Vorfahren dafür dankbar.</text:p>
          </table:table-cell>
        </table:table-row>
        <table:table-row table:style-name="ro2">
          <table:table-cell office:value-type="float" office:value="1262" calcext:value-type="float">
            <text:p>126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7M24S" calcext:value-type="time">
            <text:p>0:37:2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für ein Ortstermin ist das denn, eure königliche Hoheit? In letzter Zeit scheinst du ja recht viele Termine in Asphodel zu haben.</text:p>
          </table:table-cell>
        </table:table-row>
        <table:table-row table:style-name="ro2">
          <table:table-cell office:value-type="float" office:value="1263" calcext:value-type="float">
            <text:p>126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7M26S" calcext:value-type="time">
            <text:p>0:37:26</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Also… in Wahrheit versuche ich, von hier zu entkommen. Unterwegs bin ich auf ein paar Hindernisse gestoßen, aber ich denke, ich werde es irgendwann schaffen.</text:p>
          </table:table-cell>
        </table:table-row>
        <table:table-row table:style-name="ro2">
          <table:table-cell office:value-type="float" office:value="1264" calcext:value-type="float">
            <text:p>126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7M36S" calcext:value-type="time">
            <text:p>0:37:3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Ach wirklich! Ich weiß nur zu gut, wie das ist. Ich hoffe, die Schicksalsgöttinnen werden ein Einsehen mit dir haben. Du versuchst, von hier zu entkommen, huh. Daran habe ich schon wer weiß wie lange nicht mehr gedacht…</text:p>
          </table:table-cell>
        </table:table-row>
        <table:table-row table:style-name="ro2">
          <table:table-cell office:value-type="float" office:value="1265" calcext:value-type="float">
            <text:p>126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8M25S" calcext:value-type="time">
            <text:p>0:38:2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usste, dass dieser düstere Fährmann durchkommen und du unter seinen Waren diese Gabe finden würdest!</text:p>
          </table:table-cell>
        </table:table-row>
        <table:table-row table:style-name="ro2">
          <table:table-cell office:value-type="float" office:value="1266" calcext:value-type="float">
            <text:p>126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5M03S" calcext:value-type="time">
            <text:p>0:45:0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hast noch nicht aufgegeben, wie ich sehe. Du bist hartnäckig. Und du wirst mir noch eine Menge Ärger einbrocken, bis alles vorüber ist.</text:p>
          </table:table-cell>
        </table:table-row>
        <table:table-row table:style-name="ro2">
          <table:table-cell office:value-type="float" office:value="1267" calcext:value-type="float">
            <text:p>126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6M07S" calcext:value-type="time">
            <text:p>0:46:07</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as muss ich dir schon lassen, Zag. Du bist leicht aufzuspüren. Die Schatten des Tartaros fürchten dich so langsam noch mehr als deinen ehrwürdigen Vater.</text:p>
          </table:table-cell>
        </table:table-row>
        <table:table-row table:style-name="ro2">
          <table:table-cell office:value-type="float" office:value="1268" calcext:value-type="float">
            <text:p>126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6M16S" calcext:value-type="time">
            <text:p>0:46:1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Oh, sie werden mich nicht fürchten, wenn sie mich einmal kennenlernen.</text:p>
          </table:table-cell>
        </table:table-row>
        <table:table-row table:style-name="ro2">
          <table:table-cell office:value-type="float" office:value="1269" calcext:value-type="float">
            <text:p>126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6M25S" calcext:value-type="time">
            <text:p>0:46:2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a bin ich mir nicht so sicher. Sogar ich beginne, dich zu fürchten, glaube ich. Wie es scheint, kenne ich dich nicht so gut, wie ich dachte.</text:p>
          </table:table-cell>
        </table:table-row>
        <table:table-row table:style-name="ro2">
          <table:table-cell office:value-type="float" office:value="1270" calcext:value-type="float">
            <text:p>127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0M27S" calcext:value-type="time">
            <text:p>0:00:2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y, schau mal, was ich da draußen aufgelesen habe, Achilles, Herr! Eine edle Flasche Ambrosia, direkt aus dem Elysion! Wie ich höre, ist das sehr gutes Zeug, aber… ich kann sie nicht mal öffnen. Ich habe keine Ahnung, was ich jetzt damit tun soll.</text:p>
          </table:table-cell>
        </table:table-row>
        <table:table-row table:style-name="ro2">
          <table:table-cell office:value-type="float" office:value="1271" calcext:value-type="float">
            <text:p>127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0M33S" calcext:value-type="time">
            <text:p>0:00:3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r Trank der Götter! Auch ich habe gehört, dass er gut ist. Aber er ist nur für Leute gedacht, die dir nahestehen. Vielleicht solltest du ihn aufbewahren, bis der rechte Augenblick gekommen ist? Jemand wäre sehr dankbar dafür, da bin ich sicher. Oder vieleicht könntest du ihn beim elenden Trödler da drüben gegen etwas eintauschen.</text:p>
          </table:table-cell>
        </table:table-row>
        <table:table-row table:style-name="ro2">
          <table:table-cell office:value-type="float" office:value="1272" calcext:value-type="float">
            <text:p>127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14S" calcext:value-type="time">
            <text:p>0:01:14</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riefst nach deinem ergebenen Hofmusikanten, ehrwürdiger Hades, Herr? Damit meine ich natürlich mich.</text:p>
          </table:table-cell>
        </table:table-row>
        <table:table-row table:style-name="ro2">
          <table:table-cell office:value-type="float" office:value="1273" calcext:value-type="float">
            <text:p>1273</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20S" calcext:value-type="time">
            <text:p>0:01:20</text:p>
          </table:table-cell>
          <table:table-cell office:value-type="string" calcext:value-type="string">
            <text:p><text: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Nun, Orpheus… Wenn du jetzt genug von deinem kleinen Abstecher in die Abründe des Tartaros hast, würde ich dich gern noch einmal bitten: Spiele uns ein Lied. Oder ich werde das nächste Mal bei deiner Bestrafung nicht mehr so viel Milde walten lassen.</text:p>
          </table:table-cell>
        </table:table-row>
        <table:table-row table:style-name="ro2">
          <table:table-cell office:value-type="float" office:value="1274" calcext:value-type="float">
            <text:p>1274</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37S" calcext:value-type="time">
            <text:p>0:01:37</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ach so. Ich muss mich erneut entschuldigen, ehrwürdiger Hades, Herr. Denn leider verspüre ich noch nicht wieder den Wunsch, zu singen. Trotz deiner Überredungskunst. Und das, ähm, ist mein letztes Wort zu diesem Thema. Vorläufig.</text:p>
          </table:table-cell>
        </table:table-row>
        <table:table-row table:style-name="ro2">
          <table:table-cell office:value-type="float" office:value="1275" calcext:value-type="float">
            <text:p>1275</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54S" calcext:value-type="time">
            <text:p>0:01:54</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st das so…? Dann werde ich wohl warten. Ich habe alle Geduld der Welt.</text:p>
          </table:table-cell>
        </table:table-row>
        <table:table-row table:style-name="ro2">
          <table:table-cell office:value-type="float" office:value="1276" calcext:value-type="float">
            <text:p>1276</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2M18S" calcext:value-type="time">
            <text:p>0:02: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Es muss doch sonst jemand geben, dessen Zeit du verschwenden könntest, Zagreus.</text:p>
          </table:table-cell>
        </table:table-row>
        <table:table-row table:style-name="ro2">
          <table:table-cell office:value-type="float" office:value="1277" calcext:value-type="float">
            <text:p>1277</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2M50S" calcext:value-type="time">
            <text:p>0:02:5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kürzlich von der Göttin Athene gehört, Nyx. Sie scheint dich zu bewundern. Ich dachte, die Olympier mögen unseresgleichen nicht?</text:p>
          </table:table-cell>
        </table:table-row>
        <table:table-row table:style-name="ro2">
          <table:table-cell office:value-type="float" office:value="1278" calcext:value-type="float">
            <text:p>1278</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2M59S" calcext:value-type="time">
            <text:p>0:02:5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n der Regel nicht. Aber du gehörst zur Familie, Kind. Und ich, nun… ich hielt Athene für weise genug, zu verstehen, warum jemand wie ich gerade sie ansprechen würde. Sie hat inzwischen andere Familienmitglieder auf dich aufmerksam gemacht.</text:p>
          </table:table-cell>
        </table:table-row>
        <table:table-row table:style-name="ro2">
          <table:table-cell office:value-type="float" office:value="1279" calcext:value-type="float">
            <text:p>1279</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3M30S" calcext:value-type="time">
            <text:p>0:03:30</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Dusa? Ich werde nun doch wohl hin und wieder hier hereinschauen, so wie jetzt. Aber du brauchst mein Gemach nicht aufzuräumen. Ich bleibe nicht lange.</text:p>
          </table:table-cell>
        </table:table-row>
        <table:table-row table:style-name="ro2">
          <table:table-cell office:value-type="float" office:value="1280" calcext:value-type="float">
            <text:p>128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3M40S" calcext:value-type="time">
            <text:p>0:03:4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hahaha, natürlich! Aber ich werde doch hin und wieder einen Blick hineinwerfen, für den Fall, dass du es dir anders überlegst, ähm, also auf Wiedersehen.</text:p>
          </table:table-cell>
        </table:table-row>
        <table:table-row table:style-name="ro2">
          <table:table-cell office:value-type="float" office:value="1281" calcext:value-type="float">
            <text:p>128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4M35S" calcext:value-type="time">
            <text:p>0:04:3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leiner Tipp, Bursche? Wenn du da draußen Münzen findest, solltest du sie direkt beim alten Charon, dem Fährmann, in Waren umsetzen. Gib sie am besten immer gleich aus und horte sie nicht, Bursche, sonst sind sie weg.</text:p>
          </table:table-cell>
        </table:table-row>
        <table:table-row table:style-name="ro2">
          <table:table-cell office:value-type="float" office:value="1282" calcext:value-type="float">
            <text:p>128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4M43S" calcext:value-type="time">
            <text:p>0:04:4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Kumpel. Merke: Immer alles gleich ausgeben, statt zu sparen.</text:p>
          </table:table-cell>
        </table:table-row>
        <table:table-row table:style-name="ro2">
          <table:table-cell office:value-type="float" office:value="1283" calcext:value-type="float">
            <text:p>1283</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5M35S" calcext:value-type="time">
            <text:p>0:05:35</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nn hast du denn Malphon, die Zwillingsfäuste, in die Hände bekommen? Oder besser: deine Hände in Malphon! Ich hab gehört, dass Demeter mit diesen Dingern ihren Vater mal mitten ins Gesicht geschlagen hat! Wette, das kannst du nachempfinden.</text:p>
          </table:table-cell>
        </table:table-row>
        <table:table-row table:style-name="ro2">
          <table:table-cell office:value-type="float" office:value="1284" calcext:value-type="float">
            <text:p>1284</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9M28S" calcext:value-type="time">
            <text:p>0:09:2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 wir nun Bekanntschaft schließen, Sohn des Hades, will ich eines ganz deutlich sagen: Ich fürchte, für Gespräche fehlt mir die Geduld. Bitte beschränke dich bei deinen Besuchen auf das Zuhören, dann nimm mein Zeichen an, und dann entferne dich. Antworte nur, wenn es sein muss. Oder wenn du aufgefordert wirst. Ja?</text:p>
          </table:table-cell>
        </table:table-row>
        <table:table-row table:style-name="ro2">
          <table:table-cell office:value-type="float" office:value="1285" calcext:value-type="float">
            <text:p>1285</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9M55S" calcext:value-type="time">
            <text:p>0:09:5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Einfach zuhören. Genau das tue ich auch, wenn ich diese Botschaften von den Olympiern empfange. Moment, ihr habt mich doch gerade aufgefordert, Gebierter Chaos, nicht wahr? Oder hätte ich jetzt schweigen sollen?</text:p>
          </table:table-cell>
        </table:table-row>
        <table:table-row table:style-name="ro2">
          <table:table-cell office:value-type="float" office:value="1286" calcext:value-type="float">
            <text:p>1286</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0M09S" calcext:value-type="time">
            <text:p>0:10: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kann dir keinen Rat geben. Doch du wurdest aufgefordert, ja. Du darfst dann offen sprechen, oder auch jederzeit, trotz meines Wunsches, das nicht zu tun. Generell bevorzuge ich absolute Stille. Du magst das anders sehen.</text:p>
          </table:table-cell>
        </table:table-row>
        <table:table-row table:style-name="ro2">
          <table:table-cell office:value-type="float" office:value="1287" calcext:value-type="float">
            <text:p>1287</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1M31S" calcext:value-type="time">
            <text:p>0:11:31</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Zag, ich muss schon sagen, ich kann gar nicht glauben, dass die kleine Artemis mit dir abhängt! Sie hängt nicht mit jedem ab, Mann! Doch das nur nebenbei, nimm das hier!</text:p>
          </table:table-cell>
        </table:table-row>
        <table:table-row table:style-name="ro2">
          <table:table-cell office:value-type="float" office:value="1288" calcext:value-type="float">
            <text:p>1288</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3M49S" calcext:value-type="time">
            <text:p>0:13:4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 Mmmrrrr….!</text:p>
          </table:table-cell>
        </table:table-row>
        <table:table-row table:style-name="ro2">
          <table:table-cell office:value-type="float" office:value="1289" calcext:value-type="float">
            <text:p>1289</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3M54S" calcext:value-type="time">
            <text:p>0:13:54</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Lass mich raten. Mord? Oder vielleicht Mörder? Eins von beiden.</text:p>
          </table:table-cell>
        </table:table-row>
        <table:table-row table:style-name="ro2">
          <table:table-cell office:value-type="float" office:value="1290" calcext:value-type="float">
            <text:p>129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3M59S" calcext:value-type="time">
            <text:p>0:13:5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ord… Mmord!!</text:p>
          </table:table-cell>
        </table:table-row>
        <table:table-row table:style-name="ro2">
          <table:table-cell office:value-type="float" office:value="1291" calcext:value-type="float">
            <text:p>129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9M49S" calcext:value-type="time">
            <text:p>0:19:4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Zeichen des Chaos ruht auf dir, nicht wahr? Eine Macht, die älter ist als ich! Der du jedoch nicht so bereitwillig vertrauen solltest. Eine Gewalt ohne Sinn und Verstand.</text:p>
          </table:table-cell>
        </table:table-row>
        <table:table-row table:style-name="ro2">
          <table:table-cell office:value-type="float" office:value="1292" calcext:value-type="float">
            <text:p>129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2M38S" calcext:value-type="time">
            <text:p>0:22:3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scheint ungehörig, aus dem Vorrat unrechtmäßig beschaffter Waren dieses höchst unangenehmen Fährmanns Verbindung aufzunehmen. Trotzdem, es war eine Gelegenheit.</text:p>
          </table:table-cell>
        </table:table-row>
        <table:table-row table:style-name="ro2">
          <table:table-cell office:value-type="float" office:value="1293" calcext:value-type="float">
            <text:p>1293</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2M55S" calcext:value-type="time">
            <text:p>0:22: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Charon, ich bin jetzt in Asphodel, oder? Es hieß doch immer, es sei eine mit Blumen übersäte Wiese und nicht eine so… furchterregende Höllenlandschaft.</text:p>
          </table:table-cell>
        </table:table-row>
        <table:table-row table:style-name="ro2">
          <table:table-cell office:value-type="float" office:value="1294" calcext:value-type="float">
            <text:p>1294</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3M05S" calcext:value-type="time">
            <text:p>0:23:0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hhaaaaaaahhh….</text:p>
          </table:table-cell>
        </table:table-row>
        <table:table-row table:style-name="ro2">
          <table:table-cell office:value-type="float" office:value="1295" calcext:value-type="float">
            <text:p>1295</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3M14S" calcext:value-type="time">
            <text:p>0:23:1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hhrrrrhh… hhhrrrnnnn… hrrrrrhhh…</text:p>
          </table:table-cell>
        </table:table-row>
        <table:table-row table:style-name="ro2">
          <table:table-cell office:value-type="float" office:value="1296" calcext:value-type="float">
            <text:p>1296</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3M18S" calcext:value-type="time">
            <text:p>0:23:1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Ich freue mich ebenfalls, dass du mein Freund bist, Charon. Die Freude ich [sic] ganz meinerseits.</text:p>
          </table:table-cell>
        </table:table-row>
        <table:table-row table:style-name="ro2">
          <table:table-cell office:value-type="float" office:value="1297" calcext:value-type="float">
            <text:p>1297</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9M46S" calcext:value-type="time">
            <text:p>0:29:4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Eine unvernünftige, strafwürdige Entscheidung. Doch wenn du die Folgen tragen möchtest, einverstanden.</text:p>
          </table:table-cell>
        </table:table-row>
        <table:table-row table:style-name="ro2">
          <table:table-cell office:value-type="float" office:value="1298" calcext:value-type="float">
            <text:p>1298</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1M03S" calcext:value-type="time">
            <text:p>0:31:0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Nun denn! Ich hoffe, wir können diesen kleinen Vorfall schnell vergessen und bei der Sache bleiben.</text:p>
          </table:table-cell>
        </table:table-row>
        <table:table-row table:style-name="ro2">
          <table:table-cell office:value-type="float" office:value="1299" calcext:value-type="float">
            <text:p>1299</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4M28S" calcext:value-type="time">
            <text:p>0:34:2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Hast du jemals das Gefühl, dass das Leben zu schnell vergeht, Boss? Kann man von Dionysios nicht sagen, wie du vermutlich weißt. Veranstaltet aber tolle Gelage!</text:p>
          </table:table-cell>
        </table:table-row>
        <table:table-row table:style-name="ro2">
          <table:table-cell office:value-type="float" office:value="1300" calcext:value-type="float">
            <text:p>130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5M33S" calcext:value-type="time">
            <text:p>0:35:33</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Nun, Ausgeburt der Hölle, du hast beim letzten Kampf hier meine Ehre befleckt. Aber wie du deutlich sehen kannst, bin ich zurückgekehrt! Genau wie Asterios! Und wir haben genug Ehre übrig!</text:p>
          </table:table-cell>
        </table:table-row>
        <table:table-row table:style-name="ro2">
          <table:table-cell office:value-type="float" office:value="1301" calcext:value-type="float">
            <text:p>130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5M45S" calcext:value-type="time">
            <text:p>0:35:45</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ollte nicht ich der Recke des Elysions sein, nun, da ich dich besiegt habe? Gibt es denn niemanden mehr hier, der mich herausfordern möchte? Was ist mit Herakles? Jemand der nicht so viel plaudert wie du?</text:p>
          </table:table-cell>
        </table:table-row>
        <table:table-row table:style-name="ro2">
          <table:table-cell office:value-type="float" office:value="1302" calcext:value-type="float">
            <text:p>130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5M54S" calcext:value-type="time">
            <text:p>0:35:54</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sehr gerissen, Schuft. Den Namen von Herakles zu beschwören, in dem Bestreben, mich vor Neid zur Raserei zu veranlassen. Das wird nicht funktionieren! Du wirst dennoch teuer dafür bezahlen!</text:p>
          </table:table-cell>
        </table:table-row>
        <table:table-row table:style-name="ro2">
          <table:table-cell office:value-type="float" office:value="1303" calcext:value-type="float">
            <text:p>130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0M22S" calcext:value-type="time">
            <text:p>0:00:22</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der vom Minotauros erlegt, er ist eine echte Bestie, nicht wahr! Aber sag mir, wie sieht es mit dem Autogramm aus, um das ich dich gebeten hatte?</text:p>
          </table:table-cell>
        </table:table-row>
        <table:table-row table:style-name="ro2">
          <table:table-cell office:value-type="float" office:value="1304" calcext:value-type="float">
            <text:p>130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0M37S" calcext:value-type="time">
            <text:p>0:00:37</text:p>
          </table:table-cell>
          <table:table-cell office:value-type="string" calcext:value-type="string">
            <text:p>Orph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bist viel zu bescheiden, ehrwürdiger Achilles, wo du doch so zahlreiche Heldentaten und Enthauptungen vollbracht hast! Du solltest dir ein Beispiel am ewig prahlenden Zagreus nehmen und mehr Aufhebens um dich machen!</text:p>
          </table:table-cell>
        </table:table-row>
        <table:table-row table:style-name="ro2">
          <table:table-cell office:value-type="float" office:value="1305" calcext:value-type="float">
            <text:p>130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0M52S" calcext:value-type="time">
            <text:p>0:00:52</text:p>
          </table:table-cell>
          <table:table-cell office:value-type="string" calcext:value-type="string">
            <text:p>Achill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keine Sorge, Orpheus, ich habe zu meiner Zeit reichlich geprahlt. Und wo bin ich zum Schluss gelandet? Außerdem ist es mir nicht gegeben, so fantastische Geschichten wie unser Prinz Zagreus zu erfinden.</text:p>
          </table:table-cell>
        </table:table-row>
        <table:table-row table:style-name="ro2">
          <table:table-cell office:value-type="float" office:value="1306" calcext:value-type="float">
            <text:p>130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1M11S" calcext:value-type="time">
            <text:p>0:01:1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daheim, Junge. Du hast dich zum Abendessen verspätet… oder zum Frühstück oder was auch immer als Nächstes dran ist.</text:p>
          </table:table-cell>
        </table:table-row>
        <table:table-row table:style-name="ro2">
          <table:table-cell office:value-type="float" office:value="1307" calcext:value-type="float">
            <text:p>130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1M20S" calcext:value-type="time">
            <text:p>0:01:2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in Ordnung, Vater, im Moment bin ich nicht unbedingt sehr hungrig.</text:p>
          </table:table-cell>
        </table:table-row>
        <table:table-row table:style-name="ro2">
          <table:table-cell office:value-type="float" office:value="1308" calcext:value-type="float">
            <text:p>130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1M25S" calcext:value-type="time">
            <text:p>0:01:2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Schon mehrmals habe ich um eine Sonnenuhr gebeten, aber jedes Mahl heißt es, es ginge nicht, ist das zu fassen? Deine Dreistigkeit mir gegenüber ist ansteckend.</text:p>
          </table:table-cell>
        </table:table-row>
        <table:table-row table:style-name="ro2">
          <table:table-cell office:value-type="float" office:value="1309" calcext:value-type="float">
            <text:p>130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2M58S" calcext:value-type="time">
            <text:p>0:02:58</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ähm, ja, hallo, Prinz. Hast du einen Wunsch, oder soll ich vielleicht noch ein bisschen aufräumen, oder, da fällt mir ein, möchtest du etwas zu trinken? Irgendwann?</text:p>
          </table:table-cell>
        </table:table-row>
        <table:table-row table:style-name="ro2">
          <table:table-cell office:value-type="float" office:value="1310" calcext:value-type="float">
            <text:p>131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01S" calcext:value-type="time">
            <text:p>0:03:0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Ein Getränk irgendwann klingt wunderbar, Dusa, vielleicht morgen, sofern ich bis dahin nicht hier herausgekommen bin…?</text:p>
          </table:table-cell>
        </table:table-row>
        <table:table-row table:style-name="ro2">
          <table:table-cell office:value-type="float" office:value="1311" calcext:value-type="float">
            <text:p>131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10S" calcext:value-type="time">
            <text:p>0:03:1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aas, ich meine, kein Problem, ich meine, vergiss, dass ich gefragt habe, oder so, tut mir leid, auf Wiedersehen!</text:p>
          </table:table-cell>
        </table:table-row>
        <table:table-row table:style-name="ro2">
          <table:table-cell office:value-type="float" office:value="1312" calcext:value-type="float">
            <text:p>131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19S" calcext:value-type="time">
            <text:p>0:03: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Olympier können mich nicht wirklich sehen, nicht wahr, Nyx? Jedenfalls nicht richtig. Sie ahnen wohl ein paar Einzelheiten hier und da, aber sie wissen nicht genau, was hier vor sich geht. Befinden wir uns wirklich so weit außerhalb ihres Einflussbereichs.</text:p>
          </table:table-cell>
        </table:table-row>
        <table:table-row table:style-name="ro2">
          <table:table-cell office:value-type="float" office:value="1313" calcext:value-type="float">
            <text:p>131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33S" calcext:value-type="time">
            <text:p>0:03:3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bist vor ihnen verhüllt, Kind. Zu deinem eigenen Besten und zu ihrem. Sie wissen gerade genug, um zu helfen. Und ich hoffe, dass sie ihre Hilfe gewähren werden, solange du sie brauchst. Sie sind als Familie aneinander gebunden. Und sie wissen, dass du Hilfe brauchst. Sei nicht zu stolz, sie anzunehmen.</text:p>
          </table:table-cell>
        </table:table-row>
        <table:table-row table:style-name="ro2">
          <table:table-cell office:value-type="float" office:value="1314" calcext:value-type="float">
            <text:p>131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6M10S" calcext:value-type="time">
            <text:p>0:06:1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usste, dass du kommen würdest. Doch erst kurz bevor der Umstand eintrat. Daher bleibt nur ein Rest von Überraschung. Auf deinem Wegen durch die Unterwelt umgibt dich ein Schleier der Dunkelheit. Vielleicht ist das der Einfluss der Göttin Nyx? Antworte.</text:p>
          </table:table-cell>
        </table:table-row>
        <table:table-row table:style-name="ro2">
          <table:table-cell office:value-type="float" office:value="1315" calcext:value-type="float">
            <text:p>131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6M30S" calcext:value-type="time">
            <text:p>0:06:30</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eiß nicht genau, wie ich darauf antworten soll, Gebieter Chaos, doch ja, Nyx steht mir bei meinen Versuchen, aus dem Reich meines Vaterszu fliehen, zur Seite.</text:p>
          </table:table-cell>
        </table:table-row>
        <table:table-row table:style-name="ro2">
          <table:table-cell office:value-type="float" office:value="1316" calcext:value-type="float">
            <text:p>131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6M39S" calcext:value-type="time">
            <text:p>0:06:3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Dunkelheit, in der du wandelst, ist nicht von solch endlosem Schwarz wie ihre, doch erinnert mich durchaus daran. Ich würde sie gern bitten, sich vor mir zu verbergen, um dann zu versuchen, sie zu finden. Ein kleiner Zeitvertreib für uns beide. Dafür hab ich jetzt dich, wie ich sehe.</text:p>
          </table:table-cell>
        </table:table-row>
        <table:table-row table:style-name="ro2">
          <table:table-cell office:value-type="float" office:value="1317" calcext:value-type="float">
            <text:p>131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9M29S" calcext:value-type="time">
            <text:p>0:09:29</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e Unterwelt ist ein richtiges Loch, stimmt's, Zag? Eine Schande, dass du da unten festsitzt. Aber wir werden dich da rausholen, wir zwei zusammen!</text:p>
          </table:table-cell>
        </table:table-row>
        <table:table-row table:style-name="ro2">
          <table:table-cell office:value-type="float" office:value="1318" calcext:value-type="float">
            <text:p>131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3M18S" calcext:value-type="time">
            <text:p>0:13:1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zu Ohren gekommen, dass du dich mit einem gewissen Theseus angelegt hast, jetzt Recke in Elysion? Er war schon zu Lebzeiten schwierig! So sehr, dass mein ehrwürdiger Bruder Zeus sich angewöhnte, ihn meinen Sohn zu nennen, so was von dreist?</text:p>
          </table:table-cell>
        </table:table-row>
        <table:table-row table:style-name="ro2">
          <table:table-cell office:value-type="float" office:value="1319" calcext:value-type="float">
            <text:p>131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4M44S" calcext:value-type="time">
            <text:p>0:14:44</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rrrr… Mmorrrd….</text:p>
          </table:table-cell>
        </table:table-row>
        <table:table-row table:style-name="ro2">
          <table:table-cell office:value-type="float" office:value="1320" calcext:value-type="float">
            <text:p>132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4M47S" calcext:value-type="time">
            <text:p>0:14:4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tte dich, ich bin kein Mörder. Du musst das nicht tun.</text:p>
          </table:table-cell>
        </table:table-row>
        <table:table-row table:style-name="ro2">
          <table:table-cell office:value-type="float" office:value="1321" calcext:value-type="float">
            <text:p>132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4M51S" calcext:value-type="time">
            <text:p>0:14:5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örrderrr….</text:p>
          </table:table-cell>
        </table:table-row>
        <table:table-row table:style-name="ro2">
          <table:table-cell office:value-type="float" office:value="1322" calcext:value-type="float">
            <text:p>132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7M19S" calcext:value-type="time">
            <text:p>0:17: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Asphodel</text:p>
          </table:table-cell>
          <table:table-cell office:value-type="string" calcext:value-type="string">
            <text:p>Will dich da in was einweihen, Boss. Onkel Poseidon ist mir zuvorgekommen, weil ich ihn gelassen hab. Er denkt, er sei flink wie eh und je! Hah!</text:p>
          </table:table-cell>
        </table:table-row>
        <table:table-row table:style-name="ro2">
          <table:table-cell office:value-type="float" office:value="1323" calcext:value-type="float">
            <text:p>132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7M53S" calcext:value-type="time">
            <text:p>0:17:5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Genau die Zutat, die ich brauchte, mein Lieber, vielen Dank! Weißt du, du bist nicht annähernd so schlimm, wie ich gehört hatte.</text:p>
          </table:table-cell>
        </table:table-row>
        <table:table-row table:style-name="ro2">
          <table:table-cell office:value-type="float" office:value="1324" calcext:value-type="float">
            <text:p>132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00S" calcext:value-type="time">
            <text:p>0:18:0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keine Sorge, wir lernen uns ja gerade erst kennen! Ich habe noch reichlich Zeit, meinem schlechten Ruf gerecht zu werden. Allerdings bin ich überrascht, dass du überhaupt von mir gehört hast.</text:p>
          </table:table-cell>
        </table:table-row>
        <table:table-row table:style-name="ro2">
          <table:table-cell office:value-type="float" office:value="1325" calcext:value-type="float">
            <text:p>132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12S" calcext:value-type="time">
            <text:p>0:18:12</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gibt Lavafelsen ohne Ende in Asphodel, und doch hat Hades' Sprössling wieder geradewegs auf diesen zugesteuert. Nicht zu fassen! Hast du etwa eine Landkarte für diesen Ort?</text:p>
          </table:table-cell>
        </table:table-row>
        <table:table-row table:style-name="ro2">
          <table:table-cell office:value-type="float" office:value="1326" calcext:value-type="float">
            <text:p>132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22S" calcext:value-type="time">
            <text:p>0:18:22</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eiß nicht, ob eine Karte hilfreich wäre, denn die Dinge hier draußen ändert [sic] sich jedes Mal. Es ist aber ein interessanter Zufall, dass sich unsere Wege immer wieder kreuzen.</text:p>
          </table:table-cell>
        </table:table-row>
        <table:table-row table:style-name="ro2">
          <table:table-cell office:value-type="float" office:value="1327" calcext:value-type="float">
            <text:p>132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33S" calcext:value-type="time">
            <text:p>0:18:3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in Zufall? Komm schon, mein Lieber, du bist doch ein Gott. Irgendjemand schickt dich zu mir. Vielleicht die Schicksalsgöttinnen. Ach, was soll's! Gegen ein bisschen Gesellschaft habe ich nichts einzuwenden. Und ich habe eine Menge zu essen!</text:p>
          </table:table-cell>
        </table:table-row>
        <table:table-row table:style-name="ro2">
          <table:table-cell office:value-type="float" office:value="1328" calcext:value-type="float">
            <text:p>132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21M19S" calcext:value-type="time">
            <text:p>0:21: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Zauberei endet für unachtsame Seelen oft in einem frühzeitigen Tod und einer Ewigkeit im Tartaros, obwohl es so manche Seelen gibt, die es verstehen, ihr Gewerbe selbst hier unten zu vervollkommnen und weiterzutreiben.</text:p>
          </table:table-cell>
        </table:table-row>
        <table:table-row table:style-name="ro2">
          <table:table-cell office:value-type="float" office:value="1329" calcext:value-type="float">
            <text:p>132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29M28S" calcext:value-type="time">
            <text:p>0:29:28</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Ja, was willst du diesmal?</text:p>
          </table:table-cell>
        </table:table-row>
        <table:table-row table:style-name="ro2">
          <table:table-cell office:value-type="float" office:value="1330" calcext:value-type="float">
            <text:p>133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29M57S" calcext:value-type="time">
            <text:p>0:29:57</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bereits auf den Recken getroffen, den König. Mal sehen, ob du es mit ihm erneut aufnehmen kannst.</text:p>
          </table:table-cell>
        </table:table-row>
        <table:table-row table:style-name="ro2">
          <table:table-cell office:value-type="float" office:value="1331" calcext:value-type="float">
            <text:p>133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0M07S" calcext:value-type="time">
            <text:p>0:30:07</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einst wohl, mit euch beiden zusammen. Was mir nicht sehr gerecht erscheint.</text:p>
          </table:table-cell>
        </table:table-row>
        <table:table-row table:style-name="ro2">
          <table:table-cell office:value-type="float" office:value="1332" calcext:value-type="float">
            <text:p>133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0M12S" calcext:value-type="time">
            <text:p>0:30:1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Leben ist eben nicht besonders gerecht, Knirps. Und auch nicht der Tod. Ich hätte eigentlich erwartet, dass du das weißt. Aber hier hast du deinen gerechten Kampf.</text:p>
          </table:table-cell>
        </table:table-row>
        <table:table-row table:style-name="ro2">
          <table:table-cell office:value-type="float" office:value="1333" calcext:value-type="float">
            <text:p>133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1M52S" calcext:value-type="time">
            <text:p>0:31:5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eine Stärke fordert meine Anerkennung, Knirps. Der Recke des Elysions erwartet dich. Bis dahin.</text:p>
          </table:table-cell>
        </table:table-row>
        <table:table-row table:style-name="ro2">
          <table:table-cell office:value-type="float" office:value="1334" calcext:value-type="float">
            <text:p>133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7M57S" calcext:value-type="time">
            <text:p>0:37:5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Eins muss ich Charon lassen, er redet nicht sehr viel. Und da das auch auf dich zutrifft, kannst du das hier behalten.</text:p>
          </table:table-cell>
        </table:table-row>
        <table:table-row table:style-name="ro2">
          <table:table-cell office:value-type="float" office:value="1335" calcext:value-type="float">
            <text:p>133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9M07S" calcext:value-type="time">
            <text:p>0:39:07</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Wir sind bestens ausgerüstet, um mit dir fertig zu werden, Knirps. Doch ich weiß, dass man deine Macht nicht unterschätzen darf.</text:p>
          </table:table-cell>
        </table:table-row>
        <table:table-row table:style-name="ro2">
          <table:table-cell office:value-type="float" office:value="1336" calcext:value-type="float">
            <text:p>133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9M14S" calcext:value-type="time">
            <text:p>0:39:14</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ass mag deine Meinung sein, Asterios! Was mich betrifft, ich habe nichts als Verachtung für diesen widerwärtigen Dämon und seinen hinterlistigen Kampfstil übrig! Diesen Stil werden wir jetzt mühelos auseinandernehmen!</text:p>
          </table:table-cell>
        </table:table-row>
        <table:table-row table:style-name="ro2">
          <table:table-cell office:value-type="float" office:value="1337" calcext:value-type="float">
            <text:p>133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7M05S" calcext:value-type="time">
            <text:p>0:47:0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Mmmrrnnngghh….</text:p>
          </table:table-cell>
        </table:table-row>
        <table:table-row table:style-name="ro2">
          <table:table-cell office:value-type="float" office:value="1338" calcext:value-type="float">
            <text:p>133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7M12S" calcext:value-type="time">
            <text:p>0:47:12</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Der gigantische Kerberos nimmt die widerliche Gabe des Prinzen an.</text:p>
          </table:table-cell>
        </table:table-row>
        <table:table-row table:style-name="ro2">
          <table:table-cell office:value-type="float" office:value="1339" calcext:value-type="float">
            <text:p>133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7M19S" calcext:value-type="time">
            <text:p>0:47: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weithin gefürchtete und vielköpfige Kerberos, Hüter der Unterwelt, bewacht den Eingang in dieses Reich und verschlingt jeden, der töricht genug ist, einen Fluchtversuch zu wagen.</text:p>
          </table:table-cell>
        </table:table-row>
        <table:table-row table:style-name="ro2">
          <table:table-cell office:value-type="float" office:value="1340" calcext:value-type="float">
            <text:p>134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8M01S" calcext:value-type="time">
            <text:p>0:48:0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gab eine Zeit, zu der Kerberos niemals einer Seele erlaubt hätte, durch dieses Tor hinter dir zu schreiten.</text:p>
          </table:table-cell>
        </table:table-row>
        <table:table-row table:style-name="ro2">
          <table:table-cell office:value-type="float" office:value="1341" calcext:value-type="float">
            <text:p>134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8M09S" calcext:value-type="time">
            <text:p>0:48:0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Oh, das kann unmöglich wahr sein. Was ist mit Orpheus? Theseus? Herakles? Odysseus? Unzählige Geschichten von tapferen Männern, die in die Unterwelt hinabstiegen und dann wieder dorthin zurückkehrten, wo sie herkamen.</text:p>
          </table:table-cell>
        </table:table-row>
        <table:table-row table:style-name="ro2">
          <table:table-cell office:value-type="float" office:value="1342" calcext:value-type="float">
            <text:p>134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8M19S" calcext:value-type="time">
            <text:p>0:48: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allein habe ihnen die Befugnis dazu erteilt. Und Sie haben meine Gunst auch nicht als selbstverständlich angesehen. Du glaubst, du hast das Recht, hier einfach so rauszuspazieren. Dein Geburtsrecht und deine Pflichten einfach so hinter dir zu lassen! Aber ich bin hier, um dir zu sagen, dass dem nicht so ist.</text:p>
          </table:table-cell>
        </table:table-row>
        <table:table-row table:style-name="ro2">
          <table:table-cell office:value-type="float" office:value="1343" calcext:value-type="float">
            <text:p>134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3M50S" calcext:value-type="time">
            <text:p>0:53: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Tss. So erniedrigt zu werden… von meinem eigenen undankbaren Fleisch und Blut. Eine solche Behandlung hätte ich von meinen Brüdern erwartet, nicht aber von dir…! Nrrrgghhh….</text:p>
          </table:table-cell>
        </table:table-row>
        <table:table-row table:style-name="ro2">
          <table:table-cell office:value-type="float" office:value="1344" calcext:value-type="float">
            <text:p>134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4M44S" calcext:value-type="time">
            <text:p>0:54:4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du bist zurück! Warte, warte, was ist passiert? In meiner Liste steht, du bist von einem Redigierten getötet werden [sic]. Was soll das denn heißen? So etwas ist mir noch nie untergekommen!</text:p>
          </table:table-cell>
        </table:table-row>
        <table:table-row table:style-name="ro2">
          <table:table-cell office:value-type="float" office:value="1345" calcext:value-type="float">
            <text:p>134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4M57S" calcext:value-type="time">
            <text:p>0:54:5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ass der gute Orpheus wieder bei uns ist. Er hat sich kein bisschen verändert. War er schon immer so?</text:p>
          </table:table-cell>
        </table:table-row>
        <table:table-row table:style-name="ro2">
          <table:table-cell office:value-type="float" office:value="1346" calcext:value-type="float">
            <text:p>134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04S" calcext:value-type="time">
            <text:p>0:55:0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ermutlich nicht. Zu Lebzeiten bin ich ihm nicht begegnet, aber seit ich ihn kenne, ist er immer eher melancholisch. Doch ich habe ihn ein paarmal singen hören… Es war wunderschön. Es wundert mich nicht, dass dein Vater ihn hierbehalten hat.</text:p>
          </table:table-cell>
        </table:table-row>
        <table:table-row table:style-name="ro2">
          <table:table-cell office:value-type="float" office:value="1347" calcext:value-type="float">
            <text:p>134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24S" calcext:value-type="time">
            <text:p>0:55:24</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ähm, ich wollte mich nur entschuldigen, weil, ich glaube ich aheb mich vielleicht sehr ungebührlich verhalten, als du zuletzt mit mir sprachst? Aber ich mag meine Arbeit so sehr und verspreche, dass ich immer mein Allerbestes geben werde,und ich hoffe nur, ich bekomme noch eine Chance?</text:p>
          </table:table-cell>
        </table:table-row>
        <table:table-row table:style-name="ro2">
          <table:table-cell office:value-type="float" office:value="1348" calcext:value-type="float">
            <text:p>134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37S" calcext:value-type="time">
            <text:p>0:55:37</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sa, bitte, du brauchst dich nicht zu entschuldigen! Du leistest hervorragende Arbeit, wirklich!</text:p>
          </table:table-cell>
        </table:table-row>
        <table:table-row table:style-name="ro2">
          <table:table-cell office:value-type="float" office:value="1349" calcext:value-type="float">
            <text:p>134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43S" calcext:value-type="time">
            <text:p>0:55:43</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as? Du meinst das wirklich, Prinz, ich… danke dir, danke vielmals!!</text:p>
          </table:table-cell>
        </table:table-row>
        <table:table-row table:style-name="ro2">
          <table:table-cell office:value-type="float" office:value="1350" calcext:value-type="float">
            <text:p>135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6M46S" calcext:value-type="time">
            <text:p>0:56:4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entschuldige meine Direktheit, aber ich muss einfach fragen. Warum weigest du dich, zu seingen? Du warst doch eine Legende, Kumpel. Unser Hofmusikant!</text:p>
          </table:table-cell>
        </table:table-row>
        <table:table-row table:style-name="ro2">
          <table:table-cell office:value-type="float" office:value="1351" calcext:value-type="float">
            <text:p>135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6M52S" calcext:value-type="time">
            <text:p>0:56:52</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es liegt daran, dass ich meine Muse verloren habe, mein Freund. Das ist eigentlich alles. Gab es in deinem Leben nie Augenblicke, in denen du den Drang, deinen Leidenschaften nachzuspüren, nicht mehr verspürtest?</text:p>
          </table:table-cell>
        </table:table-row>
        <table:table-row table:style-name="ro2">
          <table:table-cell office:value-type="float" office:value="1352" calcext:value-type="float">
            <text:p>135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7M02S" calcext:value-type="time">
            <text:p>0:57:0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ich denke schon, ja. Aber seit Kurzem bin ich wieder voller Tatendrang, und deshalb muss ich hier herauskommen.</text:p>
          </table:table-cell>
        </table:table-row>
        <table:table-row table:style-name="ro2">
          <table:table-cell office:value-type="float" office:value="1353" calcext:value-type="float">
            <text:p>135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7M09S" calcext:value-type="time">
            <text:p>0:57:0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ich freue mich wirklich für dich, Freund. Leider ist meine eigene Suche bisher erfolglos, nicht, dass ich noch suche. Ich bin dann dort drüben, ja?</text:p>
          </table:table-cell>
        </table:table-row>
        <table:table-row table:style-name="ro2">
          <table:table-cell office:value-type="float" office:value="1354" calcext:value-type="float">
            <text:p>135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7M24S" calcext:value-type="time">
            <text:p>0:57:2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Kraft scheint seit unserem letzten Gespräch gewachsen zu sein, Kind. Es mag scheinen, als sei der Spiegel in deinem Gemach der Grund dafür… aber der wahre Grund bist natürlich du.</text:p>
          </table:table-cell>
        </table:table-row>
        <table:table-row table:style-name="ro2">
          <table:table-cell office:value-type="float" office:value="1355" calcext:value-type="float">
            <text:p>135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8M41S" calcext:value-type="time">
            <text:p>0:58:4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ährend du da draußen warst, ist was ganz Seltsames passiert, Bursche. Eine deiner Waffenhalterungen da drüben hat plötzlich ganz unheimlich zu glühen angefangen! Ich konnte es aus dem Augenwinkel sehen!</text:p>
          </table:table-cell>
        </table:table-row>
        <table:table-row table:style-name="ro2">
          <table:table-cell office:value-type="float" office:value="1356" calcext:value-type="float">
            <text:p>135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8M49S" calcext:value-type="time">
            <text:p>0:58:4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eruhige dich, Skelly. Ich bin mir sicher, dass das für eine legendäre, fast schon empfindungsfähige, seit dem Anbeginn der Zeit existierende Waffe, mit der die Titanen getötet wurden, völlig normal ist.</text:p>
          </table:table-cell>
        </table:table-row>
        <table:table-row table:style-name="ro2">
          <table:table-cell office:value-type="float" office:value="1357" calcext:value-type="float">
            <text:p>135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8M57S" calcext:value-type="time">
            <text:p>0:58: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ehr war da nicht! Deine Waffen sind schon ganz schön zum Einsatz gekommen, Bursche. Du nimmst sie wirklich hart ran, deshalb mögen sie dich vielleicht sogar. Sie haben sich ein bisschen locker gemacht, verstehst du? So wie du und ich!</text:p>
          </table:table-cell>
        </table:table-row>
        <table:table-row table:style-name="ro2">
          <table:table-cell office:value-type="float" office:value="1358" calcext:value-type="float">
            <text:p>1358</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2M09S" calcext:value-type="time">
            <text:p>0:02:0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ist das nicht die Waffe meiner Schwester hestia, recht ungewöhnlich konstruiert? Flammen mochte sie schon immer. Ich dachte, sie würde sie nie hergeben! Wenn sie denn den Besitzer wechseln soll, ist sie in deinen Händen wohl am besten aufgehoben.</text:p>
          </table:table-cell>
        </table:table-row>
        <table:table-row table:style-name="ro2">
          <table:table-cell office:value-type="float" office:value="1359" calcext:value-type="float">
            <text:p>1359</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3M47S" calcext:value-type="time">
            <text:p>0:0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Sohn des Hades, ich glaube, mir ist etwas klar geworden, das ich längst erkannt haben sollte. Deine Mutter muss die sein, die sich Persephone nannte. Ihr Aufenthalt in der Unterwelt war von kurzer Dauer, aus meiner Sicht, nichtsdestotrotz von großer Wirkung. Du suchst nach ihr? Antworte.</text:p>
          </table:table-cell>
        </table:table-row>
        <table:table-row table:style-name="ro2">
          <table:table-cell office:value-type="float" office:value="1360" calcext:value-type="float">
            <text:p>1360</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4M06S" calcext:value-type="time">
            <text:p>0:04:06</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tue ich. Sie ist irgendwo in der Oberwelt. Deshalb suche ich immer wieder eure Nähe. Ich versuche, sie zu finden.</text:p>
          </table:table-cell>
        </table:table-row>
        <table:table-row table:style-name="ro2">
          <table:table-cell office:value-type="float" office:value="1361" calcext:value-type="float">
            <text:p>1361</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4M15S" calcext:value-type="time">
            <text:p>0:04: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hoffe, dass deine Versuche von Erfolg gekrönt sein werden. Sie ist zurzeit für meine Sinne unerreichbar, doch natürlich kann ich dir trotzdem auf deiner Reise beistehen.</text:p>
          </table:table-cell>
        </table:table-row>
        <table:table-row table:style-name="ro2">
          <table:table-cell office:value-type="float" office:value="1362" calcext:value-type="float">
            <text:p>1362</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7M04S" calcext:value-type="time">
            <text:p>0:07:0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lbst Demeter hat sich jetzt also eingemischt! Hätte ich nicht gedacht. Doch du kannst froh sein, dass dem so ist! Vorausgesetzt, du bleibst in ihrer Gunst, natürlich. Daran arbeite ich selbst noch!</text:p>
          </table:table-cell>
        </table:table-row>
        <table:table-row table:style-name="ro2">
          <table:table-cell office:value-type="float" office:value="1363" calcext:value-type="float">
            <text:p>1363</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0M31S" calcext:value-type="time">
            <text:p>0:10:31</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Es heißt, du sorgst im Elysion für recht viel Trubel, Prinz Z.! Du bringst den Recken da oben ordentlich ins Schwitzen, wie ich höre?</text:p>
          </table:table-cell>
        </table:table-row>
        <table:table-row table:style-name="ro2">
          <table:table-cell office:value-type="float" office:value="1364" calcext:value-type="float">
            <text:p>1364</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0M42S" calcext:value-type="time">
            <text:p>0:10:42</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timmt, das kann man wohl sagen! Anscheinend spricht sich alles herum. Dieser Theseus allerdings… er kann mich nicht ausstehen.</text:p>
          </table:table-cell>
        </table:table-row>
        <table:table-row table:style-name="ro2">
          <table:table-cell office:value-type="float" office:value="1365" calcext:value-type="float">
            <text:p>1365</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0M52S" calcext:value-type="time">
            <text:p>0:10:52</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wette, er wäre dir freundlicher gesinnt, wenn du ein einfacher Schwächling wärest! Na ja, er wird seine Lektion noch lernen.</text:p>
          </table:table-cell>
        </table:table-row>
        <table:table-row table:style-name="ro2">
          <table:table-cell office:value-type="float" office:value="1366" calcext:value-type="float">
            <text:p>1366</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17S" calcext:value-type="time">
            <text:p>0:1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Mmmrrrrnnn….</text:p>
          </table:table-cell>
        </table:table-row>
        <table:table-row table:style-name="ro2">
          <table:table-cell office:value-type="float" office:value="1367" calcext:value-type="float">
            <text:p>1367</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31S" calcext:value-type="time">
            <text:p>0:11:3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ord, Mord, Mord!</text:p>
          </table:table-cell>
        </table:table-row>
        <table:table-row table:style-name="ro2">
          <table:table-cell office:value-type="float" office:value="1368" calcext:value-type="float">
            <text:p>1368</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33S" calcext:value-type="time">
            <text:p>0:11:3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ir beide kommen hier offensichtlich auf keinen grünen Zweig. Es tut mir leid, dass es so kommen musste.</text:p>
          </table:table-cell>
        </table:table-row>
        <table:table-row table:style-name="ro2">
          <table:table-cell office:value-type="float" office:value="1369" calcext:value-type="float">
            <text:p>1369</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41S" calcext:value-type="time">
            <text:p>0:11:4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rr!!</text:p>
          </table:table-cell>
        </table:table-row>
        <table:table-row table:style-name="ro2">
          <table:table-cell office:value-type="float" office:value="1370" calcext:value-type="float">
            <text:p>1370</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4M19S" calcext:value-type="time">
            <text:p>0:14: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he, was geht ab, Vetter? Aber wem mache ich hier was vor, wir können uns den Smalltalk sparen. Macht mir nichts aus, ich falle meinen Brüdern und Schwestern ständig ins Wort.</text:p>
          </table:table-cell>
        </table:table-row>
        <table:table-row table:style-name="ro2">
          <table:table-cell office:value-type="float" office:value="1371" calcext:value-type="float">
            <text:p>1371</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5M48S" calcext:value-type="time">
            <text:p>0:15:48</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Bringen wir es zu Ende.</text:p>
          </table:table-cell>
        </table:table-row>
        <table:table-row table:style-name="ro2">
          <table:table-cell office:value-type="float" office:value="1372" calcext:value-type="float">
            <text:p>1372</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6M55S" calcext:value-type="time">
            <text:p>0:16:55</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dir doch gesagt, dass ich keine Hilfe brauche, Thanatos.</text:p>
          </table:table-cell>
        </table:table-row>
        <table:table-row table:style-name="ro2">
          <table:table-cell office:value-type="float" office:value="1373" calcext:value-type="float">
            <text:p>1373</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6M58S" calcext:value-type="time">
            <text:p>0:16:58</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war auch kein Angebot. War nur gerade zufällig in der Gegend. Mach weiter, Zagreus.</text:p>
          </table:table-cell>
        </table:table-row>
        <table:table-row table:style-name="ro2">
          <table:table-cell office:value-type="float" office:value="1374" calcext:value-type="float">
            <text:p>1374</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8M29S" calcext:value-type="time">
            <text:p>0:18:2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Geschütz aus Adamant hat den Weg in deine Hände gefunden, Vetter? Ein heimtückisches Ding, wenn du mich fragst. Ich selbst würde es nicht benutzen. Es sei denn, ich hätte keine andere Wahl. So muss es wohl für dich gewesen sein.</text:p>
          </table:table-cell>
        </table:table-row>
        <table:table-row table:style-name="ro2">
          <table:table-cell office:value-type="float" office:value="1375" calcext:value-type="float">
            <text:p>1375</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21M17S" calcext:value-type="time">
            <text:p>0:21:1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Hm, so sieht also deine Entscheidung aus! Vielleicht hast du mehr mit meiner Verwandtschaft gemeinsam, als ich zugeben möchte.</text:p>
          </table:table-cell>
        </table:table-row>
        <table:table-row table:style-name="ro2">
          <table:table-cell office:value-type="float" office:value="1376" calcext:value-type="float">
            <text:p>1376</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22M19S" calcext:value-type="time">
            <text:p>0:22:1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muss schon sagen, du hast dich da vorhin ziemlich gut geschlagen. Nach einer Vorstellung wie dieser kann ich nicht lange böse sein.</text:p>
          </table:table-cell>
        </table:table-row>
        <table:table-row table:style-name="ro2">
          <table:table-cell office:value-type="float" office:value="1377" calcext:value-type="float">
            <text:p>1377</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7M44S" calcext:value-type="time">
            <text:p>0:37:44</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Für die Sterblichen in der Oberwelt ist nichts umsonst, Neffe! Und wie es sich anhört, ist es bei diesem Charon nicht anders!</text:p>
          </table:table-cell>
        </table:table-row>
        <table:table-row table:style-name="ro2">
          <table:table-cell office:value-type="float" office:value="1378" calcext:value-type="float">
            <text:p>1378</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8M23S" calcext:value-type="time">
            <text:p>0:38:23</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Ich habe mich erholt, wie du deutlich sehen kannst, Ungeheuer! Genau wie Asterios! Und dieses Mal sind wir erfüllt von neuer Kraft, um dich endgültig und vollkommen zu vernichten!</text:p>
          </table:table-cell>
        </table:table-row>
        <table:table-row table:style-name="ro2">
          <table:table-cell office:value-type="float" office:value="1379" calcext:value-type="float">
            <text:p>1379</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8M36S" calcext:value-type="time">
            <text:p>0:38:36</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ir sind also in einem endlosen Kreis der Gewalt gefangen. Ich denke mal, das ist auch eine Art, sich die Zeit hier an diesem trübseligen Ort zu vertreiben.</text:p>
          </table:table-cell>
        </table:table-row>
        <table:table-row table:style-name="ro2">
          <table:table-cell office:value-type="float" office:value="1380" calcext:value-type="float">
            <text:p>1380</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8M48S" calcext:value-type="time">
            <text:p>0:38:4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 Worte über Elysion nimmst du gefälligst zurück! Oder du wirst deine leichtsinnigen, unangemessenen Bemerkungen bereuen! Los, Asterios, auf in den Kampf!</text:p>
          </table:table-cell>
        </table:table-row>
        <table:table-row table:style-name="ro2">
          <table:table-cell office:value-type="float" office:value="1381" calcext:value-type="float">
            <text:p>1381</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40M34S" calcext:value-type="time">
            <text:p>0:40:3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ls es hieß, du würdest dem Recken des Elysions gegenübertreten, war deine Rückkehr für mich nur eine Frage der Zeit! Weißt du, für die Sterblichen ist es, wie ich gehört habe, eine Ehre, von jemanden wie Theseus getötet zu werden. Weiter so, und vielleicht wirst auch du berühmt!</text:p>
          </table:table-cell>
        </table:table-row>
        <table:table-row table:style-name="ro2">
          <table:table-cell office:value-type="float" office:value="1382" calcext:value-type="float">
            <text:p>138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24S" calcext:value-type="time">
            <text:p>0:00:24</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schon Zagreus. Ich habe in wenigen Minuten eine Audienz mit dem ehrwürdigen Hades. Es geht um meine jüngsten Abwesenheiten.</text:p>
          </table:table-cell>
        </table:table-row>
        <table:table-row table:style-name="ro2">
          <table:table-cell office:value-type="float" office:value="1383" calcext:value-type="float">
            <text:p>138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35S" calcext:value-type="time">
            <text:p>0:00:35</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swegen bis [sic] du besorgt, Than? Du hast ihm nie einen Grund gegeben, dir nicht zu vertrauen.</text:p>
          </table:table-cell>
        </table:table-row>
        <table:table-row table:style-name="ro2">
          <table:table-cell office:value-type="float" office:value="1384" calcext:value-type="float">
            <text:p>138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42S" calcext:value-type="time">
            <text:p>0:00:4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n letzter Zeit bin ich mir da nicht so sicher. Was auch immer du tust, ist es hoffentlich wert.</text:p>
          </table:table-cell>
        </table:table-row>
        <table:table-row table:style-name="ro2">
          <table:table-cell office:value-type="float" office:value="1385" calcext:value-type="float">
            <text:p>138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58S" calcext:value-type="time">
            <text:p>0:00:5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lut und Finsternis, aber hier geht alles vor die Hunde… niemand leistet hier unten ehrliche Arbeit.</text:p>
          </table:table-cell>
        </table:table-row>
        <table:table-row table:style-name="ro2">
          <table:table-cell office:value-type="float" office:value="1386" calcext:value-type="float">
            <text:p>138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06S" calcext:value-type="time">
            <text:p>0:01:0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die Leute sind alle tot. Sei nachsichtig mit ihnen.</text:p>
          </table:table-cell>
        </table:table-row>
        <table:table-row table:style-name="ro2">
          <table:table-cell office:value-type="float" office:value="1387" calcext:value-type="float">
            <text:p>138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10S" calcext:value-type="time">
            <text:p>0:01:1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eißt du schon von ehrlicher Arbeit? Wenigstens sind die elenden Toten mir gegenüber ehrerbieteig. Von dir kann ich das nicht gerade behaupten.</text:p>
          </table:table-cell>
        </table:table-row>
        <table:table-row table:style-name="ro2">
          <table:table-cell office:value-type="float" office:value="1388" calcext:value-type="float">
            <text:p>138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50S" calcext:value-type="time">
            <text:p>0:01:5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 ich dir irgendwie helfen, deine Muse zu finden Kumpel?</text:p>
          </table:table-cell>
        </table:table-row>
        <table:table-row table:style-name="ro2">
          <table:table-cell office:value-type="float" office:value="1389" calcext:value-type="float">
            <text:p>138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54S" calcext:value-type="time">
            <text:p>0:01:5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fürchte, meine Muse ist seit Langem für mich unerreichbar, mein Freund. Doch ich danke dir aufrichtig für dein Angebot. Ich vermute, sie muss noch irgendwo dort draußen sein, denn einst reiste ich durch dieses Land auf der Suche nach ihr und fand sie. Aber das ist schon lange her.</text:p>
          </table:table-cell>
        </table:table-row>
        <table:table-row table:style-name="ro2">
          <table:table-cell office:value-type="float" office:value="1390" calcext:value-type="float">
            <text:p>139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11S" calcext:value-type="time">
            <text:p>0:02:1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rte, du fandest sie? Und was geschah dann?</text:p>
          </table:table-cell>
        </table:table-row>
        <table:table-row table:style-name="ro2">
          <table:table-cell office:value-type="float" office:value="1391" calcext:value-type="float">
            <text:p>139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15S" calcext:value-type="time">
            <text:p>0:02:1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ja, das war noch zu meinen Lebzeiten, musst du wissen. Dein Vater, nun, er hat es nicht gern, wenn jemand dieses Reich verlässt, und daher sitze nun auch ich hier fest!! Seitdem habe ich sie nicht mehr gesehen, und das Reisen liegt mir nicht mehr.</text:p>
          </table:table-cell>
        </table:table-row>
        <table:table-row table:style-name="ro2">
          <table:table-cell office:value-type="float" office:value="1392" calcext:value-type="float">
            <text:p>139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31S" calcext:value-type="time">
            <text:p>0:02:3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Es tut mir leid, das zu hören. Danke, dass du es mir anvertraut hast. Ich hoffe, du wirst sie einst wiedersehen.</text:p>
          </table:table-cell>
        </table:table-row>
        <table:table-row table:style-name="ro2">
          <table:table-cell office:value-type="float" office:value="1393" calcext:value-type="float">
            <text:p>139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36S" calcext:value-type="time">
            <text:p>0:02:36</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ein Mitgefühl zu schätzen, mein Freund, doch bitte sorge dich weder um sie, noch um mich. Wir sind ja tot! Es geht uns gut.</text:p>
          </table:table-cell>
        </table:table-row>
        <table:table-row table:style-name="ro2">
          <table:table-cell office:value-type="float" office:value="1394" calcext:value-type="float">
            <text:p>139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46S" calcext:value-type="time">
            <text:p>0:02:46</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uss dich etwas fragen, Nyx. Warum stehst du eigentlich in Vaters Schuld? Vergib mir, dass ich gelauscht habe, es ist nur… Ich hörte euch beide miteinander reden und… es kam zur Sprache.</text:p>
          </table:table-cell>
        </table:table-row>
        <table:table-row table:style-name="ro2">
          <table:table-cell office:value-type="float" office:value="1395" calcext:value-type="float">
            <text:p>139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56S" calcext:value-type="time">
            <text:p>0:02:5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Ich war lange vor deinem Vater hier. Die Verantwortung zu regieren fiel an mich. Aber ich kam nicht allein zurecht. Ich gebe der Finsternis ihre Form und sorge für die Vollkommenheit des Reichs. Ich neige weniger dazu, Befragungen durchzuführen und Regeln durchzusetzen. Ich scheute vor derartigen Pflichten zurück.</text:p>
          </table:table-cell>
        </table:table-row>
        <table:table-row table:style-name="ro2">
          <table:table-cell office:value-type="float" office:value="1396" calcext:value-type="float">
            <text:p>139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19S" calcext:value-type="time">
            <text:p>0:03: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war zu viel, sogar für dich. Also… als Vater erschien… hießt du ihn willkommen? Er half?</text:p>
          </table:table-cell>
        </table:table-row>
        <table:table-row table:style-name="ro2">
          <table:table-cell office:value-type="float" office:value="1397" calcext:value-type="float">
            <text:p>139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26S" calcext:value-type="time">
            <text:p>0:03:2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ar ihm gegenüber zunächst ziemlich skeptisch. Ich dachte, seine Gegenwart sei lediglich ein grausamer Trick des Schicksals. Aber… er arbeitete fleißig, von Anfang an. Schon bald sorgte er für Ordnung. Ich schuf dieses Haus für ihn und halte es auch heute noch instand. Wir befinden uns weiterhin in einer Partnerschaft. In einer wechselseitigen Abhängigkeit.</text:p>
          </table:table-cell>
        </table:table-row>
        <table:table-row table:style-name="ro2">
          <table:table-cell office:value-type="float" office:value="1398" calcext:value-type="float">
            <text:p>139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51S" calcext:value-type="time">
            <text:p>0:03:5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 hat dich nie ausgenutzt? Deine Großzügigkeit?</text:p>
          </table:table-cell>
        </table:table-row>
        <table:table-row table:style-name="ro2">
          <table:table-cell office:value-type="float" office:value="1399" calcext:value-type="float">
            <text:p>139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55S" calcext:value-type="time">
            <text:p>0:03:5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Kind. Das hat er nicht. Er ist mir gegenüber manchmal kurz angebunden, wie du weißt. Aber das ist alles. Wir haben Wege gefunden, Meinungsverschiedenheiten zu beseitigen. Doch dein Verhältnis mit ihm… ist wesentlich komplizierter als das meinige, fürchte ich...</text:p>
          </table:table-cell>
        </table:table-row>
        <table:table-row table:style-name="ro2">
          <table:table-cell office:value-type="float" office:value="1400" calcext:value-type="float">
            <text:p>140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5M10S" calcext:value-type="time">
            <text:p>0:05:1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schon sagen, Bursche, du hast dich gut gemacht. Ich bin ziemlich beeindruckt! Und ich werde nicht mal für solche Schmeicheleien bezahlt, sondern nur fürs Herumstehen!</text:p>
          </table:table-cell>
        </table:table-row>
        <table:table-row table:style-name="ro2">
          <table:table-cell office:value-type="float" office:value="1401" calcext:value-type="float">
            <text:p>140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5M19S" calcext:value-type="time">
            <text:p>0:05:1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für deine aufmunternden Worte, Kumpel. Vielleicht hast du recht und eines Tages komme ich wirklich hier raus. He, falls ich nicht mehr wiederkomme, sitzt du dann hier bis in alle Ewigkeit fest.</text:p>
          </table:table-cell>
        </table:table-row>
        <table:table-row table:style-name="ro2">
          <table:table-cell office:value-type="float" office:value="1402" calcext:value-type="float">
            <text:p>140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5M28S" calcext:value-type="time">
            <text:p>0:05:2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h, hehehe, das isn guter Witz! Nein! Wahrscheinlich nicht. Da stand nichts im alten Vertrag drüber… huh.</text:p>
          </table:table-cell>
        </table:table-row>
        <table:table-row table:style-name="ro2">
          <table:table-cell office:value-type="float" office:value="1403" calcext:value-type="float">
            <text:p>140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6M39S" calcext:value-type="time">
            <text:p>0:06:39</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sieh an, Klein-Hades, du schwingst exagryph, das geschütz aus Adamant! Die Kraft dieser Waffe war so entsetzlich, dass wir sie hinter Schloss und Riegel brachten. Was soll's! Ihre für Sterbliche fatalen Geheimnisse sind in deinen Händen bestimmt sicher aufgehoben!</text:p>
          </table:table-cell>
        </table:table-row>
        <table:table-row table:style-name="ro2">
          <table:table-cell office:value-type="float" office:value="1404" calcext:value-type="float">
            <text:p>140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9M02S" calcext:value-type="time">
            <text:p>0:09:02</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r Sohn der Nacht selbst, erzählt man sich? Eine faszinierende Gestalt. Auf dem Olymp nicht wohlgelitten, obwohl ich selbst sie schon immer kennenlernen wollte.</text:p>
          </table:table-cell>
        </table:table-row>
        <table:table-row table:style-name="ro2">
          <table:table-cell office:value-type="float" office:value="1405" calcext:value-type="float">
            <text:p>140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1M09S" calcext:value-type="time">
            <text:p>0:1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ist inzwischen vielen der Olympiern begegnet. Alle bestärkten dich darin, den Weg auf ihren Gipfel anzutreten. Auf Familienbande halten sie sehr viel, doch keiner von ihnen weiß mehr, wer ich bin. Setze nicht zu viel Vertrauen in sie, oh Sohn des Hades.</text:p>
          </table:table-cell>
        </table:table-row>
        <table:table-row table:style-name="ro2">
          <table:table-cell office:value-type="float" office:value="1406" calcext:value-type="float">
            <text:p>140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2M05S" calcext:value-type="time">
            <text:p>0:12:0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ser Trottel von Poseidon hat schon mit dir gesprochen, oder? Nichts als Muskeln, Gepolter und Prahlerei. Ich bin froh, dass du ganz anders bist.</text:p>
          </table:table-cell>
        </table:table-row>
        <table:table-row table:style-name="ro2">
          <table:table-cell office:value-type="float" office:value="1407" calcext:value-type="float">
            <text:p>140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3M32S" calcext:value-type="time">
            <text:p>0:13:3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enk dran, kein wort darüber, zu niemanden. Los.</text:p>
          </table:table-cell>
        </table:table-row>
        <table:table-row table:style-name="ro2">
          <table:table-cell office:value-type="float" office:value="1408" calcext:value-type="float">
            <text:p>140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4M22S" calcext:value-type="time">
            <text:p>0:14:2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as siehst du mich so an? Du hattest alle Hände voll, und jetzt dankst du mir nicht einmal… Tss, wie es scheint, muss ich mir selbst danken, weil du zu stolz dazu bist.</text:p>
          </table:table-cell>
        </table:table-row>
        <table:table-row table:style-name="ro2">
          <table:table-cell office:value-type="float" office:value="1409" calcext:value-type="float">
            <text:p>140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5M42S" calcext:value-type="time">
            <text:p>0:15:4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woher hast du das Geschütz? Weißt du eigentlich, was du da hast? Wo sind deine üblichen Waffen?</text:p>
          </table:table-cell>
        </table:table-row>
        <table:table-row table:style-name="ro2">
          <table:table-cell office:value-type="float" office:value="1410" calcext:value-type="float">
            <text:p>141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5M49S" calcext:value-type="time">
            <text:p>0:15:4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 habe ich zu Hause gelassen. Und ich weiß ungefähr, was ich da habe, weil ich es größtenteils dieser Waffe zu verdanken habe, dass ich so weit gekommen bin. Möchtest du eine kleine Vorführung?</text:p>
          </table:table-cell>
        </table:table-row>
        <table:table-row table:style-name="ro2">
          <table:table-cell office:value-type="float" office:value="1411" calcext:value-type="float">
            <text:p>141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5M59S" calcext:value-type="time">
            <text:p>0:15: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ehr gern sogar. Diese Waffe wollte ich schon immer mal in Aktion sehen, um ehrlich zu sein.</text:p>
          </table:table-cell>
        </table:table-row>
        <table:table-row table:style-name="ro2">
          <table:table-cell office:value-type="float" office:value="1412" calcext:value-type="float">
            <text:p>141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8M04S" calcext:value-type="time">
            <text:p>0:18:0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wirst’s nicht glauben, Vetter! Das ist der Premium-Express, Direktzustellung an dich, frisch vom fruchtbarsten Berggipfel hier oben! Das wird dir gefallen.</text:p>
          </table:table-cell>
        </table:table-row>
        <table:table-row table:style-name="ro2">
          <table:table-cell office:value-type="float" office:value="1413" calcext:value-type="float">
            <text:p>141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9M45S" calcext:value-type="time">
            <text:p>0:19: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Mit einer läppischen Injurie wie dieser wirst du meinen Zorn nicht anstacheln. Trotzdem, so etwas hat seinen Preis, der jetzt zu zahlen ist.</text:p>
          </table:table-cell>
        </table:table-row>
        <table:table-row table:style-name="ro2">
          <table:table-cell office:value-type="float" office:value="1414" calcext:value-type="float">
            <text:p>141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20M43S" calcext:value-type="time">
            <text:p>0:20:43</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as ich von deinen jüngsten Akten der Gewalt gesehen habe, ist lobenswert, mein Vetter. Alsdann, bitte.</text:p>
          </table:table-cell>
        </table:table-row>
        <table:table-row table:style-name="ro2">
          <table:table-cell office:value-type="float" office:value="1415" calcext:value-type="float">
            <text:p>141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1M24S" calcext:value-type="time">
            <text:p>0:31:2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kommst aus den Eingeweiden der Hölle. Du gehörst nicht hierher.</text:p>
          </table:table-cell>
        </table:table-row>
        <table:table-row table:style-name="ro2">
          <table:table-cell office:value-type="float" office:value="1416" calcext:value-type="float">
            <text:p>141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1M29S" calcext:value-type="time">
            <text:p>0:31:29</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stimme dir in beiden Punkten zu. Ich bin nur auf der Durchreise. Wenn du mich also bitte entschuldigen würdest…</text:p>
          </table:table-cell>
        </table:table-row>
        <table:table-row table:style-name="ro2">
          <table:table-cell office:value-type="float" office:value="1417" calcext:value-type="float">
            <text:p>141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1M36S" calcext:value-type="time">
            <text:p>0:31:3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er Recke des Elysions würde vor so einem Wettkampf nicht zurückschrecken. Und das werde auch ich nicht.</text:p>
          </table:table-cell>
        </table:table-row>
        <table:table-row table:style-name="ro2">
          <table:table-cell office:value-type="float" office:value="1418" calcext:value-type="float">
            <text:p>141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2M45S" calcext:value-type="time">
            <text:p>0:32:4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hast dir deine Weiterfahrt verdient. Ich werde mich nun bis zu unserem nächsten Aufeinandertreffen erholen.</text:p>
          </table:table-cell>
        </table:table-row>
        <table:table-row table:style-name="ro2">
          <table:table-cell office:value-type="float" office:value="1419" calcext:value-type="float">
            <text:p>141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3M01S" calcext:value-type="time">
            <text:p>0:33:01</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Sobald du auf dem Olymp bist, wird es ein Fest geben, so was hast du noch nicht erlebt, lass dir das gesagt sein! Jetzt nimm das hier, und viel Glück!</text:p>
          </table:table-cell>
        </table:table-row>
        <table:table-row table:style-name="ro2">
          <table:table-cell office:value-type="float" office:value="1420" calcext:value-type="float">
            <text:p>142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9M17S" calcext:value-type="time">
            <text:p>0:39:17</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ah, der Schuft kommt schon wieder angekrochen, wie die unscheinbare Motte, die vom Licht der Rechtschaffenheit angezogen wird!</text:p>
          </table:table-cell>
        </table:table-row>
        <table:table-row table:style-name="ro2">
          <table:table-cell office:value-type="float" office:value="1421" calcext:value-type="float">
            <text:p>142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9M29S" calcext:value-type="time">
            <text:p>0:39:29</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nein! Nicht das Licht der Rechtschaffenheit! Bist du fertig? Fangen wir endlich an. Ich habe einen langen Weg hinter mir.</text:p>
          </table:table-cell>
        </table:table-row>
        <table:table-row table:style-name="ro2">
          <table:table-cell office:value-type="float" office:value="1422" calcext:value-type="float">
            <text:p>142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9M35S" calcext:value-type="time">
            <text:p>0:39:35</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st du das gehört, Asterios? Unser teuflischer Besucher fleht um Gnade. Fleht uns zweifellos an, unachtsam zu werden!! Mein Freund, lass ihn uns gemeinsam bezwingen. Möge die Herrlichkeit des Olymp unsere Hand führen!!</text:p>
          </table:table-cell>
        </table:table-row>
        <table:table-row table:style-name="ro2">
          <table:table-cell office:value-type="float" office:value="1423" calcext:value-type="float">
            <text:p>142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44M29S" calcext:value-type="time">
            <text:p>0:44:29</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He, was ist mit diesem Charon, der ist irgendwie, ich weiß nicht. Doch ich bin froh, dass er von Nutzen war!</text:p>
          </table:table-cell>
        </table:table-row>
        <table:table-row table:style-name="ro2">
          <table:table-cell office:value-type="float" office:value="1424" calcext:value-type="float">
            <text:p>142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44M55S" calcext:value-type="time">
            <text:p>0:44: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An einer Flanke des kalten Tempels nimmt ein Geflecht aus grob gehauenen Tunneln seinen Ausgang, in dem boshafte bewohner hausen, die selbst im Tod in diesem Reich nicht wohlgelitten sind.</text:p>
          </table:table-cell>
        </table:table-row>
        <table:table-row table:style-name="ro2">
          <table:table-cell office:value-type="float" office:value="1425" calcext:value-type="float">
            <text:p>142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1M39S" calcext:value-type="time">
            <text:p>0:51:3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Liebe hat keinen Preis, anders als meine Segen, vom Fährmann, für meinen lieben kleinen Gott? Ich würde sagen, wir sind quitt.</text:p>
          </table:table-cell>
        </table:table-row>
        <table:table-row table:style-name="ro2">
          <table:table-cell office:value-type="float" office:value="1426" calcext:value-type="float">
            <text:p>142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2M03S" calcext:value-type="time">
            <text:p>0:52:03</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Freudig nimmt der Höllenhund einen weiteren Satyr-Sack an.</text:p>
          </table:table-cell>
        </table:table-row>
        <table:table-row table:style-name="ro2">
          <table:table-cell office:value-type="float" office:value="1427" calcext:value-type="float">
            <text:p>142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2M40S" calcext:value-type="time">
            <text:p>0:52: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iese kalte weiße Substanz, die vom Himmel fällt. Sie nennen sie Schnee. Sie dir jede Flocke genau an. Winzige Kristalle! Aber das Gefüge ist schwach. Sie schmelzen! Dieses Reich der Lebenden… wird von meinem Reich gestützt.</text:p>
          </table:table-cell>
        </table:table-row>
        <table:table-row table:style-name="ro2">
          <table:table-cell office:value-type="float" office:value="1428" calcext:value-type="float">
            <text:p>142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3M02S" calcext:value-type="time">
            <text:p>0:53:0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enn du mit deinem Vortrag über Schnee fertig, könnten wir dann endlich mit dem Gemetzel anfangen?</text:p>
          </table:table-cell>
        </table:table-row>
        <table:table-row table:style-name="ro2">
          <table:table-cell office:value-type="float" office:value="1429" calcext:value-type="float">
            <text:p>142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3M10S" calcext:value-type="time">
            <text:p>0:53:1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ein Blut soll also wieder den Schnee rot färben? Nur zu. Lass uns anfangen.</text:p>
          </table:table-cell>
        </table:table-row>
        <table:table-row table:style-name="ro2">
          <table:table-cell office:value-type="float" office:value="1430" calcext:value-type="float">
            <text:p>143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5M20S" calcext:value-type="time">
            <text:p>0:55: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Hmpf. Nun gut, Junge, du hast mich jetzt ausreichend gereizt.</text:p>
          </table:table-cell>
        </table:table-row>
        <table:table-row table:style-name="ro2">
          <table:table-cell office:value-type="float" office:value="1431" calcext:value-type="float">
            <text:p>143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03S" calcext:value-type="time">
            <text:p>0:57:0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wie… du…. Geh. Geh schon. Geh!! Verschwinde von hier! Verschwinde!</text:p>
          </table:table-cell>
        </table:table-row>
        <table:table-row table:style-name="ro2">
          <table:table-cell office:value-type="float" office:value="1432" calcext:value-type="float">
            <text:p>143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16S" calcext:value-type="time">
            <text:p>0:57:1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habe es dir doch gesagt, Vater. Und das werde ich auch. Lebewohl.</text:p>
          </table:table-cell>
        </table:table-row>
        <table:table-row table:style-name="ro2">
          <table:table-cell office:value-type="float" office:value="1433" calcext:value-type="float">
            <text:p>143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34S" calcext:value-type="time">
            <text:p>0:57: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Warte. Warte, es ist nur… wenn du… wenn du sie findest. Wenn du sie dort draußen irgendwo findest? Richte ihr bitte etwas aus. Richte ihr bitte aus… Richte ihr aus, dass es Kerberos gut geht.</text:p>
          </table:table-cell>
        </table:table-row>
        <table:table-row table:style-name="ro2">
          <table:table-cell office:value-type="float" office:value="1434" calcext:value-type="float">
            <text:p>143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43S" calcext:value-type="time">
            <text:p>0:57:4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as? Moment mal. Ich denke nicht, dass ich dir einen Gefallen schulde. Aber wenn du mir eine Frage beantwortest, dann werde ich darüber nachdenken. Wie klingt das?</text:p>
          </table:table-cell>
        </table:table-row>
        <table:table-row table:style-name="ro2">
          <table:table-cell office:value-type="float" office:value="1435" calcext:value-type="float">
            <text:p>143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51S" calcext:value-type="time">
            <text:p>0:57:5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weiß, was du fragen willst, Junge. Aber nur zu, stell deine Frage.</text:p>
          </table:table-cell>
        </table:table-row>
        <table:table-row table:style-name="ro2">
          <table:table-cell office:value-type="float" office:value="1436" calcext:value-type="float">
            <text:p>143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56S" calcext:value-type="time">
            <text:p>0:57:5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Persephone. Meine Mutter. Warum ist sie gegangen?</text:p>
          </table:table-cell>
        </table:table-row>
        <table:table-row table:style-name="ro2">
          <table:table-cell office:value-type="float" office:value="1437" calcext:value-type="float">
            <text:p>143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8M04S" calcext:value-type="time">
            <text:p>0:58:0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urgh… Blut und Finsternis…</text:p>
          </table:table-cell>
        </table:table-row>
        <table:table-row table:style-name="ro2">
          <table:table-cell office:value-type="float" office:value="1438" calcext:value-type="float">
            <text:p>143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0M34S" calcext:value-type="time">
            <text:p>1:00: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Griechenland</text:p>
          </table:table-cell>
          <table:table-cell office:value-type="string" calcext:value-type="string">
            <text:p>Die Oberfläche, von Winden gepeitsch [sic], gepeinigt von bitterer Kälte und doch flößt sie dem Prinzen eine gewisse Ehrfurcht ein, kombiniert mit einem erhabenen Eindruck. Denn sie ist anders, als alles was er zuvor erblickt hatte.</text:p>
          </table:table-cell>
        </table:table-row>
        <table:table-row table:style-name="ro2">
          <table:table-cell office:value-type="float" office:value="1439" calcext:value-type="float">
            <text:p>143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1M48S" calcext:value-type="time">
            <text:p>1:01:4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er bitte schön bist du denn und was machst du hier draußen? Du befindest dich übrigens auf einem Privatgelände. Antworte!</text:p>
          </table:table-cell>
        </table:table-row>
        <table:table-row table:style-name="ro2">
          <table:table-cell office:value-type="float" office:value="1440" calcext:value-type="float">
            <text:p>144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1M55S" calcext:value-type="time">
            <text:p>1:01:5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Ähm, du musst wohl… Persephone sein. Ich heiße Zagreus und… ich glaube, ich bin dein Sohn.</text:p>
          </table:table-cell>
        </table:table-row>
        <table:table-row table:style-name="ro2">
          <table:table-cell office:value-type="float" office:value="1441" calcext:value-type="float">
            <text:p>144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04S" calcext:value-type="time">
            <text:p>1:02:04</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e bitte?! Wie kannst du es wagen…! Fort mit dir! Fort mit dir oder ich werde dir Beine machen! Verschwinde!</text:p>
          </table:table-cell>
        </table:table-row>
        <table:table-row table:style-name="ro2">
          <table:table-cell office:value-type="float" office:value="1442" calcext:value-type="float">
            <text:p>144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16S" calcext:value-type="time">
            <text:p>1:02:1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Dann bist du es also wirklich. Es, es ist mir gleich, ob du mich hasst. Aber ich gehe nicht, bis ich ein paar Antworten bekomme! Ich wusste nicht einmal, dass es dich gab. Warum hast du mich im Stich gelassen?</text:p>
          </table:table-cell>
        </table:table-row>
        <table:table-row table:style-name="ro2">
          <table:table-cell office:value-type="float" office:value="1443" calcext:value-type="float">
            <text:p>144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29S" calcext:value-type="time">
            <text:p>1:02:29</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u starbst! Du starbst…! Diese brennenden Füße, sie… verloschen. Als du geboren wurdest. Doch… nun stehst du hier vor mir. Wie…?</text:p>
          </table:table-cell>
        </table:table-row>
        <table:table-row table:style-name="ro2">
          <table:table-cell office:value-type="float" office:value="1444" calcext:value-type="float">
            <text:p>144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44S" calcext:value-type="time">
            <text:p>1:02:44</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starb… Ich starb? Was, du meinst ich starb endgültig? Aber ich lebe doch! Oh Götter… du wusstest auch nicht, dass es mich gab.</text:p>
          </table:table-cell>
        </table:table-row>
        <table:table-row table:style-name="ro2">
          <table:table-cell office:value-type="float" office:value="1445" calcext:value-type="float">
            <text:p>144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55S" calcext:value-type="time">
            <text:p>1:02:55</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Lebendig! Zagreus, er… hat deinen Namen beibehalten. Du lebst, wie kann das sein, du lebst? Du lebst…? Oh bei den grausigen Schicksalsgöttinnen, mein Sohn!</text:p>
          </table:table-cell>
        </table:table-row>
        <table:table-row table:style-name="ro2">
          <table:table-cell office:value-type="float" office:value="1446" calcext:value-type="float">
            <text:p>144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3M24S" calcext:value-type="time">
            <text:p>1:03:24</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Kurz gesagt, ich habe ihn endlich geschlagen, obwohl er alles daransetzte zu verhindern, dass wir uns so wie jetzt begegnen würden. Aber er bat mich am Ende, dir etwas auszurichten. Er trug mir auf, dir auszurichten, dass es Kerberos gut geht.</text:p>
          </table:table-cell>
        </table:table-row>
        <table:table-row table:style-name="ro2">
          <table:table-cell office:value-type="float" office:value="1447" calcext:value-type="float">
            <text:p>144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3M37S" calcext:value-type="time">
            <text:p>1:03:37</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Ah. So, so, das hat er dir aufgetragen. Das ist gut. Das ist gut! Doch, sag mir etwas Zagreus. Wie… wie hast du mich nur gefunden? Du hast diesen weiten Weg auf dich genommen, ich kann es kaum glauben… Zagreus?</text:p>
          </table:table-cell>
        </table:table-row>
        <table:table-row table:style-name="ro2">
          <table:table-cell office:value-type="float" office:value="1448" calcext:value-type="float">
            <text:p>144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3M53S" calcext:value-type="time">
            <text:p>1:03:53</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Ugh… Oh, es ist… Ich glaube, ich bin nur ein bisschen müde, weiter nichts. Bin einfach nicht an das Wetter gewöhnt, so nennt man das doch, glaube ich.</text:p>
          </table:table-cell>
        </table:table-row>
        <table:table-row table:style-name="ro2">
          <table:table-cell office:value-type="float" office:value="1449" calcext:value-type="float">
            <text:p>144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03S" calcext:value-type="time">
            <text:p>1:04:03</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nein, daran liegt es nicht, es ist… du kannst nicht hierbleiben. Du kannst nicht hierbleiben.</text:p>
          </table:table-cell>
        </table:table-row>
        <table:table-row table:style-name="ro2">
          <table:table-cell office:value-type="float" office:value="1450" calcext:value-type="float">
            <text:p>145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12S" calcext:value-type="time">
            <text:p>1:04:1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rklich, du… ha… wirfst mich raus? Warum?</text:p>
          </table:table-cell>
        </table:table-row>
        <table:table-row table:style-name="ro2">
          <table:table-cell office:value-type="float" office:value="1451" calcext:value-type="float">
            <text:p>145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19S" calcext:value-type="time">
            <text:p>1:04:19</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ie Schicksalsgöttinnen sind grausam, Zagreus. Du bist an jenen Ort gebunden…. Genau wie dein Vater. Sie zwingen uns daher nun, uns zu verabschieden. Mein Herz schlägt höher, weil ich weiß, dass du lebst. Und dann zerbricht es, weil unsere gemeinsame Zeit so kurz war.</text:p>
          </table:table-cell>
        </table:table-row>
        <table:table-row table:style-name="ro2">
          <table:table-cell office:value-type="float" office:value="1452" calcext:value-type="float">
            <text:p>145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40S" calcext:value-type="time">
            <text:p>1:04:40</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Ich kann… zurückkommen… Ich kann zurückkommen, nun da ich dich gefunden habe. Er… vielleicht lässt er mich einfach zurückkommen.</text:p>
          </table:table-cell>
        </table:table-row>
        <table:table-row table:style-name="ro2">
          <table:table-cell office:value-type="float" office:value="1453" calcext:value-type="float">
            <text:p>145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50S" calcext:value-type="time">
            <text:p>1:04:5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Sag ihm, dass ich es verlange. Und ebenso verlange ich, dass er mir sagt, warum weder er noch Nyx mich wissen ließ, dass du lebtest! Auf dem Olymp gibt es viele Ränkeschmiede, aber ich war so naiv zu glauben, die Unterwelt sei anders.</text:p>
          </table:table-cell>
        </table:table-row>
        <table:table-row table:style-name="ro2">
          <table:table-cell office:value-type="float" office:value="1454" calcext:value-type="float">
            <text:p>145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5M12S" calcext:value-type="time">
            <text:p>1:05:1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werd's ihm sagen… Ich werd's ihm sagen, ich… fühle mich schrecklich. Ich… Ich muss gehen.</text:p>
          </table:table-cell>
        </table:table-row>
        <table:table-row table:style-name="ro2">
          <table:table-cell office:value-type="float" office:value="1455" calcext:value-type="float">
            <text:p>145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5M32S" calcext:value-type="time">
            <text:p>1:05:3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er Styx wird dich nach Hause bringen. Oh, Zagreus. Lebe wohl, mein Sohn. Willst du mich nicht wieder besuchen? Sobald du kannst, bitte. Kehre zurück. Ich werde hier auf dich warten. Egal, wie lange es dauer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 </number:text>
      <number:month number:textual="true"/>
      <number:text> </number:text>
      <number:year/>
    </number:date-style>
    <number:date-style style:name="N119">
      <number:day number:style="long"/>
      <number:text>. </number:text>
      <number:month number:textual="true"/>
    </number:date-style>
    <number:date-style style:name="N120">
      <number:month number:textual="true"/>
      <number:text> </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time-style style:name="N135P0" style:volatile="true">
      <number:hours/>
      <number:text>:</number:text>
      <number:minutes number:style="long"/>
      <number:text>:</number:text>
      <number:seconds number:style="long"/>
    </number:time-style>
    <number:text-style style:name="N135">
      <number:text-content/>
      <style:map style:condition="value()&lt;=1.7976931348623157E+308" style:apply-style-name="N135P0"/>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0:31:11.048000000</meta:creation-date>
    <dc:date>2024-04-27T10:32:46.749000000</dc:date>
    <meta:editing-duration>PT1M35S</meta:editing-duration>
    <meta:editing-cycles>2</meta:editing-cycles>
    <meta:generator>LibreOffice/7.5.9.2$Windows_X86_64 LibreOffice_project/cdeefe45c17511d326101eed8008ac4092f278a9</meta:generator>
    <meta:document-statistic meta:table-count="1" meta:cell-count="6724" meta:object-count="0"/>
  </office:meta>
</office:document-meta>
</file>